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55b20" officeooo:paragraph-rsid="26d55b20" style:font-style-asian="italic" style:font-style-complex="italic"/>
    </style:style>
    <style:style style:name="P8" style:family="paragraph" style:parent-style-name="Text_20_body">
      <style:text-properties fo:font-style="italic" officeooo:rsid="26da25e0" officeooo:paragraph-rsid="26e6e731" style:font-style-asian="italic" style:font-style-complex="italic"/>
    </style:style>
    <style:style style:name="P9" style:family="paragraph" style:parent-style-name="Text_20_body">
      <style:text-properties fo:font-style="italic" officeooo:rsid="26da25e0" officeooo:paragraph-rsid="26e58a3c" style:font-style-asian="italic" style:font-style-complex="italic"/>
    </style:style>
    <style:style style:name="P10" style:family="paragraph" style:parent-style-name="Text_20_body">
      <style:text-properties fo:font-style="italic" officeooo:rsid="2748990a" officeooo:paragraph-rsid="2748990a" style:font-style-asian="italic" style:font-style-complex="italic"/>
    </style:style>
    <style:style style:name="P11" style:family="paragraph" style:parent-style-name="Text_20_body">
      <style:text-properties fo:font-style="italic" officeooo:rsid="2750f31d" officeooo:paragraph-rsid="275263c5" style:font-style-asian="italic" style:font-style-complex="italic"/>
    </style:style>
    <style:style style:name="P12" style:family="paragraph" style:parent-style-name="Text_20_body">
      <style:text-properties fo:font-style="italic" officeooo:rsid="2750f31d" officeooo:paragraph-rsid="2819cb8a" style:font-style-asian="italic" style:font-style-complex="italic"/>
    </style:style>
    <style:style style:name="P13" style:family="paragraph" style:parent-style-name="Text_20_body">
      <style:text-properties fo:font-style="italic" officeooo:rsid="2750f31d" officeooo:paragraph-rsid="289bb0bd" style:font-style-asian="italic" style:font-style-complex="italic"/>
    </style:style>
    <style:style style:name="P14" style:family="paragraph" style:parent-style-name="Text_20_body">
      <style:text-properties fo:font-style="italic" officeooo:rsid="2750f31d" officeooo:paragraph-rsid="294899d6" style:font-style-asian="italic" style:font-style-complex="italic"/>
    </style:style>
    <style:style style:name="P15" style:family="paragraph" style:parent-style-name="Text_20_body">
      <style:text-properties fo:font-style="italic" officeooo:rsid="2750f31d" officeooo:paragraph-rsid="2949c499" style:font-style-asian="italic" style:font-style-complex="italic"/>
    </style:style>
    <style:style style:name="P16" style:family="paragraph" style:parent-style-name="Text_20_body">
      <style:text-properties fo:font-style="italic" officeooo:rsid="2750f31d" officeooo:paragraph-rsid="2750f31d" style:font-style-asian="italic" style:font-style-complex="italic"/>
    </style:style>
    <style:style style:name="P17" style:family="paragraph" style:parent-style-name="Text_20_body">
      <style:text-properties fo:font-style="italic" officeooo:rsid="2750f31d" officeooo:paragraph-rsid="29b39334" style:font-style-asian="italic" style:font-style-complex="italic"/>
    </style:style>
    <style:style style:name="P18" style:family="paragraph" style:parent-style-name="Text_20_body">
      <style:text-properties fo:font-style="italic" officeooo:rsid="2750f31d" officeooo:paragraph-rsid="29b72064" style:font-style-asian="italic" style:font-style-complex="italic"/>
    </style:style>
    <style:style style:name="P19" style:family="paragraph" style:parent-style-name="Text_20_body">
      <style:text-properties fo:font-style="italic" officeooo:rsid="27ef7ad8" officeooo:paragraph-rsid="2819cb8a" style:font-style-asian="italic" style:font-style-complex="italic"/>
    </style:style>
    <style:style style:name="P20" style:family="paragraph" style:parent-style-name="Text_20_body">
      <style:text-properties fo:font-style="italic" officeooo:rsid="27f5495c" officeooo:paragraph-rsid="27f5495c" style:font-style-asian="italic" style:font-style-complex="italic"/>
    </style:style>
    <style:style style:name="P21" style:family="paragraph" style:parent-style-name="Text_20_body">
      <style:text-properties fo:font-style="italic" officeooo:rsid="28301bf5" officeooo:paragraph-rsid="28301bf5" style:font-style-asian="italic" style:font-style-complex="italic"/>
    </style:style>
    <style:style style:name="P22" style:family="paragraph" style:parent-style-name="Text_20_body">
      <style:text-properties fo:font-style="italic" officeooo:rsid="28200880" officeooo:paragraph-rsid="28200880" style:font-style-asian="italic" style:font-style-complex="italic"/>
    </style:style>
    <style:style style:name="P23" style:family="paragraph" style:parent-style-name="Text_20_body">
      <style:text-properties fo:font-style="italic" officeooo:rsid="2898e3a2" officeooo:paragraph-rsid="28eaa0d5" style:font-style-asian="italic" style:font-style-complex="italic"/>
    </style:style>
    <style:style style:name="P24" style:family="paragraph" style:parent-style-name="Text_20_body">
      <style:text-properties fo:font-style="italic" officeooo:rsid="2806357b" officeooo:paragraph-rsid="284cfbfd" style:font-style-asian="italic" style:font-style-complex="italic"/>
    </style:style>
    <style:style style:name="P25" style:family="paragraph" style:parent-style-name="Text_20_body">
      <style:text-properties fo:font-style="italic" officeooo:rsid="2983cd33" officeooo:paragraph-rsid="2983cd33" style:font-style-asian="italic" style:font-style-complex="italic"/>
    </style:style>
    <style:style style:name="P26" style:family="paragraph" style:parent-style-name="Text_20_body">
      <style:text-properties fo:font-style="italic" officeooo:rsid="275a5bf3" officeooo:paragraph-rsid="275ad60f" style:font-style-asian="italic" style:font-style-complex="italic"/>
    </style:style>
    <style:style style:name="P27" style:family="paragraph" style:parent-style-name="Text_20_body">
      <style:text-properties fo:font-style="italic" officeooo:rsid="17e6c942" officeooo:paragraph-rsid="29912438" style:font-style-asian="italic" style:font-style-complex="italic"/>
    </style:style>
    <style:style style:name="P28" style:family="paragraph" style:parent-style-name="Text_20_body">
      <style:text-properties fo:font-style="italic" officeooo:rsid="29632ddb" officeooo:paragraph-rsid="29632ddb" style:font-style-asian="italic" style:font-style-complex="italic"/>
    </style:style>
    <style:style style:name="P29" style:family="paragraph" style:parent-style-name="Text_20_body">
      <style:text-properties fo:font-style="italic" officeooo:rsid="29632ddb" officeooo:paragraph-rsid="29b72064" style:font-style-asian="italic" style:font-style-complex="italic"/>
    </style:style>
    <style:style style:name="P30" style:family="paragraph" style:parent-style-name="Text_20_body">
      <style:text-properties fo:font-style="italic" officeooo:rsid="29e284b1" officeooo:paragraph-rsid="29e284b1" style:font-style-asian="italic" style:font-style-complex="italic"/>
    </style:style>
    <style:style style:name="P31"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2" style:family="paragraph" style:parent-style-name="Text_20_body">
      <style:text-properties fo:language="cs" fo:country="CZ" fo:font-weight="bold" officeooo:rsid="281ee320" officeooo:paragraph-rsid="281ee320" style:font-weight-asian="bold" style:font-weight-complex="bold"/>
    </style:style>
    <style:style style:name="P33" style:family="paragraph" style:parent-style-name="Text_20_body">
      <style:text-properties fo:font-style="normal" officeooo:rsid="27f0fe41" officeooo:paragraph-rsid="2849910e" style:font-style-asian="normal" style:font-style-complex="normal"/>
    </style:style>
    <style:style style:name="P34" style:family="paragraph" style:parent-style-name="Text_20_body">
      <style:text-properties fo:font-style="normal" officeooo:rsid="27f0fe41" officeooo:paragraph-rsid="28590130" style:font-style-asian="normal" style:font-style-complex="normal"/>
    </style:style>
    <style:style style:name="P35" style:family="paragraph" style:parent-style-name="Text_20_body">
      <style:text-properties fo:font-style="normal" officeooo:rsid="27f0fe41" officeooo:paragraph-rsid="292768c1" style:font-style-asian="normal" style:font-style-complex="normal"/>
    </style:style>
    <style:style style:name="P36" style:family="paragraph" style:parent-style-name="Text_20_body">
      <style:text-properties fo:font-style="normal" officeooo:rsid="27f0fe41" officeooo:paragraph-rsid="29645d30" style:font-style-asian="normal" style:font-style-complex="normal"/>
    </style:style>
    <style:style style:name="P37" style:family="paragraph" style:parent-style-name="Text_20_body">
      <style:text-properties fo:font-style="normal" officeooo:rsid="27f0fe41" officeooo:paragraph-rsid="29b72064" style:font-style-asian="normal" style:font-style-complex="normal"/>
    </style:style>
    <style:style style:name="P38" style:family="paragraph" style:parent-style-name="Text_20_body">
      <style:text-properties fo:font-style="normal" officeooo:rsid="27350553" officeooo:paragraph-rsid="2819cb8a" style:font-style-asian="normal" style:font-style-complex="normal"/>
    </style:style>
    <style:style style:name="P39" style:family="paragraph" style:parent-style-name="Text_20_body">
      <style:text-properties fo:font-style="normal" officeooo:rsid="283683b9" officeooo:paragraph-rsid="2898625d" style:font-style-asian="normal" style:font-style-complex="normal"/>
    </style:style>
    <style:style style:name="P40" style:family="paragraph" style:parent-style-name="Text_20_body">
      <style:text-properties fo:font-style="normal" officeooo:rsid="283683b9" officeooo:paragraph-rsid="28451b0b" style:font-style-asian="normal" style:font-style-complex="normal"/>
    </style:style>
    <style:style style:name="P41" style:family="paragraph" style:parent-style-name="Text_20_body">
      <style:text-properties fo:font-style="normal" officeooo:rsid="17e6c942" officeooo:paragraph-rsid="28a3b4f7" style:font-style-asian="normal" style:font-style-complex="normal"/>
    </style:style>
    <style:style style:name="P42" style:family="paragraph" style:parent-style-name="Text_20_body">
      <style:text-properties fo:font-style="normal" officeooo:rsid="17e6c942" officeooo:paragraph-rsid="28a6c920" style:font-style-asian="normal" style:font-style-complex="normal"/>
    </style:style>
    <style:style style:name="P43" style:family="paragraph" style:parent-style-name="Text_20_body">
      <style:text-properties fo:font-style="normal" officeooo:rsid="17e6c942" officeooo:paragraph-rsid="28ff8a0c" style:font-style-asian="normal" style:font-style-complex="normal"/>
    </style:style>
    <style:style style:name="P44" style:family="paragraph" style:parent-style-name="Text_20_body">
      <style:text-properties fo:font-style="normal" officeooo:rsid="28c4bc63" officeooo:paragraph-rsid="28c54d8e" style:font-style-asian="normal" style:font-style-complex="normal"/>
    </style:style>
    <style:style style:name="P45" style:family="paragraph" style:parent-style-name="Text_20_body">
      <style:text-properties fo:font-style="normal" officeooo:rsid="27dd4a13" officeooo:paragraph-rsid="29e284b1" style:font-style-asian="normal" style:font-style-complex="normal"/>
    </style:style>
    <style:style style:name="P46"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47" style:family="paragraph" style:parent-style-name="Text_20_body">
      <style:text-properties fo:font-weight="bold" officeooo:rsid="281ee320" officeooo:paragraph-rsid="28200880" style:font-weight-asian="bold" style:font-weight-complex="bold"/>
    </style:style>
    <style:style style:name="P48" style:family="paragraph" style:parent-style-name="Text_20_body">
      <style:text-properties fo:font-weight="bold" officeooo:rsid="27958f96" officeooo:paragraph-rsid="27958f96" style:font-weight-asian="bold" style:font-weight-complex="bold"/>
    </style:style>
    <style:style style:name="P49" style:family="paragraph" style:parent-style-name="Text_20_body">
      <style:text-properties style:font-name="Georgia3"/>
    </style:style>
    <style:style style:name="P50"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51" style:family="paragraph" style:parent-style-name="Text_20_body">
      <style:text-properties officeooo:paragraph-rsid="0ce95318"/>
    </style:style>
    <style:style style:name="P5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53" style:family="paragraph" style:parent-style-name="Text_20_body">
      <style:text-properties officeooo:rsid="2630337a" officeooo:paragraph-rsid="2630337a"/>
    </style:style>
    <style:style style:name="P54" style:family="paragraph" style:parent-style-name="Text_20_body">
      <style:text-properties officeooo:rsid="263211f9" officeooo:paragraph-rsid="263211f9"/>
    </style:style>
    <style:style style:name="P55" style:family="paragraph" style:parent-style-name="Text_20_body">
      <style:text-properties officeooo:rsid="2636761b" officeooo:paragraph-rsid="2636761b"/>
    </style:style>
    <style:style style:name="P56" style:family="paragraph" style:parent-style-name="Text_20_body">
      <style:text-properties officeooo:rsid="266e12c9" officeooo:paragraph-rsid="266e12c9"/>
    </style:style>
    <style:style style:name="P57" style:family="paragraph" style:parent-style-name="Text_20_body">
      <style:text-properties officeooo:rsid="269c1a18" officeooo:paragraph-rsid="26ae7694"/>
    </style:style>
    <style:style style:name="P58" style:family="paragraph" style:parent-style-name="Text_20_body">
      <style:text-properties officeooo:rsid="17e6c942" officeooo:paragraph-rsid="26d15f04"/>
    </style:style>
    <style:style style:name="P59" style:family="paragraph" style:parent-style-name="Text_20_body">
      <style:text-properties officeooo:rsid="17e6c942" officeooo:paragraph-rsid="26ecb252"/>
    </style:style>
    <style:style style:name="P60" style:family="paragraph" style:parent-style-name="Text_20_body">
      <style:text-properties officeooo:rsid="17e6c942" officeooo:paragraph-rsid="27018d5e"/>
    </style:style>
    <style:style style:name="P61" style:family="paragraph" style:parent-style-name="Text_20_body">
      <style:text-properties officeooo:rsid="17e6c942" officeooo:paragraph-rsid="275bfdba"/>
    </style:style>
    <style:style style:name="P62" style:family="paragraph" style:parent-style-name="Text_20_body">
      <style:text-properties officeooo:rsid="17e6c942" officeooo:paragraph-rsid="27c60ff3"/>
    </style:style>
    <style:style style:name="P63" style:family="paragraph" style:parent-style-name="Text_20_body">
      <style:text-properties officeooo:rsid="17e6c942" officeooo:paragraph-rsid="27f970dc"/>
    </style:style>
    <style:style style:name="P64" style:family="paragraph" style:parent-style-name="Text_20_body">
      <style:text-properties officeooo:rsid="17e6c942" officeooo:paragraph-rsid="28c32d75"/>
    </style:style>
    <style:style style:name="P65" style:family="paragraph" style:parent-style-name="Text_20_body">
      <style:text-properties officeooo:rsid="17e6c942" officeooo:paragraph-rsid="2940a009"/>
    </style:style>
    <style:style style:name="P66" style:family="paragraph" style:parent-style-name="Text_20_body">
      <style:text-properties officeooo:paragraph-rsid="26a9ee82"/>
    </style:style>
    <style:style style:name="P67" style:family="paragraph" style:parent-style-name="Text_20_body">
      <style:text-properties officeooo:rsid="26da25e0" officeooo:paragraph-rsid="26da25e0"/>
    </style:style>
    <style:style style:name="P68" style:family="paragraph" style:parent-style-name="Text_20_body">
      <style:text-properties officeooo:rsid="26da25e0" officeooo:paragraph-rsid="2702a9f6"/>
    </style:style>
    <style:style style:name="P69" style:family="paragraph" style:parent-style-name="Text_20_body">
      <style:text-properties officeooo:rsid="26da25e0" officeooo:paragraph-rsid="272bf80e"/>
    </style:style>
    <style:style style:name="P70" style:family="paragraph" style:parent-style-name="Text_20_body">
      <style:text-properties officeooo:rsid="2707d48d" officeooo:paragraph-rsid="2707d48d"/>
    </style:style>
    <style:style style:name="P71" style:family="paragraph" style:parent-style-name="Text_20_body">
      <style:text-properties officeooo:rsid="2707d48d" officeooo:paragraph-rsid="2709ce9e"/>
    </style:style>
    <style:style style:name="P72" style:family="paragraph" style:parent-style-name="Text_20_body">
      <style:text-properties officeooo:rsid="2707d48d" officeooo:paragraph-rsid="272c2712"/>
    </style:style>
    <style:style style:name="P73" style:family="paragraph" style:parent-style-name="Text_20_body">
      <style:text-properties officeooo:rsid="17d7660b" officeooo:paragraph-rsid="272cb78a"/>
    </style:style>
    <style:style style:name="P74" style:family="paragraph" style:parent-style-name="Text_20_body">
      <style:text-properties officeooo:rsid="1ff514e4" officeooo:paragraph-rsid="272cb78a"/>
    </style:style>
    <style:style style:name="P75" style:family="paragraph" style:parent-style-name="Text_20_body">
      <style:text-properties officeooo:rsid="27342c7a" officeooo:paragraph-rsid="27342c7a"/>
    </style:style>
    <style:style style:name="P76" style:family="paragraph" style:parent-style-name="Text_20_body">
      <style:text-properties officeooo:rsid="27350553" officeooo:paragraph-rsid="27441d1e"/>
    </style:style>
    <style:style style:name="P77" style:family="paragraph" style:parent-style-name="Text_20_body">
      <style:text-properties officeooo:rsid="273c4cea" officeooo:paragraph-rsid="27342c7a"/>
    </style:style>
    <style:style style:name="P78" style:family="paragraph" style:parent-style-name="Text_20_body">
      <style:text-properties officeooo:paragraph-rsid="2745d62c"/>
    </style:style>
    <style:style style:name="P79" style:family="paragraph" style:parent-style-name="Text_20_body">
      <style:text-properties officeooo:rsid="276654f6" officeooo:paragraph-rsid="276654f6"/>
    </style:style>
    <style:style style:name="P80" style:family="paragraph" style:parent-style-name="Text_20_body">
      <style:text-properties officeooo:rsid="2791e3ad" officeooo:paragraph-rsid="2791e3ad"/>
    </style:style>
    <style:style style:name="P81" style:family="paragraph" style:parent-style-name="Text_20_body">
      <style:text-properties officeooo:rsid="279db983" officeooo:paragraph-rsid="279db983"/>
    </style:style>
    <style:style style:name="P82" style:family="paragraph" style:parent-style-name="Text_20_body">
      <style:text-properties officeooo:rsid="279f4f03" officeooo:paragraph-rsid="279f4f03"/>
    </style:style>
    <style:style style:name="P83" style:family="paragraph" style:parent-style-name="Text_20_body">
      <style:text-properties officeooo:rsid="279f4f03" officeooo:paragraph-rsid="291792f6"/>
    </style:style>
    <style:style style:name="P84" style:family="paragraph" style:parent-style-name="Text_20_body">
      <style:text-properties officeooo:rsid="27a1f2b9" officeooo:paragraph-rsid="27a1f2b9"/>
    </style:style>
    <style:style style:name="P85" style:family="paragraph" style:parent-style-name="Text_20_body">
      <style:text-properties officeooo:rsid="27a1f2b9" officeooo:paragraph-rsid="27b20488"/>
    </style:style>
    <style:style style:name="P86" style:family="paragraph" style:parent-style-name="Text_20_body">
      <style:text-properties officeooo:rsid="27a1f2b9" officeooo:paragraph-rsid="291792f6"/>
    </style:style>
    <style:style style:name="P87" style:family="paragraph" style:parent-style-name="Text_20_body">
      <style:text-properties officeooo:rsid="27ae2ce7" officeooo:paragraph-rsid="27ae2ce7"/>
    </style:style>
    <style:style style:name="P88" style:family="paragraph" style:parent-style-name="Text_20_body">
      <style:text-properties officeooo:rsid="27c60ff3" officeooo:paragraph-rsid="27c60ff3"/>
    </style:style>
    <style:style style:name="P89" style:family="paragraph" style:parent-style-name="Text_20_body">
      <style:text-properties officeooo:rsid="27cfe140" officeooo:paragraph-rsid="27cfe140"/>
    </style:style>
    <style:style style:name="P90" style:family="paragraph" style:parent-style-name="Text_20_body">
      <style:text-properties officeooo:rsid="27cfe140" officeooo:paragraph-rsid="27d56f3f"/>
    </style:style>
    <style:style style:name="P91" style:family="paragraph" style:parent-style-name="Text_20_body">
      <style:text-properties officeooo:rsid="27dca26a" officeooo:paragraph-rsid="27dca26a"/>
    </style:style>
    <style:style style:name="P92" style:family="paragraph" style:parent-style-name="Text_20_body">
      <style:text-properties officeooo:rsid="27d9b9dd" officeooo:paragraph-rsid="281de97a"/>
    </style:style>
    <style:style style:name="P93" style:family="paragraph" style:parent-style-name="Text_20_body">
      <style:text-properties officeooo:paragraph-rsid="27eb7722"/>
    </style:style>
    <style:style style:name="P94" style:family="paragraph" style:parent-style-name="Text_20_body">
      <style:text-properties officeooo:rsid="27efbbfc" officeooo:paragraph-rsid="27efbbfc"/>
    </style:style>
    <style:style style:name="P95" style:family="paragraph" style:parent-style-name="Text_20_body">
      <style:text-properties officeooo:rsid="274fdb04" officeooo:paragraph-rsid="281b0174"/>
    </style:style>
    <style:style style:name="P96" style:family="paragraph" style:parent-style-name="Text_20_body">
      <style:text-properties officeooo:rsid="28293c48" officeooo:paragraph-rsid="28293c48"/>
    </style:style>
    <style:style style:name="P97" style:family="paragraph" style:parent-style-name="Text_20_body">
      <style:text-properties officeooo:rsid="2829b265" officeooo:paragraph-rsid="282a058a"/>
    </style:style>
    <style:style style:name="P98" style:family="paragraph" style:parent-style-name="Text_20_body">
      <style:text-properties officeooo:rsid="27723657" officeooo:paragraph-rsid="27723657"/>
    </style:style>
    <style:style style:name="P99" style:family="paragraph" style:parent-style-name="Text_20_body">
      <style:text-properties officeooo:rsid="285a919c" officeooo:paragraph-rsid="285a919c"/>
    </style:style>
    <style:style style:name="P100" style:family="paragraph" style:parent-style-name="Text_20_body">
      <style:text-properties officeooo:rsid="28643731" officeooo:paragraph-rsid="28643731"/>
    </style:style>
    <style:style style:name="P101" style:family="paragraph" style:parent-style-name="Text_20_body">
      <style:text-properties officeooo:rsid="287944d5" officeooo:paragraph-rsid="287944d5"/>
    </style:style>
    <style:style style:name="P102" style:family="paragraph" style:parent-style-name="Text_20_body">
      <style:text-properties officeooo:rsid="27e94c94" officeooo:paragraph-rsid="287d2c9d"/>
    </style:style>
    <style:style style:name="P103" style:family="paragraph" style:parent-style-name="Text_20_body">
      <style:text-properties officeooo:rsid="288aa3ba" officeooo:paragraph-rsid="28d3a3a7"/>
    </style:style>
    <style:style style:name="P104" style:family="paragraph" style:parent-style-name="Text_20_body">
      <style:text-properties officeooo:rsid="288aa3ba" officeooo:paragraph-rsid="28db3678"/>
    </style:style>
    <style:style style:name="P105" style:family="paragraph" style:parent-style-name="Text_20_body">
      <style:text-properties officeooo:rsid="288aa3ba" officeooo:paragraph-rsid="291f22ea"/>
    </style:style>
    <style:style style:name="P106" style:family="paragraph" style:parent-style-name="Text_20_body">
      <style:text-properties officeooo:rsid="288d159a" officeooo:paragraph-rsid="28d3a3a7"/>
    </style:style>
    <style:style style:name="P107" style:family="paragraph" style:parent-style-name="Text_20_body">
      <style:text-properties officeooo:rsid="288da684" officeooo:paragraph-rsid="288da684"/>
    </style:style>
    <style:style style:name="P108" style:family="paragraph" style:parent-style-name="Text_20_body">
      <style:text-properties officeooo:rsid="288da684" officeooo:paragraph-rsid="28db3678"/>
    </style:style>
    <style:style style:name="P109" style:family="paragraph" style:parent-style-name="Text_20_body">
      <style:text-properties officeooo:rsid="284ed08a" officeooo:paragraph-rsid="289c8c9e"/>
    </style:style>
    <style:style style:name="P110" style:family="paragraph" style:parent-style-name="Text_20_body">
      <style:text-properties officeooo:rsid="284ed08a" officeooo:paragraph-rsid="289e4813"/>
    </style:style>
    <style:style style:name="P111" style:family="paragraph" style:parent-style-name="Text_20_body">
      <style:text-properties officeooo:rsid="284ed08a" officeooo:paragraph-rsid="28b10dad"/>
    </style:style>
    <style:style style:name="P112" style:family="paragraph" style:parent-style-name="Text_20_body">
      <style:text-properties officeooo:rsid="2898e3a2" officeooo:paragraph-rsid="289c8c9e"/>
    </style:style>
    <style:style style:name="P113" style:family="paragraph" style:parent-style-name="Text_20_body">
      <style:text-properties officeooo:paragraph-rsid="289237d1"/>
    </style:style>
    <style:style style:name="P114" style:family="paragraph" style:parent-style-name="Text_20_body">
      <style:text-properties officeooo:paragraph-rsid="28cee6a8"/>
    </style:style>
    <style:style style:name="P115" style:family="paragraph" style:parent-style-name="Text_20_body">
      <style:text-properties officeooo:rsid="2877c692" officeooo:paragraph-rsid="2877c692"/>
    </style:style>
    <style:style style:name="P116" style:family="paragraph" style:parent-style-name="Text_20_body">
      <style:text-properties officeooo:rsid="27de28c2" officeooo:paragraph-rsid="28d3a3a7"/>
    </style:style>
    <style:style style:name="P117" style:family="paragraph" style:parent-style-name="Text_20_body">
      <style:text-properties officeooo:rsid="28d9391a" officeooo:paragraph-rsid="28d9391a"/>
    </style:style>
    <style:style style:name="P118" style:family="paragraph" style:parent-style-name="Text_20_body">
      <style:text-properties officeooo:rsid="28fda46e" officeooo:paragraph-rsid="28fda46e"/>
    </style:style>
    <style:style style:name="P119" style:family="paragraph" style:parent-style-name="Text_20_body">
      <style:text-properties officeooo:rsid="2903ed8a" officeooo:paragraph-rsid="2903ed8a"/>
    </style:style>
    <style:style style:name="P120" style:family="paragraph" style:parent-style-name="Text_20_body">
      <style:text-properties officeooo:paragraph-rsid="290619f9"/>
    </style:style>
    <style:style style:name="P121" style:family="paragraph" style:parent-style-name="Text_20_body">
      <style:text-properties officeooo:rsid="29156b9d" officeooo:paragraph-rsid="29156b9d"/>
    </style:style>
    <style:style style:name="P122" style:family="paragraph" style:parent-style-name="Text_20_body">
      <style:text-properties officeooo:rsid="29156b9d" officeooo:paragraph-rsid="291792f6"/>
    </style:style>
    <style:style style:name="P123" style:family="paragraph" style:parent-style-name="Text_20_body">
      <style:text-properties officeooo:rsid="26c0ea8a" officeooo:paragraph-rsid="291792f6"/>
    </style:style>
    <style:style style:name="P124" style:family="paragraph" style:parent-style-name="Text_20_body">
      <style:text-properties officeooo:rsid="291792f6" officeooo:paragraph-rsid="291792f6"/>
    </style:style>
    <style:style style:name="P125" style:family="paragraph" style:parent-style-name="Text_20_body">
      <style:text-properties officeooo:rsid="2920789a" officeooo:paragraph-rsid="2920789a"/>
    </style:style>
    <style:style style:name="P126" style:family="paragraph" style:parent-style-name="Text_20_body">
      <style:text-properties officeooo:rsid="28912d11" officeooo:paragraph-rsid="28d3a3a7"/>
    </style:style>
    <style:style style:name="P127" style:family="paragraph" style:parent-style-name="Text_20_body">
      <style:text-properties officeooo:rsid="2949c499" officeooo:paragraph-rsid="2949c499"/>
    </style:style>
    <style:style style:name="P128" style:family="paragraph" style:parent-style-name="Text_20_body">
      <style:text-properties officeooo:rsid="295021ef" officeooo:paragraph-rsid="2952f685"/>
    </style:style>
    <style:style style:name="P129" style:family="paragraph" style:parent-style-name="Text_20_body">
      <style:text-properties officeooo:rsid="28fa9cc2" officeooo:paragraph-rsid="28fa9cc2"/>
    </style:style>
    <style:style style:name="P130" style:family="paragraph" style:parent-style-name="Text_20_body">
      <style:text-properties officeooo:rsid="29515b8c" officeooo:paragraph-rsid="29515b8c"/>
    </style:style>
    <style:style style:name="P131" style:family="paragraph" style:parent-style-name="Text_20_body">
      <style:text-properties officeooo:rsid="2951e672" officeooo:paragraph-rsid="2951e672"/>
    </style:style>
    <style:style style:name="P132" style:family="paragraph" style:parent-style-name="Text_20_body">
      <style:text-properties officeooo:rsid="27d689ff" officeooo:paragraph-rsid="27d689ff"/>
    </style:style>
    <style:style style:name="P133" style:family="paragraph" style:parent-style-name="Text_20_body">
      <style:text-properties officeooo:rsid="274b62ce" officeooo:paragraph-rsid="295dac73"/>
    </style:style>
    <style:style style:name="P134" style:family="paragraph" style:parent-style-name="Text_20_body">
      <style:text-properties officeooo:rsid="27d3a2a0" officeooo:paragraph-rsid="296935da"/>
    </style:style>
    <style:style style:name="P135" style:family="paragraph" style:parent-style-name="Text_20_body">
      <style:text-properties officeooo:rsid="296f80f8" officeooo:paragraph-rsid="2970d609"/>
    </style:style>
    <style:style style:name="P136" style:family="paragraph" style:parent-style-name="Text_20_body">
      <style:text-properties officeooo:rsid="29722be7" officeooo:paragraph-rsid="29722be7"/>
    </style:style>
    <style:style style:name="P137" style:family="paragraph" style:parent-style-name="Text_20_body">
      <style:text-properties officeooo:rsid="2975d89f" officeooo:paragraph-rsid="2981f907"/>
    </style:style>
    <style:style style:name="P138" style:family="paragraph" style:parent-style-name="Text_20_body">
      <style:text-properties officeooo:rsid="2837f274" officeooo:paragraph-rsid="2837f274"/>
    </style:style>
    <style:style style:name="P139" style:family="paragraph" style:parent-style-name="Text_20_body">
      <style:text-properties officeooo:rsid="2928ec79" officeooo:paragraph-rsid="2928ec79"/>
    </style:style>
    <style:style style:name="P140" style:family="paragraph" style:parent-style-name="Text_20_body">
      <style:text-properties officeooo:rsid="299cb7fc" officeooo:paragraph-rsid="299cb7fc"/>
    </style:style>
    <style:style style:name="P141" style:family="paragraph" style:parent-style-name="Text_20_body">
      <style:text-properties officeooo:rsid="2952f685" officeooo:paragraph-rsid="2953dd76"/>
    </style:style>
    <style:style style:name="P142" style:family="paragraph" style:parent-style-name="Text_20_body">
      <style:text-properties officeooo:rsid="29a09a34" officeooo:paragraph-rsid="29a09a34"/>
    </style:style>
    <style:style style:name="P143" style:family="paragraph" style:parent-style-name="Text_20_body">
      <style:text-properties officeooo:paragraph-rsid="29b5658a"/>
    </style:style>
    <style:style style:name="P144" style:family="paragraph" style:parent-style-name="Text_20_body">
      <style:text-properties officeooo:rsid="29bf9d3e" officeooo:paragraph-rsid="29bf9d3e"/>
    </style:style>
    <style:style style:name="P145" style:family="paragraph" style:parent-style-name="Text_20_body">
      <style:text-properties officeooo:rsid="29961c8d" officeooo:paragraph-rsid="29961c8d"/>
    </style:style>
    <style:style style:name="P146" style:family="paragraph" style:parent-style-name="Text_20_body">
      <style:text-properties officeooo:rsid="263e6dde" officeooo:paragraph-rsid="29c8fc9f"/>
    </style:style>
    <style:style style:name="P147" style:family="paragraph" style:parent-style-name="Text_20_body">
      <style:text-properties officeooo:rsid="29c8fc9f" officeooo:paragraph-rsid="29c8fc9f"/>
    </style:style>
    <style:style style:name="P148" style:family="paragraph" style:parent-style-name="Text_20_body">
      <style:text-properties officeooo:rsid="29cfdd0f" officeooo:paragraph-rsid="29cfdd0f"/>
    </style:style>
    <style:style style:name="P149" style:family="paragraph" style:parent-style-name="Text_20_body">
      <style:text-properties officeooo:rsid="29d43d9d" officeooo:paragraph-rsid="29d43d9d"/>
    </style:style>
    <style:style style:name="P150" style:family="paragraph" style:parent-style-name="Text_20_body">
      <style:text-properties officeooo:rsid="2853910b" officeooo:paragraph-rsid="2853910b"/>
    </style:style>
    <style:style style:name="P151" style:family="paragraph" style:parent-style-name="Text_20_body">
      <style:text-properties officeooo:rsid="288e72d6" officeooo:paragraph-rsid="28db3678"/>
    </style:style>
    <style:style style:name="P152" style:family="paragraph" style:parent-style-name="Text_20_body">
      <style:text-properties officeooo:rsid="29df35d9" officeooo:paragraph-rsid="29df35d9"/>
    </style:style>
    <style:style style:name="P153" style:family="paragraph" style:parent-style-name="Text_20_body">
      <style:text-properties officeooo:paragraph-rsid="29e284b1"/>
    </style:style>
    <style:style style:name="P154" style:family="paragraph" style:parent-style-name="Text_20_body">
      <style:text-properties officeooo:rsid="29e6a04c" officeooo:paragraph-rsid="29e6ecc9"/>
    </style:style>
    <style:style style:name="P155" style:family="paragraph" style:parent-style-name="Text_20_body">
      <style:text-properties officeooo:rsid="29e6ecc9" officeooo:paragraph-rsid="29e6ecc9"/>
    </style:style>
    <style:style style:name="P156" style:family="paragraph" style:parent-style-name="Text_20_body">
      <style:text-properties officeooo:rsid="2882f06d" officeooo:paragraph-rsid="29e82c83"/>
    </style:style>
    <style:style style:name="P157" style:family="paragraph" style:parent-style-name="Text_20_body">
      <style:text-properties officeooo:rsid="27e86056" officeooo:paragraph-rsid="29e82c83"/>
    </style:style>
    <style:style style:name="P158" style:family="paragraph" style:parent-style-name="Text_20_body">
      <style:text-properties officeooo:rsid="29138a91" officeooo:paragraph-rsid="29e82c83"/>
    </style:style>
    <style:style style:name="P159" style:family="paragraph" style:parent-style-name="Text_20_body">
      <style:text-properties officeooo:rsid="29f3fef1" officeooo:paragraph-rsid="29f3fef1"/>
    </style:style>
    <style:style style:name="P160" style:family="paragraph" style:parent-style-name="Text_20_body">
      <style:text-properties officeooo:rsid="29fc1054" officeooo:paragraph-rsid="29fc1054"/>
    </style:style>
    <style:style style:name="P161" style:family="paragraph" style:parent-style-name="Text_20_body">
      <style:text-properties officeooo:rsid="2a00f653" officeooo:paragraph-rsid="2a021e34"/>
    </style:style>
    <style:style style:name="P162" style:family="paragraph" style:parent-style-name="Text_20_body">
      <style:text-properties officeooo:rsid="2a034535" officeooo:paragraph-rsid="2a034535"/>
    </style:style>
    <style:style style:name="P163" style:family="paragraph" style:parent-style-name="Text_20_body">
      <style:text-properties officeooo:rsid="2a044564" officeooo:paragraph-rsid="2a044564"/>
    </style:style>
    <style:style style:name="P164" style:family="paragraph" style:parent-style-name="Text_20_body">
      <style:text-properties officeooo:rsid="2a06ff1d" officeooo:paragraph-rsid="2a06ff1d"/>
    </style:style>
    <style:style style:name="P165" style:family="paragraph" style:parent-style-name="Text_20_body">
      <style:text-properties officeooo:rsid="2a07f5e7" officeooo:paragraph-rsid="2a07f5e7"/>
    </style:style>
    <style:style style:name="P166" style:family="paragraph" style:parent-style-name="Example_20_Header">
      <style:text-properties officeooo:paragraph-rsid="0ce95318"/>
    </style:style>
    <style:style style:name="P16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69" style:family="paragraph" style:parent-style-name="Standard">
      <style:paragraph-properties fo:text-align="center" style:justify-single-word="false"/>
      <style:text-properties style:font-name="Georgia3" officeooo:rsid="057aae1d" officeooo:paragraph-rsid="057aae1d"/>
    </style:style>
    <style:style style:name="P17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71"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72" style:family="paragraph" style:parent-style-name="Table_20_Contents">
      <style:text-properties fo:font-style="normal" officeooo:rsid="24596855" officeooo:paragraph-rsid="272cb78a" style:font-style-asian="normal" style:font-style-complex="normal"/>
    </style:style>
    <style:style style:name="P173" style:family="paragraph" style:parent-style-name="Table_20_Contents">
      <style:text-properties fo:font-style="normal" officeooo:rsid="254595b0" officeooo:paragraph-rsid="272cb78a" style:font-style-asian="normal" style:font-style-complex="normal"/>
    </style:style>
    <style:style style:name="P174"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5"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7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7" style:family="paragraph" style:parent-style-name="Table_20_Contents">
      <style:text-properties fo:font-weight="normal" officeooo:rsid="254755a5" officeooo:paragraph-rsid="272cb78a" style:font-weight-asian="normal" style:font-weight-complex="normal"/>
    </style:style>
    <style:style style:name="P178" style:family="paragraph" style:parent-style-name="Table_20_Contents">
      <style:text-properties fo:font-weight="normal" officeooo:paragraph-rsid="272cb78a" style:font-weight-asian="normal" style:font-weight-complex="normal"/>
    </style:style>
    <style:style style:name="P179" style:family="paragraph" style:parent-style-name="Table_20_Contents">
      <style:text-properties fo:font-weight="normal" officeooo:rsid="272cb78a" officeooo:paragraph-rsid="272cb78a" style:font-weight-asian="normal" style:font-weight-complex="normal"/>
    </style:style>
    <style:style style:name="P180" style:family="paragraph" style:parent-style-name="Table_20_Contents">
      <style:paragraph-properties fo:text-align="center" style:justify-single-word="false"/>
      <style:text-properties fo:language="en" fo:country="US" officeooo:rsid="20207a9f" officeooo:paragraph-rsid="272cb78a"/>
    </style:style>
    <style:style style:name="P181" style:family="paragraph" style:parent-style-name="Table_20_Contents">
      <style:paragraph-properties fo:text-align="center" style:justify-single-word="false"/>
      <style:text-properties fo:language="en" fo:country="US" officeooo:rsid="201faea2" officeooo:paragraph-rsid="272cb78a"/>
    </style:style>
    <style:style style:name="P182" style:family="paragraph" style:parent-style-name="Table_20_Contents">
      <style:paragraph-properties fo:text-align="center" style:justify-single-word="false"/>
      <style:text-properties fo:language="en" fo:country="US" officeooo:rsid="2026f42c" officeooo:paragraph-rsid="272cb78a"/>
    </style:style>
    <style:style style:name="P183" style:family="paragraph" style:parent-style-name="Table_20_Contents">
      <style:paragraph-properties fo:text-align="center" style:justify-single-word="false"/>
      <style:text-properties officeooo:rsid="200a9156" officeooo:paragraph-rsid="272cb78a"/>
    </style:style>
    <style:style style:name="P184" style:family="paragraph" style:parent-style-name="Table_20_Contents">
      <style:paragraph-properties fo:text-align="center" style:justify-single-word="false"/>
      <style:text-properties fo:language="cs" fo:country="CZ" officeooo:rsid="254755a5" officeooo:paragraph-rsid="272cb78a"/>
    </style:style>
    <style:style style:name="P185" style:family="paragraph" style:parent-style-name="Table_20_Contents">
      <style:paragraph-properties fo:text-align="center" style:justify-single-word="false"/>
      <style:text-properties fo:language="cs" fo:country="CZ" officeooo:rsid="272cb78a" officeooo:paragraph-rsid="272cb78a"/>
    </style:style>
    <style:style style:name="P186" style:family="paragraph" style:parent-style-name="Table_20_Contents">
      <style:text-properties fo:language="cs" fo:country="CZ" fo:font-style="normal" officeooo:rsid="24596855" officeooo:paragraph-rsid="272cb78a" style:font-style-asian="normal" style:font-style-complex="normal"/>
    </style:style>
    <style:style style:name="P187" style:family="paragraph" style:parent-style-name="Table_20_Contents">
      <style:paragraph-properties fo:text-align="center" style:justify-single-word="false"/>
      <style:text-properties officeooo:rsid="25363e2d" officeooo:paragraph-rsid="272cb78a"/>
    </style:style>
    <style:style style:name="P188" style:family="paragraph" style:parent-style-name="Table_20_Contents">
      <style:paragraph-properties fo:text-align="center" style:justify-single-word="false"/>
      <style:text-properties officeooo:rsid="2538f9a2" officeooo:paragraph-rsid="272cb78a"/>
    </style:style>
    <style:style style:name="P189" style:family="paragraph" style:parent-style-name="Table_20_Contents">
      <style:paragraph-properties fo:text-align="center" style:justify-single-word="false"/>
      <style:text-properties officeooo:rsid="200644d6" officeooo:paragraph-rsid="272cb78a"/>
    </style:style>
    <style:style style:name="P190" style:family="paragraph" style:parent-style-name="Table_20_Contents">
      <style:text-properties officeooo:paragraph-rsid="272cb78a"/>
    </style:style>
    <style:style style:name="P191" style:family="paragraph" style:parent-style-name="Table_20_Contents">
      <style:paragraph-properties fo:text-align="center" style:justify-single-word="false"/>
      <style:text-properties officeooo:rsid="272cb78a" officeooo:paragraph-rsid="272cb78a"/>
    </style:style>
    <style:style style:name="P192" style:family="paragraph" style:parent-style-name="Table_20_Contents">
      <style:text-properties officeooo:rsid="272cb78a" officeooo:paragraph-rsid="2859e9b8"/>
    </style:style>
    <style:style style:name="P193" style:family="paragraph" style:parent-style-name="Table_20_Contents">
      <style:text-properties officeooo:rsid="2859e9b8" officeooo:paragraph-rsid="2859e9b8"/>
    </style:style>
    <style:style style:name="P194" style:family="paragraph" style:parent-style-name="Table_20_Contents">
      <style:paragraph-properties fo:text-align="center" style:justify-single-word="false"/>
      <style:text-properties officeooo:rsid="2859e9b8" officeooo:paragraph-rsid="2859e9b8"/>
    </style:style>
    <style:style style:name="P195" style:family="paragraph" style:parent-style-name="Table_20_Contents">
      <style:text-properties officeooo:rsid="295b4878" officeooo:paragraph-rsid="295b4878"/>
    </style:style>
    <style:style style:name="P196" style:family="paragraph" style:parent-style-name="Table_20_Contents">
      <style:paragraph-properties fo:text-align="center" style:justify-single-word="false"/>
      <style:text-properties officeooo:rsid="295b4878" officeooo:paragraph-rsid="295b4878"/>
    </style:style>
    <style:style style:name="P197" style:family="paragraph" style:parent-style-name="Contents_20_1">
      <style:paragraph-properties>
        <style:tab-stops>
          <style:tab-stop style:position="14.801cm" style:type="right" style:leader-style="dotted" style:leader-text="."/>
        </style:tab-stops>
      </style:paragraph-properties>
    </style:style>
    <style:style style:name="P198" style:family="paragraph" style:parent-style-name="Contents_20_2">
      <style:paragraph-properties>
        <style:tab-stops>
          <style:tab-stop style:position="14.801cm" style:type="right" style:leader-style="dotted" style:leader-text="."/>
        </style:tab-stops>
      </style:paragraph-properties>
    </style:style>
    <style:style style:name="P199" style:family="paragraph" style:parent-style-name="Heading_20_1">
      <style:text-properties officeooo:rsid="2733ba03" officeooo:paragraph-rsid="2733ba03"/>
    </style:style>
    <style:style style:name="P200" style:family="paragraph" style:parent-style-name="Heading_20_1">
      <style:text-properties officeooo:rsid="279db983" officeooo:paragraph-rsid="279db983"/>
    </style:style>
    <style:style style:name="P201" style:family="paragraph" style:parent-style-name="Heading_20_1">
      <style:text-properties officeooo:rsid="26c0ea8a" officeooo:paragraph-rsid="26c0ea8a"/>
    </style:style>
    <style:style style:name="P202" style:family="paragraph" style:parent-style-name="Heading_20_1">
      <style:text-properties officeooo:rsid="266e12c9" officeooo:paragraph-rsid="266e12c9"/>
    </style:style>
    <style:style style:name="P203" style:family="paragraph" style:parent-style-name="Heading_20_1">
      <style:text-properties officeooo:rsid="25e60bac" officeooo:paragraph-rsid="25e60bac"/>
    </style:style>
    <style:style style:name="P204" style:family="paragraph" style:parent-style-name="Heading_20_1">
      <style:text-properties officeooo:rsid="268cf146" officeooo:paragraph-rsid="268cf146"/>
    </style:style>
    <style:style style:name="P205" style:family="paragraph" style:parent-style-name="Heading_20_1">
      <style:text-properties officeooo:paragraph-rsid="272cb78a"/>
    </style:style>
    <style:style style:name="P206" style:family="paragraph" style:parent-style-name="Heading_20_1" style:master-page-name="Standard">
      <style:paragraph-properties style:page-number="auto" fo:break-before="page"/>
      <style:text-properties officeooo:rsid="26716ded" officeooo:paragraph-rsid="26716ded"/>
    </style:style>
    <style:style style:name="P207" style:family="paragraph" style:parent-style-name="Heading_20_3">
      <style:text-properties officeooo:rsid="27a112fd" officeooo:paragraph-rsid="27a112fd"/>
    </style:style>
    <style:style style:name="P208" style:family="paragraph" style:parent-style-name="Heading_20_3">
      <style:text-properties officeooo:rsid="27c4a71b" officeooo:paragraph-rsid="27c4a71b"/>
    </style:style>
    <style:style style:name="P209" style:family="paragraph" style:parent-style-name="Heading_20_3">
      <style:text-properties officeooo:rsid="280323f7" officeooo:paragraph-rsid="27d8324c"/>
    </style:style>
    <style:style style:name="P210" style:family="paragraph" style:parent-style-name="Heading_20_3">
      <style:text-properties officeooo:rsid="281ee320" officeooo:paragraph-rsid="281ee320"/>
    </style:style>
    <style:style style:name="P211" style:family="paragraph" style:parent-style-name="Heading_20_3">
      <style:text-properties officeooo:rsid="283e3eea" officeooo:paragraph-rsid="27d3a2a0"/>
    </style:style>
    <style:style style:name="P212" style:family="paragraph" style:parent-style-name="Heading_20_3">
      <style:text-properties officeooo:rsid="29ed4c29" officeooo:paragraph-rsid="27b89adf"/>
    </style:style>
    <style:style style:name="P213" style:family="paragraph" style:parent-style-name="Heading_20_3">
      <style:text-properties officeooo:rsid="29ea32cc" officeooo:paragraph-rsid="2a1a1aad"/>
    </style:style>
    <style:style style:name="P214" style:family="paragraph" style:parent-style-name="Heading_20_3">
      <style:text-properties officeooo:rsid="2758e530" officeooo:paragraph-rsid="2a1a1aad"/>
    </style:style>
    <style:style style:name="P215" style:family="paragraph" style:parent-style-name="Heading_20_3">
      <style:text-properties officeooo:rsid="29fcf315" officeooo:paragraph-rsid="2793e769"/>
    </style:style>
    <style:style style:name="P216" style:family="paragraph" style:parent-style-name="Heading_20_3">
      <style:text-properties officeooo:rsid="283820ca" officeooo:paragraph-rsid="2a18df2b"/>
    </style:style>
    <style:style style:name="P217" style:family="paragraph" style:parent-style-name="Heading_20_3">
      <style:text-properties officeooo:paragraph-rsid="2a18df2b"/>
    </style:style>
    <style:style style:name="P218" style:family="paragraph" style:parent-style-name="Heading_20_3">
      <style:text-properties officeooo:rsid="2a18df2b" officeooo:paragraph-rsid="2a18df2b"/>
    </style:style>
    <style:style style:name="P219" style:family="paragraph" style:parent-style-name="Heading_20_3">
      <style:text-properties officeooo:rsid="2a18df2b" officeooo:paragraph-rsid="2a20905e"/>
    </style:style>
    <style:style style:name="P220" style:family="paragraph" style:parent-style-name="Heading_20_3">
      <style:text-properties officeooo:paragraph-rsid="2a1a1aad"/>
    </style:style>
    <style:style style:name="P221" style:family="paragraph" style:parent-style-name="Heading_20_3">
      <style:text-properties officeooo:rsid="2a1a1aad" officeooo:paragraph-rsid="2a1a1aad"/>
    </style:style>
    <style:style style:name="P222" style:family="paragraph" style:parent-style-name="Heading_20_3">
      <style:text-properties officeooo:rsid="2a1a1aad" officeooo:paragraph-rsid="2a1ba76b"/>
    </style:style>
    <style:style style:name="P223" style:family="paragraph" style:parent-style-name="Heading_20_3">
      <style:text-properties officeooo:paragraph-rsid="2a1cfa81"/>
    </style:style>
    <style:style style:name="P224" style:family="paragraph" style:parent-style-name="Heading_20_2">
      <style:text-properties officeooo:rsid="297935e3" officeooo:paragraph-rsid="297935e3"/>
    </style:style>
    <style:style style:name="P225" style:family="paragraph" style:parent-style-name="Heading_20_2">
      <style:text-properties officeooo:rsid="1e738991" officeooo:paragraph-rsid="272cb78a"/>
    </style:style>
    <style:style style:name="P226"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27" style:family="paragraph" style:parent-style-name="Text_20_body" style:list-style-name="L1">
      <style:text-properties officeooo:rsid="2a034535" officeooo:paragraph-rsid="2a034535"/>
    </style:style>
    <style:style style:name="P228" style:family="paragraph" style:parent-style-name="Text_20_body" style:list-style-name="L1">
      <style:text-properties officeooo:rsid="2a0641ed" officeooo:paragraph-rsid="2a0641ed"/>
    </style:style>
    <style:style style:name="P229" style:family="paragraph" style:parent-style-name="Text_20_body" style:list-style-name="L2">
      <style:text-properties officeooo:rsid="29f38e02" officeooo:paragraph-rsid="29f38e02"/>
    </style:style>
    <style:style style:name="P230" style:family="paragraph" style:parent-style-name="Text_20_body" style:list-style-name="L3">
      <style:text-properties officeooo:rsid="29961c8d" officeooo:paragraph-rsid="29961c8d"/>
    </style:style>
    <style:style style:name="P231" style:family="paragraph" style:parent-style-name="Text_20_body" style:list-style-name="L3">
      <style:text-properties officeooo:rsid="2630337a" officeooo:paragraph-rsid="29c8fc9f"/>
    </style:style>
    <style:style style:name="P232" style:family="paragraph" style:parent-style-name="Text_20_body" style:list-style-name="L3">
      <style:text-properties officeooo:rsid="29c8fc9f" officeooo:paragraph-rsid="29c8fc9f"/>
    </style:style>
    <style:style style:name="P233" style:family="paragraph" style:parent-style-name="Text_20_body" style:list-style-name="L3">
      <style:text-properties officeooo:rsid="263211f9" officeooo:paragraph-rsid="29c8fc9f"/>
    </style:style>
    <style:style style:name="P234" style:family="paragraph" style:parent-style-name="Text_20_body" style:list-style-name="L4">
      <style:text-properties officeooo:rsid="29515b8c" officeooo:paragraph-rsid="29515b8c"/>
    </style:style>
    <style:style style:name="P235" style:family="paragraph" style:parent-style-name="Text_20_body" style:list-style-name="L7">
      <style:text-properties officeooo:rsid="29515b8c" officeooo:paragraph-rsid="29515b8c"/>
    </style:style>
    <style:style style:name="P236" style:family="paragraph" style:parent-style-name="Text_20_body" style:list-style-name="L5">
      <style:text-properties officeooo:rsid="294dbbf9" officeooo:paragraph-rsid="294dbbf9"/>
    </style:style>
    <style:style style:name="P237" style:family="paragraph" style:parent-style-name="Text_20_body" style:list-style-name="L6">
      <style:text-properties officeooo:rsid="294bc6b9" officeooo:paragraph-rsid="294bc6b9"/>
    </style:style>
    <style:style style:name="P238" style:family="paragraph" style:parent-style-name="Text_20_body" style:list-style-name="L6">
      <style:text-properties officeooo:rsid="29e6a04c" officeooo:paragraph-rsid="29e6a04c"/>
    </style:style>
    <style:style style:name="P239" style:family="paragraph" style:parent-style-name="Text_20_body" style:list-style-name="L7">
      <style:text-properties officeooo:rsid="295ccb54" officeooo:paragraph-rsid="295ccb54"/>
    </style:style>
    <style:style style:name="P240" style:family="paragraph" style:parent-style-name="Text_20_body" style:list-style-name="L8">
      <style:text-properties officeooo:rsid="29130de9" officeooo:paragraph-rsid="29130de9"/>
    </style:style>
    <style:style style:name="P241" style:family="paragraph" style:parent-style-name="Text_20_body" style:list-style-name="L9">
      <style:text-properties officeooo:paragraph-rsid="287d2c9d"/>
    </style:style>
    <style:style style:name="P242" style:family="paragraph" style:parent-style-name="Text_20_body" style:list-style-name="L10">
      <style:text-properties officeooo:paragraph-rsid="266e12c9"/>
    </style:style>
    <style:style style:name="P243" style:family="paragraph" style:parent-style-name="Text_20_body" style:list-style-name="L10">
      <style:text-properties officeooo:rsid="266e12c9" officeooo:paragraph-rsid="266e12c9"/>
    </style:style>
    <style:style style:name="P244" style:family="paragraph" style:parent-style-name="Text_20_body" style:list-style-name="L11">
      <style:text-properties officeooo:rsid="2970d609" officeooo:paragraph-rsid="2970d609"/>
    </style:style>
    <style:style style:name="P245" style:family="paragraph" style:parent-style-name="Text_20_body" style:list-style-name="L12">
      <style:text-properties officeooo:rsid="297a4db5" officeooo:paragraph-rsid="297a4db5"/>
    </style:style>
    <style:style style:name="P246" style:family="paragraph" style:parent-style-name="Text_20_body" style:list-style-name="L12">
      <style:text-properties officeooo:rsid="29722be7" officeooo:paragraph-rsid="29722be7"/>
    </style:style>
    <style:style style:name="P247" style:family="paragraph" style:parent-style-name="Text_20_body" style:list-style-name="L12">
      <style:text-properties officeooo:rsid="2973e04b" officeooo:paragraph-rsid="2973e04b"/>
    </style:style>
    <style:style style:name="P248" style:family="paragraph" style:parent-style-name="Text_20_body" style:list-style-name="L13">
      <style:text-properties officeooo:rsid="2981f907" officeooo:paragraph-rsid="2981f907"/>
    </style:style>
    <style:style style:name="P249" style:family="paragraph" style:parent-style-name="Text_20_body" style:list-style-name="L14">
      <style:text-properties officeooo:paragraph-rsid="2981f907"/>
    </style:style>
    <style:style style:name="P250" style:family="paragraph" style:parent-style-name="Text_20_body" style:list-style-name="L15">
      <style:text-properties officeooo:paragraph-rsid="290619f9"/>
    </style:style>
    <style:style style:name="P251" style:family="paragraph" style:parent-style-name="Text_20_body" style:list-style-name="L16">
      <style:text-properties officeooo:paragraph-rsid="28ff8a0c"/>
    </style:style>
    <style:style style:name="P252" style:family="paragraph" style:parent-style-name="Text_20_body" style:list-style-name="L16">
      <style:text-properties fo:font-style="normal" officeooo:rsid="17e6c942" officeooo:paragraph-rsid="2903ed8a" style:font-style-asian="normal" style:font-style-complex="normal"/>
    </style:style>
    <style:style style:name="P253" style:family="paragraph" style:parent-style-name="Text_20_body" style:list-style-name="L16">
      <style:text-properties fo:font-style="normal" officeooo:rsid="17e6c942" officeooo:paragraph-rsid="292f3adc" style:font-style-asian="normal" style:font-style-complex="normal"/>
    </style:style>
    <style:style style:name="P254" style:family="paragraph" style:parent-style-name="Text_20_body" style:list-style-name="L16">
      <style:text-properties fo:font-style="normal" officeooo:rsid="17e6c942" officeooo:paragraph-rsid="28ff8a0c" style:font-style-asian="normal" style:font-style-complex="normal"/>
    </style:style>
    <style:style style:name="P255" style:family="paragraph" style:parent-style-name="Text_20_body" style:list-style-name="L16">
      <style:text-properties fo:font-style="normal" officeooo:rsid="17e6c942" officeooo:paragraph-rsid="29090231" style:font-style-asian="normal" style:font-style-complex="normal"/>
    </style:style>
    <style:style style:name="P256" style:family="paragraph" style:parent-style-name="Text_20_body" style:list-style-name="L17">
      <style:text-properties fo:font-style="normal" officeooo:rsid="28c54d8e" officeooo:paragraph-rsid="28c54d8e" style:font-style-asian="normal" style:font-style-complex="normal"/>
    </style:style>
    <style:style style:name="P257" style:family="paragraph" style:parent-style-name="Text_20_body" style:list-style-name="L17">
      <style:text-properties fo:font-style="normal" officeooo:rsid="28fa9cc2" officeooo:paragraph-rsid="292164fb" style:font-style-asian="normal" style:font-style-complex="normal"/>
    </style:style>
    <style:style style:name="P258" style:family="paragraph" style:parent-style-name="Text_20_body" style:list-style-name="L17">
      <style:text-properties fo:font-style="normal" officeooo:rsid="28fa9cc2" officeooo:paragraph-rsid="29201ac6" style:font-style-asian="normal" style:font-style-complex="normal"/>
    </style:style>
    <style:style style:name="P259" style:family="paragraph" style:parent-style-name="Text_20_body" style:list-style-name="L19">
      <style:text-properties fo:font-style="normal" officeooo:rsid="28fa9cc2" officeooo:paragraph-rsid="2935dcfb" style:font-style-asian="normal" style:font-style-complex="normal"/>
    </style:style>
    <style:style style:name="P260" style:family="paragraph" style:parent-style-name="Text_20_body" style:list-style-name="L23">
      <style:text-properties fo:font-style="normal" officeooo:rsid="27f392a0" officeooo:paragraph-rsid="2819cb8a" style:font-style-asian="normal" style:font-style-complex="normal"/>
    </style:style>
    <style:style style:name="P261" style:family="paragraph" style:parent-style-name="Text_20_body" style:list-style-name="L23">
      <style:text-properties fo:font-style="normal" officeooo:rsid="27f392a0" officeooo:paragraph-rsid="2a18df2b" style:font-style-asian="normal" style:font-style-complex="normal"/>
    </style:style>
    <style:style style:name="P262" style:family="paragraph" style:parent-style-name="Text_20_body" style:list-style-name="L35">
      <style:text-properties fo:font-style="normal" officeooo:rsid="2738801d" officeooo:paragraph-rsid="2a1cfa81" style:font-style-asian="normal" style:font-style-complex="normal"/>
    </style:style>
    <style:style style:name="P263" style:family="paragraph" style:parent-style-name="Text_20_body">
      <style:text-properties fo:font-style="normal" officeooo:rsid="27f0fe41" officeooo:paragraph-rsid="2a18df2b" style:font-style-asian="normal" style:font-style-complex="normal"/>
    </style:style>
    <style:style style:name="P264" style:family="paragraph" style:parent-style-name="Text_20_body">
      <style:text-properties fo:font-style="normal" officeooo:rsid="27f0fe41" officeooo:paragraph-rsid="2a1a1aad" style:font-style-asian="normal" style:font-style-complex="normal"/>
    </style:style>
    <style:style style:name="P265" style:family="paragraph" style:parent-style-name="Text_20_body">
      <style:text-properties fo:font-style="normal" officeooo:rsid="27350553" officeooo:paragraph-rsid="2a18df2b" style:font-style-asian="normal" style:font-style-complex="normal"/>
    </style:style>
    <style:style style:name="P266" style:family="paragraph" style:parent-style-name="Text_20_body">
      <style:text-properties fo:font-style="normal" officeooo:rsid="27eb7722" officeooo:paragraph-rsid="2a1a1aad" style:font-style-asian="normal" style:font-style-complex="normal"/>
    </style:style>
    <style:style style:name="P267" style:family="paragraph" style:parent-style-name="Text_20_body">
      <style:text-properties fo:font-style="normal" officeooo:rsid="27dd4a13" officeooo:paragraph-rsid="2a1a1aad" style:font-style-asian="normal" style:font-style-complex="normal"/>
    </style:style>
    <style:style style:name="P268" style:family="paragraph" style:parent-style-name="Text_20_body" style:list-style-name="L28">
      <style:text-properties fo:font-style="normal" fo:font-weight="bold" officeooo:rsid="29e1254f" officeooo:paragraph-rsid="29e1254f" style:font-style-asian="normal" style:font-weight-asian="bold" style:font-style-complex="normal" style:font-weight-complex="bold"/>
    </style:style>
    <style:style style:name="P269" style:family="paragraph" style:parent-style-name="Text_20_body" style:list-style-name="L28">
      <style:text-properties fo:font-style="normal" fo:font-weight="bold" officeooo:rsid="29e1254f" officeooo:paragraph-rsid="2a1a1aad" style:font-style-asian="normal" style:font-weight-asian="bold" style:font-style-complex="normal" style:font-weight-complex="bold"/>
    </style:style>
    <style:style style:name="P270" style:family="paragraph" style:parent-style-name="Text_20_body" style:list-style-name="L30">
      <style:text-properties fo:font-style="normal" style:text-underline-style="none" officeooo:rsid="29aaf50b" officeooo:paragraph-rsid="29aaf50b" style:font-style-asian="normal" style:font-style-complex="normal"/>
    </style:style>
    <style:style style:name="P271" style:family="paragraph" style:parent-style-name="Text_20_body" style:list-style-name="L30">
      <style:text-properties fo:font-style="normal" style:text-underline-style="none" officeooo:rsid="29aaf50b" officeooo:paragraph-rsid="2a1cfa81" style:font-style-asian="normal" style:font-style-complex="normal"/>
    </style:style>
    <style:style style:name="P272" style:family="paragraph" style:parent-style-name="Text_20_body" style:list-style-name="L34">
      <style:text-properties fo:font-style="normal" style:text-underline-style="none" officeooo:rsid="29e284b1" officeooo:paragraph-rsid="29e284b1" style:font-style-asian="normal" style:font-style-complex="normal"/>
    </style:style>
    <style:style style:name="P273" style:family="paragraph" style:parent-style-name="Text_20_body" style:list-style-name="L18">
      <style:text-properties officeooo:paragraph-rsid="28a3b4f7"/>
    </style:style>
    <style:style style:name="P274" style:family="paragraph" style:parent-style-name="Text_20_body" style:list-style-name="L19">
      <style:text-properties officeooo:paragraph-rsid="290d3fbb"/>
    </style:style>
    <style:style style:name="P275" style:family="paragraph" style:parent-style-name="Text_20_body" style:list-style-name="L20">
      <style:text-properties officeooo:rsid="284ed08a" officeooo:paragraph-rsid="28a0da05"/>
    </style:style>
    <style:style style:name="P276" style:family="paragraph" style:parent-style-name="Text_20_body" style:list-style-name="L21">
      <style:text-properties officeooo:rsid="17e6c942" officeooo:paragraph-rsid="2800a9bc"/>
    </style:style>
    <style:style style:name="P277" style:family="paragraph" style:parent-style-name="Text_20_body" style:list-style-name="L33">
      <style:text-properties officeooo:rsid="17e6c942" officeooo:paragraph-rsid="28661f56"/>
    </style:style>
    <style:style style:name="P278" style:family="paragraph" style:parent-style-name="Text_20_body" style:list-style-name="L33">
      <style:text-properties officeooo:rsid="17e6c942" officeooo:paragraph-rsid="2866ef2d"/>
    </style:style>
    <style:style style:name="P279" style:family="paragraph" style:parent-style-name="Text_20_body" style:list-style-name="L33">
      <style:text-properties officeooo:rsid="17e6c942" officeooo:paragraph-rsid="286860cd"/>
    </style:style>
    <style:style style:name="P280" style:family="paragraph" style:parent-style-name="Text_20_body" style:list-style-name="L33">
      <style:text-properties officeooo:rsid="17e6c942" officeooo:paragraph-rsid="286a527c"/>
    </style:style>
    <style:style style:name="P281" style:family="paragraph" style:parent-style-name="Text_20_body" style:list-style-name="L33">
      <style:text-properties officeooo:rsid="17e6c942" officeooo:paragraph-rsid="28715c74"/>
    </style:style>
    <style:style style:name="P282" style:family="paragraph" style:parent-style-name="Text_20_body" style:list-style-name="L33">
      <style:text-properties officeooo:rsid="17e6c942" officeooo:paragraph-rsid="28679c86"/>
    </style:style>
    <style:style style:name="P283" style:family="paragraph" style:parent-style-name="Text_20_body" style:list-style-name="L33">
      <style:text-properties officeooo:rsid="17e6c942" officeooo:paragraph-rsid="286ff88c"/>
    </style:style>
    <style:style style:name="P284" style:family="paragraph" style:parent-style-name="Text_20_body" style:list-style-name="L39">
      <style:text-properties officeooo:rsid="17e6c942" officeooo:paragraph-rsid="26ec1902"/>
    </style:style>
    <style:style style:name="P285" style:family="paragraph" style:parent-style-name="Text_20_body" style:list-style-name="L39">
      <style:text-properties officeooo:rsid="17e6c942" officeooo:paragraph-rsid="26ee21f9"/>
    </style:style>
    <style:style style:name="P286" style:family="paragraph" style:parent-style-name="Text_20_body" style:list-style-name="L39">
      <style:text-properties officeooo:rsid="17e6c942" officeooo:paragraph-rsid="26ecb252"/>
    </style:style>
    <style:style style:name="P287" style:family="paragraph" style:parent-style-name="Text_20_body" style:list-style-name="L40">
      <style:text-properties officeooo:rsid="17e6c942" officeooo:paragraph-rsid="26d15f04"/>
    </style:style>
    <style:style style:name="P288" style:family="paragraph" style:parent-style-name="Text_20_body" style:list-style-name="L40">
      <style:text-properties officeooo:rsid="17e6c942" officeooo:paragraph-rsid="26d36516"/>
    </style:style>
    <style:style style:name="P289" style:family="paragraph" style:parent-style-name="Text_20_body" style:list-style-name="L48">
      <style:text-properties officeooo:rsid="17e6c942" officeooo:paragraph-rsid="2a1a1aad"/>
    </style:style>
    <style:style style:name="P290" style:family="paragraph" style:parent-style-name="Text_20_body">
      <style:text-properties officeooo:rsid="17e6c942" officeooo:paragraph-rsid="2a1a1aad"/>
    </style:style>
    <style:style style:name="P291" style:family="paragraph" style:parent-style-name="Text_20_body" style:list-style-name="L22">
      <style:text-properties officeooo:paragraph-rsid="2a18df2b"/>
    </style:style>
    <style:style style:name="P292" style:family="paragraph" style:parent-style-name="Text_20_body" style:list-style-name="L24">
      <style:text-properties officeooo:paragraph-rsid="29995283"/>
    </style:style>
    <style:style style:name="P293" style:family="paragraph" style:parent-style-name="Text_20_body" style:list-style-name="L25">
      <style:text-properties officeooo:paragraph-rsid="29995283"/>
    </style:style>
    <style:style style:name="P294" style:family="paragraph" style:parent-style-name="Text_20_body" style:list-style-name="L25">
      <style:text-properties officeooo:paragraph-rsid="299f01f7"/>
    </style:style>
    <style:style style:name="P295" style:family="paragraph" style:parent-style-name="Text_20_body" style:list-style-name="L25">
      <style:text-properties officeooo:paragraph-rsid="299ad1d2"/>
    </style:style>
    <style:style style:name="P296" style:family="paragraph" style:parent-style-name="Text_20_body" style:list-style-name="L25">
      <style:text-properties officeooo:rsid="299ca2ec" officeooo:paragraph-rsid="299ca2ec"/>
    </style:style>
    <style:style style:name="P297" style:family="paragraph" style:parent-style-name="Text_20_body" style:list-style-name="L26">
      <style:text-properties officeooo:paragraph-rsid="29645d30"/>
    </style:style>
    <style:style style:name="P298" style:family="paragraph" style:parent-style-name="Text_20_body" style:list-style-name="L26">
      <style:text-properties officeooo:paragraph-rsid="296935da"/>
    </style:style>
    <style:style style:name="P299" style:family="paragraph" style:parent-style-name="Text_20_body" style:list-style-name="L27">
      <style:text-properties officeooo:paragraph-rsid="29ba11ee"/>
    </style:style>
    <style:style style:name="P300" style:family="paragraph" style:parent-style-name="Text_20_body" style:list-style-name="L28">
      <style:text-properties fo:language="cs" fo:country="CZ" fo:font-style="normal" fo:font-weight="normal" officeooo:rsid="29e1254f" officeooo:paragraph-rsid="29e1254f" style:font-style-asian="normal" style:font-weight-asian="normal" style:font-style-complex="normal" style:font-weight-complex="normal"/>
    </style:style>
    <style:style style:name="P301" style:family="paragraph" style:parent-style-name="Text_20_body" style:list-style-name="L28">
      <style:text-properties fo:language="cs" fo:country="CZ" fo:font-style="normal" fo:font-weight="normal" officeooo:rsid="29e1254f" officeooo:paragraph-rsid="2a1a1aad" style:font-style-asian="normal" style:font-weight-asian="normal" style:font-style-complex="normal" style:font-weight-complex="normal"/>
    </style:style>
    <style:style style:name="P302" style:family="paragraph" style:parent-style-name="Text_20_body" style:list-style-name="L29">
      <style:text-properties officeooo:rsid="28590130" officeooo:paragraph-rsid="28590130"/>
    </style:style>
    <style:style style:name="P303" style:family="paragraph" style:parent-style-name="Text_20_body" style:list-style-name="L47">
      <style:text-properties officeooo:rsid="28590130" officeooo:paragraph-rsid="2a1a1aad"/>
    </style:style>
    <style:style style:name="P304" style:family="paragraph" style:parent-style-name="Text_20_body" style:list-style-name="L31">
      <style:text-properties officeooo:paragraph-rsid="29a71874"/>
    </style:style>
    <style:style style:name="P305" style:family="paragraph" style:parent-style-name="Text_20_body" style:list-style-name="L32">
      <style:text-properties officeooo:paragraph-rsid="2988820b"/>
    </style:style>
    <style:style style:name="P306" style:family="paragraph" style:parent-style-name="Text_20_body" style:list-style-name="L32">
      <style:text-properties officeooo:paragraph-rsid="2a1a1aad"/>
    </style:style>
    <style:style style:name="P307" style:family="paragraph" style:parent-style-name="Text_20_body" style:list-style-name="L32">
      <style:text-properties fo:font-style="italic" officeooo:rsid="2981f907" officeooo:paragraph-rsid="29961c8d" style:font-style-asian="italic" style:font-style-complex="italic"/>
    </style:style>
    <style:style style:name="P308" style:family="paragraph" style:parent-style-name="Text_20_body" style:list-style-name="L32">
      <style:text-properties fo:font-style="italic" officeooo:rsid="2981f907" officeooo:paragraph-rsid="2a1a1aad" style:font-style-asian="italic" style:font-style-complex="italic"/>
    </style:style>
    <style:style style:name="P309" style:family="paragraph" style:parent-style-name="Text_20_body" style:list-style-name="L42">
      <style:text-properties fo:font-style="italic" officeooo:rsid="26da25e0" officeooo:paragraph-rsid="26e6e731" style:font-style-asian="italic" style:font-style-complex="italic"/>
    </style:style>
    <style:style style:name="P310" style:family="paragraph" style:parent-style-name="Text_20_body">
      <style:text-properties fo:font-style="italic" officeooo:rsid="283820ca" officeooo:paragraph-rsid="2a18df2b" style:font-style-asian="italic" style:font-style-complex="italic"/>
    </style:style>
    <style:style style:name="P311" style:family="paragraph" style:parent-style-name="Text_20_body">
      <style:text-properties fo:font-style="italic" officeooo:rsid="2750f31d" officeooo:paragraph-rsid="2a18df2b" style:font-style-asian="italic" style:font-style-complex="italic"/>
    </style:style>
    <style:style style:name="P312" style:family="paragraph" style:parent-style-name="Text_20_body">
      <style:text-properties fo:font-style="italic" officeooo:rsid="2750f31d" officeooo:paragraph-rsid="2a1a1aad" style:font-style-asian="italic" style:font-style-complex="italic"/>
    </style:style>
    <style:style style:name="P313" style:family="paragraph" style:parent-style-name="Text_20_body">
      <style:text-properties fo:font-style="italic" officeooo:rsid="2750f31d" officeooo:paragraph-rsid="2a1cfa81" style:font-style-asian="italic" style:font-style-complex="italic"/>
    </style:style>
    <style:style style:name="P314" style:family="paragraph" style:parent-style-name="Text_20_body">
      <style:text-properties fo:font-style="italic" officeooo:rsid="27ef7ad8" officeooo:paragraph-rsid="2a18df2b" style:font-style-asian="italic" style:font-style-complex="italic"/>
    </style:style>
    <style:style style:name="P315" style:family="paragraph" style:parent-style-name="Text_20_body">
      <style:text-properties fo:font-style="italic" officeooo:rsid="2983cd33" officeooo:paragraph-rsid="2a1a1aad" style:font-style-asian="italic" style:font-style-complex="italic"/>
    </style:style>
    <style:style style:name="P316" style:family="paragraph" style:parent-style-name="Text_20_body">
      <style:text-properties fo:font-style="italic" officeooo:rsid="275a5bf3" officeooo:paragraph-rsid="2a1a1aad" style:font-style-asian="italic" style:font-style-complex="italic"/>
    </style:style>
    <style:style style:name="P317" style:family="paragraph" style:parent-style-name="Text_20_body">
      <style:text-properties fo:font-style="italic" officeooo:rsid="17e6c942" officeooo:paragraph-rsid="2a1a1aad" style:font-style-asian="italic" style:font-style-complex="italic"/>
    </style:style>
    <style:style style:name="P318" style:family="paragraph" style:parent-style-name="Text_20_body">
      <style:text-properties fo:font-style="italic" officeooo:rsid="274fdb04" officeooo:paragraph-rsid="2a1cfa81" style:font-style-asian="italic" style:font-style-complex="italic"/>
    </style:style>
    <style:style style:name="P319" style:family="paragraph" style:parent-style-name="Text_20_body">
      <style:text-properties fo:font-style="italic" officeooo:rsid="2748990a" officeooo:paragraph-rsid="2a1cfa81" style:font-style-asian="italic" style:font-style-complex="italic"/>
    </style:style>
    <style:style style:name="P320" style:family="paragraph" style:parent-style-name="Text_20_body">
      <style:text-properties fo:font-style="italic" officeooo:rsid="28301bf5" officeooo:paragraph-rsid="2a1cfa81" style:font-style-asian="italic" style:font-style-complex="italic"/>
    </style:style>
    <style:style style:name="P321" style:family="paragraph" style:parent-style-name="Text_20_body" style:list-style-name="L33">
      <style:text-properties officeooo:paragraph-rsid="27611167"/>
    </style:style>
    <style:style style:name="P322" style:family="paragraph" style:parent-style-name="Text_20_body" style:list-style-name="L33">
      <style:text-properties officeooo:paragraph-rsid="286c724b"/>
    </style:style>
    <style:style style:name="P323" style:family="paragraph" style:parent-style-name="Text_20_body" style:list-style-name="L33">
      <style:text-properties officeooo:paragraph-rsid="28661f56"/>
    </style:style>
    <style:style style:name="P324" style:family="paragraph" style:parent-style-name="Text_20_body" style:list-style-name="L34">
      <style:text-properties officeooo:paragraph-rsid="2794b590"/>
    </style:style>
    <style:style style:name="P325" style:family="paragraph" style:parent-style-name="Text_20_body" style:list-style-name="L35">
      <style:text-properties officeooo:paragraph-rsid="2738801d"/>
    </style:style>
    <style:style style:name="P326" style:family="paragraph" style:parent-style-name="Text_20_body" style:list-style-name="L35">
      <style:text-properties officeooo:paragraph-rsid="2a1cfa81"/>
    </style:style>
    <style:style style:name="P327" style:family="paragraph" style:parent-style-name="Text_20_body" style:list-style-name="L35">
      <style:text-properties officeooo:rsid="273ae6ca" officeooo:paragraph-rsid="273ae6ca"/>
    </style:style>
    <style:style style:name="P328" style:family="paragraph" style:parent-style-name="Text_20_body" style:list-style-name="L35">
      <style:text-properties officeooo:rsid="273ae6ca" officeooo:paragraph-rsid="2a1cfa81"/>
    </style:style>
    <style:style style:name="P329" style:family="paragraph" style:parent-style-name="Text_20_body" style:list-style-name="L35">
      <style:text-properties officeooo:rsid="273e3f29" officeooo:paragraph-rsid="273e3f29"/>
    </style:style>
    <style:style style:name="P330" style:family="paragraph" style:parent-style-name="Text_20_body" style:list-style-name="L35">
      <style:text-properties officeooo:rsid="273e3f29" officeooo:paragraph-rsid="2a1cfa81"/>
    </style:style>
    <style:style style:name="P331" style:family="paragraph" style:parent-style-name="Text_20_body" style:list-style-name="L36">
      <style:text-properties officeooo:rsid="27958f96" officeooo:paragraph-rsid="27958f96"/>
    </style:style>
    <style:style style:name="P332" style:family="paragraph" style:parent-style-name="Text_20_body" style:list-style-name="L36">
      <style:text-properties officeooo:rsid="27958f96" officeooo:paragraph-rsid="2a1cfa81"/>
    </style:style>
    <style:style style:name="P333" style:family="paragraph" style:parent-style-name="Text_20_body" style:list-style-name="L36">
      <style:text-properties officeooo:rsid="2796d2f6" officeooo:paragraph-rsid="2796d2f6"/>
    </style:style>
    <style:style style:name="P334" style:family="paragraph" style:parent-style-name="Text_20_body" style:list-style-name="L36">
      <style:text-properties officeooo:rsid="2796d2f6" officeooo:paragraph-rsid="2a1cfa81"/>
    </style:style>
    <style:style style:name="P335" style:family="paragraph" style:parent-style-name="Text_20_body" style:list-style-name="L37">
      <style:text-properties officeooo:rsid="2829b265" officeooo:paragraph-rsid="282b3b91"/>
    </style:style>
    <style:style style:name="P336" style:family="paragraph" style:parent-style-name="Text_20_body" style:list-style-name="L37">
      <style:text-properties officeooo:rsid="2829b265" officeooo:paragraph-rsid="28301bf5"/>
    </style:style>
    <style:style style:name="P337" style:family="paragraph" style:parent-style-name="Text_20_body" style:list-style-name="L37">
      <style:text-properties officeooo:rsid="2829b265" officeooo:paragraph-rsid="283325de"/>
    </style:style>
    <style:style style:name="P338" style:family="paragraph" style:parent-style-name="Text_20_body" style:list-style-name="L50">
      <style:text-properties officeooo:rsid="2829b265" officeooo:paragraph-rsid="2a1cfa81"/>
    </style:style>
    <style:style style:name="P339" style:family="paragraph" style:parent-style-name="Text_20_body">
      <style:text-properties officeooo:rsid="2829b265" officeooo:paragraph-rsid="2a1cfa81"/>
    </style:style>
    <style:style style:name="P340" style:family="paragraph" style:parent-style-name="Text_20_body" style:list-style-name="L38">
      <style:text-properties officeooo:paragraph-rsid="26c7af33"/>
    </style:style>
    <style:style style:name="P341" style:family="paragraph" style:parent-style-name="Text_20_body" style:list-style-name="L38">
      <style:text-properties officeooo:rsid="26ae7694" officeooo:paragraph-rsid="2775f45a"/>
    </style:style>
    <style:style style:name="P342" style:family="paragraph" style:parent-style-name="Text_20_body" style:list-style-name="L38">
      <style:text-properties fo:font-weight="bold" officeooo:rsid="2774dace" officeooo:paragraph-rsid="2774dace" style:font-weight-asian="bold" style:font-weight-complex="bold"/>
    </style:style>
    <style:style style:name="P343" style:family="paragraph" style:parent-style-name="Text_20_body">
      <style:text-properties fo:font-weight="bold" officeooo:rsid="27958f96" officeooo:paragraph-rsid="2a1cfa81" style:font-weight-asian="bold" style:font-weight-complex="bold"/>
    </style:style>
    <style:style style:name="P344" style:family="paragraph" style:parent-style-name="Text_20_body" style:list-style-name="L38">
      <style:text-properties officeooo:rsid="2774dace" officeooo:paragraph-rsid="2774dace"/>
    </style:style>
    <style:style style:name="P345" style:family="paragraph" style:parent-style-name="Text_20_body" style:list-style-name="L38">
      <style:text-properties officeooo:rsid="26f9802d" officeooo:paragraph-rsid="26fbf756"/>
    </style:style>
    <style:style style:name="P346" style:family="paragraph" style:parent-style-name="Text_20_body" style:list-style-name="L41">
      <style:text-properties officeooo:rsid="2706f839" officeooo:paragraph-rsid="2706f839"/>
    </style:style>
    <style:style style:name="P347" style:family="paragraph" style:parent-style-name="Text_20_body" style:list-style-name="L41">
      <style:text-properties officeooo:rsid="2705f4df" officeooo:paragraph-rsid="26a8d4af"/>
    </style:style>
    <style:style style:name="P348" style:family="paragraph" style:parent-style-name="Text_20_body" style:list-style-name="L43">
      <style:text-properties officeooo:paragraph-rsid="2726737a"/>
    </style:style>
    <style:style style:name="P349" style:family="paragraph" style:parent-style-name="Text_20_body" style:list-style-name="L44">
      <style:text-properties officeooo:rsid="26da25e0" officeooo:paragraph-rsid="26e58a3c"/>
    </style:style>
    <style:style style:name="P350" style:family="paragraph" style:parent-style-name="Text_20_body" style:list-style-name="L45">
      <style:text-properties officeooo:rsid="26936a8c" officeooo:paragraph-rsid="26e03ca8"/>
    </style:style>
    <style:style style:name="P351" style:family="paragraph" style:parent-style-name="Text_20_body" style:list-style-name="L45">
      <style:text-properties officeooo:rsid="26d8fc9c" officeooo:paragraph-rsid="26e15b30"/>
    </style:style>
    <style:style style:name="P352" style:family="paragraph" style:parent-style-name="Text_20_body" style:list-style-name="L45">
      <style:text-properties officeooo:rsid="26d8fc9c" officeooo:paragraph-rsid="26e0b8c7"/>
    </style:style>
    <style:style style:name="P353" style:family="paragraph" style:parent-style-name="Text_20_body" style:list-style-name="L46">
      <style:text-properties officeooo:rsid="17d7660b" officeooo:paragraph-rsid="272cb78a"/>
    </style:style>
    <style:style style:name="P354" style:family="paragraph" style:parent-style-name="Text_20_body" style:list-style-name="L46">
      <style:text-properties officeooo:rsid="1b81f85d" officeooo:paragraph-rsid="272cb78a"/>
    </style:style>
    <style:style style:name="P355" style:family="paragraph" style:parent-style-name="Text_20_body">
      <style:text-properties officeooo:rsid="29f3fef1" officeooo:paragraph-rsid="29f3fef1"/>
    </style:style>
    <style:style style:name="P356" style:family="paragraph" style:parent-style-name="Text_20_body">
      <style:text-properties officeooo:rsid="2a0f47d0" officeooo:paragraph-rsid="281de97a"/>
    </style:style>
    <style:style style:name="P357" style:family="paragraph" style:parent-style-name="Text_20_body">
      <style:text-properties officeooo:rsid="2a0f47d0" officeooo:paragraph-rsid="2a18df2b"/>
    </style:style>
    <style:style style:name="P358" style:family="paragraph" style:parent-style-name="Text_20_body">
      <style:text-properties officeooo:paragraph-rsid="295f1c38"/>
    </style:style>
    <style:style style:name="P359" style:family="paragraph" style:parent-style-name="Text_20_body">
      <style:text-properties officeooo:rsid="27d9b9dd" officeooo:paragraph-rsid="2a18df2b"/>
    </style:style>
    <style:style style:name="P360" style:family="paragraph" style:parent-style-name="Text_20_body">
      <style:text-properties officeooo:rsid="27ba6314" officeooo:paragraph-rsid="2a18df2b"/>
    </style:style>
    <style:style style:name="P361" style:family="paragraph" style:parent-style-name="Text_20_body">
      <style:text-properties officeooo:rsid="2a18df2b" officeooo:paragraph-rsid="2a18df2b"/>
    </style:style>
    <style:style style:name="P362" style:family="paragraph" style:parent-style-name="Text_20_body">
      <style:text-properties officeooo:rsid="2a18df2b" officeooo:paragraph-rsid="2a20905e"/>
    </style:style>
    <style:style style:name="P363" style:family="paragraph" style:parent-style-name="Text_20_body">
      <style:text-properties officeooo:paragraph-rsid="2a1a1aad"/>
    </style:style>
    <style:style style:name="P364" style:family="paragraph" style:parent-style-name="Text_20_body">
      <style:text-properties officeooo:rsid="2853910b" officeooo:paragraph-rsid="2a1a1aad"/>
    </style:style>
    <style:style style:name="P365" style:family="paragraph" style:parent-style-name="Text_20_body" style:list-style-name="L48">
      <style:text-properties officeooo:paragraph-rsid="2a1a1aad"/>
    </style:style>
    <style:style style:name="P366" style:family="paragraph" style:parent-style-name="Text_20_body">
      <style:text-properties officeooo:rsid="2a1a1aad" officeooo:paragraph-rsid="2a1a1aad"/>
    </style:style>
    <style:style style:name="P367" style:family="paragraph" style:parent-style-name="Text_20_body">
      <style:text-properties officeooo:rsid="2a1a1aad" officeooo:paragraph-rsid="2a1ba76b"/>
    </style:style>
    <style:style style:name="P368" style:family="paragraph" style:parent-style-name="Text_20_body">
      <style:text-properties officeooo:rsid="274fdb04" officeooo:paragraph-rsid="2a1cfa81"/>
    </style:style>
    <style:style style:name="P369" style:family="paragraph" style:parent-style-name="Text_20_body">
      <style:text-properties officeooo:rsid="27350553" officeooo:paragraph-rsid="2a1cfa81"/>
    </style:style>
    <style:style style:name="P370" style:family="paragraph" style:parent-style-name="Text_20_body">
      <style:text-properties officeooo:paragraph-rsid="2a1cfa81"/>
    </style:style>
    <style:style style:name="P371" style:family="paragraph" style:parent-style-name="Text_20_body" style:list-style-name="L49">
      <style:text-properties officeooo:paragraph-rsid="2a1cfa81"/>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7da5a4f" style:font-style-asian="italic" style:font-style-complex="italic"/>
    </style:style>
    <style:style style:name="T9" style:family="text">
      <style:text-properties fo:language="cs" fo:country="CZ" fo:font-style="italic" officeooo:rsid="29264fe1" style:font-style-asian="italic" style:font-style-complex="italic"/>
    </style:style>
    <style:style style:name="T10" style:family="text">
      <style:text-properties fo:language="cs" fo:country="CZ" fo:font-style="italic" officeooo:rsid="285227e7" style:font-style-asian="italic" style:font-style-complex="italic"/>
    </style:style>
    <style:style style:name="T11" style:family="text">
      <style:text-properties fo:language="cs" fo:country="CZ" fo:font-style="italic" officeooo:rsid="284a5191" style:font-style-asian="italic" style:font-style-complex="italic"/>
    </style:style>
    <style:style style:name="T12" style:family="text">
      <style:text-properties fo:language="cs" fo:country="CZ" fo:font-style="italic" officeooo:rsid="29d97e1f" style:font-style-asian="italic" style:font-style-complex="italic"/>
    </style:style>
    <style:style style:name="T13" style:family="text">
      <style:text-properties fo:language="cs" fo:country="CZ" fo:font-style="italic" officeooo:rsid="29dd45df" style:font-style-asian="italic" style:font-style-complex="italic"/>
    </style:style>
    <style:style style:name="T14" style:family="text">
      <style:text-properties fo:language="cs" fo:country="CZ" fo:font-style="italic" officeooo:rsid="2a0cadf3" style:font-style-asian="italic" style:font-style-complex="italic"/>
    </style:style>
    <style:style style:name="T15" style:family="text">
      <style:text-properties fo:language="cs" fo:country="CZ" fo:font-style="italic" style:text-underline-style="solid" style:text-underline-width="auto" style:text-underline-color="font-color" officeooo:rsid="29264fe1" style:font-style-asian="italic" style:font-style-complex="italic"/>
    </style:style>
    <style:style style:name="T16" style:family="text">
      <style:text-properties fo:language="cs" fo:country="CZ" fo:font-style="italic" style:text-underline-style="solid" style:text-underline-width="auto" style:text-underline-color="font-color" officeooo:rsid="285227e7" style:font-style-asian="italic" style:font-style-complex="italic"/>
    </style:style>
    <style:style style:name="T17" style:family="text">
      <style:text-properties fo:language="cs" fo:country="CZ" fo:font-style="italic" style:text-underline-style="none" officeooo:rsid="29264fe1" style:font-style-asian="italic" style:font-style-complex="italic"/>
    </style:style>
    <style:style style:name="T18" style:family="text">
      <style:text-properties fo:language="cs" fo:country="CZ" fo:font-style="italic" style:text-underline-style="none" officeooo:rsid="29dbf107" style:font-style-asian="italic" style:font-style-complex="italic"/>
    </style:style>
    <style:style style:name="T19" style:family="text">
      <style:text-properties fo:language="cs" fo:country="CZ" fo:font-style="normal" style:font-style-asian="normal" style:font-style-complex="normal"/>
    </style:style>
    <style:style style:name="T20" style:family="text">
      <style:text-properties fo:language="cs" fo:country="CZ" fo:font-style="normal" officeooo:rsid="27b40b88" style:font-style-asian="normal" style:font-style-complex="normal"/>
    </style:style>
    <style:style style:name="T21" style:family="text">
      <style:text-properties fo:language="cs" fo:country="CZ" fo:font-style="normal" officeooo:rsid="27bb24ac" style:font-style-asian="normal" style:font-style-complex="normal"/>
    </style:style>
    <style:style style:name="T22" style:family="text">
      <style:text-properties fo:language="cs" fo:country="CZ" fo:font-style="normal" officeooo:rsid="27f392a0" style:font-style-asian="normal" style:font-style-complex="normal"/>
    </style:style>
    <style:style style:name="T23" style:family="text">
      <style:text-properties fo:language="cs" fo:country="CZ" fo:font-style="normal" officeooo:rsid="28195eca" style:font-style-asian="normal" style:font-style-complex="normal"/>
    </style:style>
    <style:style style:name="T24" style:family="text">
      <style:text-properties fo:language="cs" fo:country="CZ" fo:font-style="normal" officeooo:rsid="27d9b9dd" style:font-style-asian="normal" style:font-style-complex="normal"/>
    </style:style>
    <style:style style:name="T25" style:family="text">
      <style:text-properties fo:language="cs" fo:country="CZ" fo:font-style="normal" officeooo:rsid="27da5a4f" style:font-style-asian="normal" style:font-style-complex="normal"/>
    </style:style>
    <style:style style:name="T26" style:family="text">
      <style:text-properties fo:language="cs" fo:country="CZ" fo:font-style="normal" officeooo:rsid="28426eb0" style:font-style-asian="normal" style:font-style-complex="normal"/>
    </style:style>
    <style:style style:name="T27" style:family="text">
      <style:text-properties fo:language="cs" fo:country="CZ" fo:font-style="normal" officeooo:rsid="2942592e" style:font-style-asian="normal" style:font-style-complex="normal"/>
    </style:style>
    <style:style style:name="T28" style:family="text">
      <style:text-properties fo:language="cs" fo:country="CZ" fo:font-style="normal" officeooo:rsid="29d97e1f" style:font-style-asian="normal" style:font-style-complex="normal"/>
    </style:style>
    <style:style style:name="T29" style:family="text">
      <style:text-properties fo:language="cs" fo:country="CZ" fo:font-style="normal" officeooo:rsid="282237a6" style:font-style-asian="normal" style:font-style-complex="normal"/>
    </style:style>
    <style:style style:name="T30" style:family="text">
      <style:text-properties fo:language="cs" fo:country="CZ" fo:font-style="normal" officeooo:rsid="284a5191" style:font-style-asian="normal" style:font-style-complex="normal"/>
    </style:style>
    <style:style style:name="T31" style:family="text">
      <style:text-properties fo:language="cs" fo:country="CZ" fo:font-style="normal" officeooo:rsid="295f1c38" style:font-style-asian="normal" style:font-style-complex="normal"/>
    </style:style>
    <style:style style:name="T32" style:family="text">
      <style:text-properties fo:language="cs" fo:country="CZ" fo:font-style="normal" officeooo:rsid="28451b0b" style:font-style-asian="normal" style:font-style-complex="normal"/>
    </style:style>
    <style:style style:name="T33" style:family="text">
      <style:text-properties fo:language="cs" fo:country="CZ" fo:font-style="normal" style:text-underline-style="solid" style:text-underline-width="auto" style:text-underline-color="font-color" officeooo:rsid="29d97e1f" style:font-style-asian="normal" style:font-style-complex="normal"/>
    </style:style>
    <style:style style:name="T34" style:family="text">
      <style:text-properties fo:language="cs" fo:country="CZ" fo:font-style="normal" fo:font-weight="bold" officeooo:rsid="282237a6" style:font-style-asian="normal" style:font-weight-asian="bold" style:font-style-complex="normal" style:font-weight-complex="bold"/>
    </style:style>
    <style:style style:name="T35" style:family="text">
      <style:text-properties fo:language="cs" fo:country="CZ" officeooo:rsid="17d91553"/>
    </style:style>
    <style:style style:name="T36" style:family="text">
      <style:text-properties fo:language="cs" fo:country="CZ" officeooo:rsid="17d9dad5"/>
    </style:style>
    <style:style style:name="T37" style:family="text">
      <style:text-properties fo:language="cs" fo:country="CZ" officeooo:rsid="17db9b9e"/>
    </style:style>
    <style:style style:name="T38" style:family="text">
      <style:text-properties fo:language="cs" fo:country="CZ" officeooo:rsid="17dcd279"/>
    </style:style>
    <style:style style:name="T39" style:family="text">
      <style:text-properties fo:language="cs" fo:country="CZ" fo:font-weight="bold" style:font-weight-asian="bold" style:font-weight-complex="bold"/>
    </style:style>
    <style:style style:name="T40" style:family="text">
      <style:text-properties fo:language="cs" fo:country="CZ" fo:font-weight="bold" officeooo:rsid="1fbc58e9" style:font-weight-asian="bold" style:font-weight-complex="bold"/>
    </style:style>
    <style:style style:name="T41" style:family="text">
      <style:text-properties fo:language="cs" fo:country="CZ" fo:font-weight="bold" officeooo:rsid="282237a6" style:font-weight-asian="bold" style:font-weight-complex="bold"/>
    </style:style>
    <style:style style:name="T42" style:family="text">
      <style:text-properties fo:language="cs" fo:country="CZ" officeooo:rsid="1b8046ef"/>
    </style:style>
    <style:style style:name="T43" style:family="text">
      <style:text-properties fo:language="cs" fo:country="CZ" officeooo:rsid="1b81f85d"/>
    </style:style>
    <style:style style:name="T44" style:family="text">
      <style:text-properties fo:language="cs" fo:country="CZ" officeooo:rsid="1b8368fb"/>
    </style:style>
    <style:style style:name="T45" style:family="text">
      <style:text-properties fo:language="cs" fo:country="CZ" officeooo:rsid="1b84ea54"/>
    </style:style>
    <style:style style:name="T46" style:family="text">
      <style:text-properties fo:language="cs" fo:country="CZ" officeooo:rsid="1fb71feb"/>
    </style:style>
    <style:style style:name="T47" style:family="text">
      <style:text-properties fo:language="cs" fo:country="CZ" officeooo:rsid="1fb7ab9e"/>
    </style:style>
    <style:style style:name="T48" style:family="text">
      <style:text-properties fo:language="cs" fo:country="CZ" officeooo:rsid="1fb84d73"/>
    </style:style>
    <style:style style:name="T49" style:family="text">
      <style:text-properties fo:language="cs" fo:country="CZ" officeooo:rsid="1fbb9681"/>
    </style:style>
    <style:style style:name="T50" style:family="text">
      <style:text-properties fo:language="cs" fo:country="CZ" officeooo:rsid="202b4e26"/>
    </style:style>
    <style:style style:name="T51" style:family="text">
      <style:text-properties fo:language="cs" fo:country="CZ" officeooo:rsid="207bc3d6"/>
    </style:style>
    <style:style style:name="T52" style:family="text">
      <style:text-properties fo:language="cs" fo:country="CZ" officeooo:rsid="251ad9ea"/>
    </style:style>
    <style:style style:name="T53" style:family="text">
      <style:text-properties fo:language="cs" fo:country="CZ" officeooo:rsid="251c4000"/>
    </style:style>
    <style:style style:name="T54" style:family="text">
      <style:text-properties fo:language="cs" fo:country="CZ" officeooo:rsid="251cdb86"/>
    </style:style>
    <style:style style:name="T55" style:family="text">
      <style:text-properties fo:language="cs" fo:country="CZ" officeooo:rsid="273164f3"/>
    </style:style>
    <style:style style:name="T56" style:family="text">
      <style:text-properties fo:language="cs" fo:country="CZ" officeooo:rsid="27bb24ac"/>
    </style:style>
    <style:style style:name="T57" style:family="text">
      <style:text-properties fo:language="cs" fo:country="CZ" officeooo:rsid="281de97a"/>
    </style:style>
    <style:style style:name="T58" style:family="text">
      <style:text-properties fo:language="cs" fo:country="CZ" officeooo:rsid="28200880"/>
    </style:style>
    <style:style style:name="T59" style:family="text">
      <style:text-properties fo:language="cs" fo:country="CZ" officeooo:rsid="28213d47"/>
    </style:style>
    <style:style style:name="T60" style:family="text">
      <style:text-properties fo:language="cs" fo:country="CZ" officeooo:rsid="2821b2a5"/>
    </style:style>
    <style:style style:name="T61" style:family="text">
      <style:text-properties fo:language="cs" fo:country="CZ" officeooo:rsid="282237a6"/>
    </style:style>
    <style:style style:name="T62" style:family="text">
      <style:text-properties fo:language="cs" fo:country="CZ" officeooo:rsid="283ede64"/>
    </style:style>
    <style:style style:name="T63" style:family="text">
      <style:text-properties fo:language="cs" fo:country="CZ" officeooo:rsid="28426eb0"/>
    </style:style>
    <style:style style:name="T64" style:family="text">
      <style:text-properties fo:language="cs" fo:country="CZ" officeooo:rsid="28451b0b"/>
    </style:style>
    <style:style style:name="T65" style:family="text">
      <style:text-properties fo:language="cs" fo:country="CZ" officeooo:rsid="28520c6c"/>
    </style:style>
    <style:style style:name="T66" style:family="text">
      <style:text-properties fo:language="cs" fo:country="CZ" officeooo:rsid="2942592e"/>
    </style:style>
    <style:style style:name="T67" style:family="text">
      <style:text-properties fo:language="cs" fo:country="CZ" officeooo:rsid="294390a8"/>
    </style:style>
    <style:style style:name="T68" style:family="text">
      <style:text-properties fo:language="cs" fo:country="CZ" officeooo:rsid="284a5191"/>
    </style:style>
    <style:style style:name="T69" style:family="text">
      <style:text-properties fo:language="cs" fo:country="CZ" officeooo:rsid="295f1c38"/>
    </style:style>
    <style:style style:name="T70" style:family="text">
      <style:text-properties fo:language="cs" fo:country="CZ" fo:font-weight="normal" style:font-weight-asian="normal" style:font-weight-complex="normal"/>
    </style:style>
    <style:style style:name="T71" style:family="text">
      <style:text-properties fo:language="cs" fo:country="CZ" officeooo:rsid="2a0ab732"/>
    </style:style>
    <style:style style:name="T72" style:family="text">
      <style:text-properties fo:language="cs" fo:country="CZ" officeooo:rsid="2a0cadf3"/>
    </style:style>
    <style:style style:name="T73" style:family="text">
      <style:text-properties fo:language="cs" fo:country="CZ" officeooo:rsid="2a0e528b"/>
    </style:style>
    <style:style style:name="T74" style:family="text">
      <style:text-properties fo:language="cs" fo:country="CZ" officeooo:rsid="2a10fa17"/>
    </style:style>
    <style:style style:name="T75" style:family="text">
      <style:text-properties fo:language="cs" fo:country="CZ" officeooo:rsid="2a14d74b"/>
    </style:style>
    <style:style style:name="T76" style:family="text">
      <style:text-properties fo:font-style="italic" style:font-style-asian="italic" style:font-style-complex="italic"/>
    </style:style>
    <style:style style:name="T77" style:family="text">
      <style:text-properties fo:font-style="italic" officeooo:rsid="15520144" style:font-style-asian="italic" style:font-style-complex="italic"/>
    </style:style>
    <style:style style:name="T78" style:family="text">
      <style:text-properties fo:font-style="italic" officeooo:rsid="26c8cb7a" style:font-style-asian="italic" style:font-style-complex="italic"/>
    </style:style>
    <style:style style:name="T79" style:family="text">
      <style:text-properties fo:font-style="italic" officeooo:rsid="26f2a356" style:font-style-asian="italic" style:font-style-complex="italic"/>
    </style:style>
    <style:style style:name="T80" style:family="text">
      <style:text-properties fo:font-style="italic" officeooo:rsid="2702a9f6" style:font-style-asian="italic" style:font-style-complex="italic"/>
    </style:style>
    <style:style style:name="T81" style:family="text">
      <style:text-properties fo:font-style="italic" officeooo:rsid="2740c793" style:font-style-asian="italic" style:font-style-complex="italic"/>
    </style:style>
    <style:style style:name="T82" style:family="text">
      <style:text-properties fo:font-style="italic" officeooo:rsid="2783b192" style:font-style-asian="italic" style:font-style-complex="italic"/>
    </style:style>
    <style:style style:name="T83" style:family="text">
      <style:text-properties fo:font-style="italic" officeooo:rsid="2814d50f" style:font-style-asian="italic" style:font-style-complex="italic"/>
    </style:style>
    <style:style style:name="T84" style:family="text">
      <style:text-properties fo:font-style="italic" officeooo:rsid="284a5191" style:font-style-asian="italic" style:font-style-complex="italic"/>
    </style:style>
    <style:style style:name="T85" style:family="text">
      <style:text-properties fo:font-style="italic" officeooo:rsid="287944d5" style:font-style-asian="italic" style:font-style-complex="italic"/>
    </style:style>
    <style:style style:name="T86" style:family="text">
      <style:text-properties fo:font-style="italic" officeooo:rsid="28a2e098" style:font-style-asian="italic" style:font-style-complex="italic"/>
    </style:style>
    <style:style style:name="T87" style:family="text">
      <style:text-properties fo:font-style="italic" officeooo:rsid="29201ac6" style:font-style-asian="italic" style:font-style-complex="italic"/>
    </style:style>
    <style:style style:name="T88" style:family="text">
      <style:text-properties fo:font-style="italic" officeooo:rsid="2952b3f6" style:font-style-asian="italic" style:font-style-complex="italic"/>
    </style:style>
    <style:style style:name="T89" style:family="text">
      <style:text-properties fo:font-style="italic" officeooo:rsid="299ad1d2" style:font-style-asian="italic" style:font-style-complex="italic"/>
    </style:style>
    <style:style style:name="T90" style:family="text">
      <style:text-properties fo:font-style="italic" officeooo:rsid="299f01f7" style:font-style-asian="italic" style:font-style-complex="italic"/>
    </style:style>
    <style:style style:name="T91" style:family="text">
      <style:text-properties fo:font-style="italic" officeooo:rsid="299fb11a" style:font-style-asian="italic" style:font-style-complex="italic"/>
    </style:style>
    <style:style style:name="T92" style:family="text">
      <style:text-properties fo:font-style="italic" officeooo:rsid="29a09a34" style:font-style-asian="italic" style:font-style-complex="italic"/>
    </style:style>
    <style:style style:name="T93" style:family="text">
      <style:text-properties fo:font-style="italic" officeooo:rsid="2750f31d" style:font-style-asian="italic" style:font-style-complex="italic"/>
    </style:style>
    <style:style style:name="T94" style:family="text">
      <style:text-properties fo:font-style="italic" officeooo:rsid="27e2dc8a" style:font-style-asian="italic" style:font-style-complex="italic"/>
    </style:style>
    <style:style style:name="T95" style:family="text">
      <style:text-properties fo:font-style="italic" officeooo:rsid="29ca9711" style:font-style-asian="italic" style:font-style-complex="italic"/>
    </style:style>
    <style:style style:name="T96" style:family="text">
      <style:text-properties fo:font-style="italic" officeooo:rsid="29cbfb64" style:font-style-asian="italic" style:font-style-complex="italic"/>
    </style:style>
    <style:style style:name="T97" style:family="text">
      <style:text-properties fo:font-style="italic" officeooo:rsid="29b72064" style:font-style-asian="italic" style:font-style-complex="italic"/>
    </style:style>
    <style:style style:name="T98" style:family="text">
      <style:text-properties fo:font-style="italic" officeooo:rsid="29e284b1" style:font-style-asian="italic" style:font-style-complex="italic"/>
    </style:style>
    <style:style style:name="T99" style:family="text">
      <style:text-properties fo:font-style="italic" officeooo:rsid="2794b590" style:font-style-asian="italic" style:font-style-complex="italic"/>
    </style:style>
    <style:style style:name="T100" style:family="text">
      <style:text-properties fo:font-style="italic" officeooo:rsid="27dd4a13" style:font-style-asian="italic" style:font-style-complex="italic"/>
    </style:style>
    <style:style style:name="T101" style:family="text">
      <style:text-properties fo:font-style="italic" officeooo:rsid="29d4e64a" style:font-style-asian="italic" style:font-style-complex="italic"/>
    </style:style>
    <style:style style:name="T102" style:family="text">
      <style:text-properties fo:font-style="italic" officeooo:rsid="274fdb04" style:font-style-asian="italic" style:font-style-complex="italic"/>
    </style:style>
    <style:style style:name="T103" style:family="text">
      <style:text-properties fo:font-style="italic" style:text-underline-style="none"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style:text-underline-style="solid" style:text-underline-width="auto" style:text-underline-color="font-color" officeooo:rsid="26f2a356" style:font-style-asian="italic" style:font-style-complex="italic"/>
    </style:style>
    <style:style style:name="T106" style:family="text">
      <style:text-properties fo:font-style="normal" style:font-style-asian="normal" style:font-style-complex="normal"/>
    </style:style>
    <style:style style:name="T107" style:family="text">
      <style:text-properties fo:font-style="normal" officeooo:rsid="19e265e8" style:font-style-asian="normal" style:font-style-complex="normal"/>
    </style:style>
    <style:style style:name="T108" style:family="text">
      <style:text-properties fo:font-style="normal" officeooo:rsid="26fbf756" style:font-style-asian="normal" style:font-style-complex="normal"/>
    </style:style>
    <style:style style:name="T109" style:family="text">
      <style:text-properties fo:font-style="normal" officeooo:rsid="27360cc4" style:font-style-asian="normal" style:font-style-complex="normal"/>
    </style:style>
    <style:style style:name="T110" style:family="text">
      <style:text-properties fo:font-style="normal" officeooo:rsid="2737d4ef" style:font-style-asian="normal" style:font-style-complex="normal"/>
    </style:style>
    <style:style style:name="T111" style:family="text">
      <style:text-properties fo:font-style="normal" officeooo:rsid="2738801d" style:font-style-asian="normal" style:font-style-complex="normal"/>
    </style:style>
    <style:style style:name="T112" style:family="text">
      <style:text-properties fo:font-style="normal" officeooo:rsid="2740c793" style:font-style-asian="normal" style:font-style-complex="normal"/>
    </style:style>
    <style:style style:name="T113" style:family="text">
      <style:text-properties fo:font-style="normal" officeooo:rsid="27581f62" style:font-style-asian="normal" style:font-style-complex="normal"/>
    </style:style>
    <style:style style:name="T114" style:family="text">
      <style:text-properties fo:font-style="normal" officeooo:rsid="275dd37e" style:font-style-asian="normal" style:font-style-complex="normal"/>
    </style:style>
    <style:style style:name="T115" style:family="text">
      <style:text-properties fo:font-style="normal" officeooo:rsid="283683b9" style:font-style-asian="normal" style:font-style-complex="normal"/>
    </style:style>
    <style:style style:name="T116" style:family="text">
      <style:text-properties fo:font-style="normal" officeooo:rsid="287d2c9d" style:font-style-asian="normal" style:font-style-complex="normal"/>
    </style:style>
    <style:style style:name="T117" style:family="text">
      <style:text-properties fo:font-style="normal" officeooo:rsid="287944d5" style:font-style-asian="normal" style:font-style-complex="normal"/>
    </style:style>
    <style:style style:name="T118" style:family="text">
      <style:text-properties fo:font-style="normal" officeooo:rsid="2890dbae" style:font-style-asian="normal" style:font-style-complex="normal"/>
    </style:style>
    <style:style style:name="T119" style:family="text">
      <style:text-properties fo:font-style="normal" officeooo:rsid="289a74d5" style:font-style-asian="normal" style:font-style-complex="normal"/>
    </style:style>
    <style:style style:name="T120" style:family="text">
      <style:text-properties fo:font-style="normal" officeooo:rsid="296c71b6" style:font-style-asian="normal" style:font-style-complex="normal"/>
    </style:style>
    <style:style style:name="T121" style:family="text">
      <style:text-properties fo:font-style="normal" officeooo:rsid="2980577d" style:font-style-asian="normal" style:font-style-complex="normal"/>
    </style:style>
    <style:style style:name="T122" style:family="text">
      <style:text-properties fo:font-style="normal" officeooo:rsid="2981f907" style:font-style-asian="normal" style:font-style-complex="normal"/>
    </style:style>
    <style:style style:name="T123" style:family="text">
      <style:text-properties fo:font-style="normal" officeooo:rsid="2983cd33" style:font-style-asian="normal" style:font-style-complex="normal"/>
    </style:style>
    <style:style style:name="T124" style:family="text">
      <style:text-properties fo:font-style="normal" officeooo:rsid="2984a4c3" style:font-style-asian="normal" style:font-style-complex="normal"/>
    </style:style>
    <style:style style:name="T125" style:family="text">
      <style:text-properties fo:font-style="normal" officeooo:rsid="29869e1b" style:font-style-asian="normal" style:font-style-complex="normal"/>
    </style:style>
    <style:style style:name="T126" style:family="text">
      <style:text-properties fo:font-style="normal" officeooo:rsid="2988820b" style:font-style-asian="normal" style:font-style-complex="normal"/>
    </style:style>
    <style:style style:name="T127" style:family="text">
      <style:text-properties fo:font-style="normal" officeooo:rsid="2994021b" style:font-style-asian="normal" style:font-style-complex="normal"/>
    </style:style>
    <style:style style:name="T128" style:family="text">
      <style:text-properties fo:font-style="normal" officeooo:rsid="298b9b6e" style:font-style-asian="normal" style:font-style-complex="normal"/>
    </style:style>
    <style:style style:name="T129" style:family="text">
      <style:text-properties fo:font-style="normal" officeooo:rsid="29c6e745" style:font-style-asian="normal" style:font-style-complex="normal"/>
    </style:style>
    <style:style style:name="T130" style:family="text">
      <style:text-properties fo:font-style="normal" officeooo:rsid="29e1b3f0" style:font-style-asian="normal" style:font-style-complex="normal"/>
    </style:style>
    <style:style style:name="T131" style:family="text">
      <style:text-properties fo:font-style="normal" officeooo:rsid="2a0a6bf3" style:font-style-asian="normal" style:font-style-complex="normal"/>
    </style:style>
    <style:style style:name="T132" style:family="text">
      <style:text-properties fo:font-style="normal" officeooo:rsid="27dd4a13" style:font-style-asian="normal" style:font-style-complex="normal"/>
    </style:style>
    <style:style style:name="T133" style:family="text">
      <style:text-properties fo:font-style="normal" officeooo:rsid="299fb11a" style:font-style-asian="normal" style:font-style-complex="normal"/>
    </style:style>
    <style:style style:name="T134" style:family="text">
      <style:text-properties fo:font-style="normal" officeooo:rsid="298a66dd" style:font-style-asian="normal" style:font-style-complex="normal"/>
    </style:style>
    <style:style style:name="T135" style:family="text">
      <style:text-properties fo:font-style="normal" officeooo:rsid="2952b3f6" style:font-style-asian="normal" style:font-style-complex="normal"/>
    </style:style>
    <style:style style:name="T136" style:family="text">
      <style:text-properties fo:font-style="normal" officeooo:rsid="29ba11ee"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19e265e8" style:font-style-asian="normal" style:font-weight-asian="bold" style:font-style-complex="normal" style:font-weight-complex="bold"/>
    </style:style>
    <style:style style:name="T139" style:family="text">
      <style:text-properties fo:font-style="normal" fo:font-weight="bold" officeooo:rsid="2980577d" style:font-style-asian="normal" style:font-weight-asian="bold" style:font-style-complex="normal" style:font-weight-complex="bold"/>
    </style:style>
    <style:style style:name="T140" style:family="text">
      <style:text-properties fo:font-style="normal" fo:font-weight="bold" officeooo:rsid="2983cd33" style:font-style-asian="normal" style:font-weight-asian="bold" style:font-style-complex="normal" style:font-weight-complex="bold"/>
    </style:style>
    <style:style style:name="T141" style:family="text">
      <style:text-properties fo:font-style="normal" fo:font-weight="bold" officeooo:rsid="2981f907" style:font-style-asian="normal" style:font-weight-asian="bold" style:font-style-complex="normal" style:font-weight-complex="bold"/>
    </style:style>
    <style:style style:name="T142" style:family="text">
      <style:text-properties fo:font-style="normal" fo:font-weight="bold" officeooo:rsid="2a12f018" style:font-style-asian="normal" style:font-weight-asian="bold" style:font-style-complex="normal" style:font-weight-complex="bold"/>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207a0c1d" style:font-style-asian="normal" style:font-weight-asian="normal" style:font-style-complex="normal" style:font-weight-complex="normal"/>
    </style:style>
    <style:style style:name="T145" style:family="text">
      <style:text-properties fo:font-style="normal" fo:font-weight="normal" officeooo:rsid="25563c75" style:font-style-asian="normal" style:font-weight-asian="normal" style:font-style-complex="normal" style:font-weight-complex="normal"/>
    </style:style>
    <style:style style:name="T146" style:family="text">
      <style:text-properties fo:font-style="normal" fo:font-weight="normal" officeooo:rsid="28301f94" style:font-style-asian="normal" style:font-weight-asian="normal" style:font-style-complex="normal" style:font-weight-complex="normal"/>
    </style:style>
    <style:style style:name="T147" style:family="text">
      <style:text-properties fo:font-style="normal" style:text-underline-style="solid" style:text-underline-width="auto" style:text-underline-color="font-color" officeooo:rsid="2984a4c3" style:font-style-asian="normal" style:font-style-complex="normal"/>
    </style:style>
    <style:style style:name="T148" style:family="text">
      <style:text-properties fo:font-style="normal" style:text-underline-style="solid" style:text-underline-width="auto" style:text-underline-color="font-color" officeooo:rsid="27dd4a13" style:font-style-asian="normal" style:font-style-complex="normal"/>
    </style:style>
    <style:style style:name="T149" style:family="text">
      <style:text-properties fo:font-weight="bold" style:font-weight-asian="bold" style:font-weight-complex="bold"/>
    </style:style>
    <style:style style:name="T150" style:family="text">
      <style:text-properties fo:font-weight="bold" officeooo:rsid="207a0c1d" style:font-weight-asian="bold" style:font-weight-complex="bold"/>
    </style:style>
    <style:style style:name="T151" style:family="text">
      <style:text-properties fo:font-weight="bold" officeooo:rsid="26a9ee82" style:font-weight-asian="bold" style:font-weight-complex="bold"/>
    </style:style>
    <style:style style:name="T152" style:family="text">
      <style:text-properties fo:font-weight="bold" officeooo:rsid="26ab7652" style:font-weight-asian="bold" style:font-weight-complex="bold"/>
    </style:style>
    <style:style style:name="T153" style:family="text">
      <style:text-properties fo:font-weight="bold" officeooo:rsid="28f654b5" style:font-weight-asian="bold" style:font-weight-complex="bold"/>
    </style:style>
    <style:style style:name="T154" style:family="text">
      <style:text-properties fo:font-weight="bold" officeooo:rsid="28fa5655" style:font-weight-asian="bold" style:font-weight-complex="bold"/>
    </style:style>
    <style:style style:name="T155" style:family="text">
      <style:text-properties fo:font-weight="bold" officeooo:rsid="291c77bf" style:font-weight-asian="bold" style:font-weight-complex="bold"/>
    </style:style>
    <style:style style:name="T156" style:family="text">
      <style:text-properties fo:font-weight="bold" officeooo:rsid="29766003" style:font-weight-asian="bold" style:font-weight-complex="bold"/>
    </style:style>
    <style:style style:name="T157" style:family="text">
      <style:text-properties fo:font-weight="bold" officeooo:rsid="29c1d6ca" style:font-weight-asian="bold" style:font-weight-complex="bold"/>
    </style:style>
    <style:style style:name="T158" style:family="text">
      <style:text-properties fo:font-weight="bold" officeooo:rsid="29b72064" style:font-weight-asian="bold" style:font-weight-complex="bold"/>
    </style:style>
    <style:style style:name="T159" style:family="text">
      <style:text-properties fo:font-weight="bold" officeooo:rsid="2a11a906" style:font-weight-asian="bold" style:font-weight-complex="bold"/>
    </style:style>
    <style:style style:name="T160" style:family="text">
      <style:text-properties fo:font-weight="bold" officeooo:rsid="2a12f018" style:font-weight-asian="bold" style:font-weight-complex="bold"/>
    </style:style>
    <style:style style:name="T161" style:family="text">
      <style:text-properties fo:font-weight="bold" officeooo:rsid="2a148a63" style:font-weight-asian="bold" style:font-weight-complex="bold"/>
    </style:style>
    <style:style style:name="T162" style:family="text">
      <style:text-properties fo:font-weight="bold" officeooo:rsid="2a15c51f" style:font-weight-asian="bold" style:font-weight-complex="bold"/>
    </style:style>
    <style:style style:name="T163" style:family="text">
      <style:text-properties fo:font-weight="bold" officeooo:rsid="2a173314" style:font-weight-asian="bold" style:font-weight-complex="bold"/>
    </style:style>
    <style:style style:name="T164" style:family="text">
      <style:text-properties fo:font-weight="bold" officeooo:rsid="2a18bced" style:font-weight-asian="bold" style:font-weight-complex="bold"/>
    </style:style>
    <style:style style:name="T165" style:family="text">
      <style:text-properties fo:font-weight="normal" style:font-weight-asian="normal" style:font-weight-complex="normal"/>
    </style:style>
    <style:style style:name="T166" style:family="text">
      <style:text-properties fo:font-weight="normal" officeooo:rsid="272cb78a" style:font-weight-asian="normal" style:font-weight-complex="normal"/>
    </style:style>
    <style:style style:name="T167" style:family="text">
      <style:text-properties fo:font-weight="normal" officeooo:rsid="2859e9b8" style:font-weight-asian="normal" style:font-weight-complex="normal"/>
    </style:style>
    <style:style style:name="T168" style:family="text">
      <style:text-properties officeooo:rsid="19e265e8"/>
    </style:style>
    <style:style style:name="T169" style:family="text">
      <style:text-properties fo:language="en" fo:country="US" officeooo:rsid="202b4e26"/>
    </style:style>
    <style:style style:name="T170" style:family="text">
      <style:text-properties officeooo:rsid="207a0c1d"/>
    </style:style>
    <style:style style:name="T171" style:family="text">
      <style:text-properties style:text-underline-style="solid" style:text-underline-width="auto" style:text-underline-color="font-color"/>
    </style:style>
    <style:style style:name="T172" style:family="text">
      <style:text-properties style:text-underline-style="solid" style:text-underline-width="auto" style:text-underline-color="font-color" officeooo:rsid="26989a2f"/>
    </style:style>
    <style:style style:name="T173" style:family="text">
      <style:text-properties style:text-underline-style="solid" style:text-underline-width="auto" style:text-underline-color="font-color" officeooo:rsid="26d7526d"/>
    </style:style>
    <style:style style:name="T174" style:family="text">
      <style:text-properties style:text-underline-style="solid" style:text-underline-width="auto" style:text-underline-color="font-color" officeooo:rsid="275aa269"/>
    </style:style>
    <style:style style:name="T175" style:family="text">
      <style:text-properties style:text-underline-style="solid" style:text-underline-width="auto" style:text-underline-color="font-color" officeooo:rsid="28129265"/>
    </style:style>
    <style:style style:name="T176" style:family="text">
      <style:text-properties style:text-underline-style="solid" style:text-underline-width="auto" style:text-underline-color="font-color" officeooo:rsid="17e6c942"/>
    </style:style>
    <style:style style:name="T177" style:family="text">
      <style:text-properties style:text-underline-style="solid" style:text-underline-width="auto" style:text-underline-color="font-color" officeooo:rsid="2896bafe"/>
    </style:style>
    <style:style style:name="T178" style:family="text">
      <style:text-properties style:text-underline-style="solid" style:text-underline-width="auto" style:text-underline-color="font-color" officeooo:rsid="289b8866"/>
    </style:style>
    <style:style style:name="T179" style:family="text">
      <style:text-properties style:text-underline-style="solid" style:text-underline-width="auto" style:text-underline-color="font-color" officeooo:rsid="284ed08a"/>
    </style:style>
    <style:style style:name="T180" style:family="text">
      <style:text-properties style:text-underline-style="solid" style:text-underline-width="auto" style:text-underline-color="font-color" officeooo:rsid="289e4813"/>
    </style:style>
    <style:style style:name="T181" style:family="text">
      <style:text-properties style:text-underline-style="solid" style:text-underline-width="auto" style:text-underline-color="font-color" officeooo:rsid="2783b192"/>
    </style:style>
    <style:style style:name="T182" style:family="text">
      <style:text-properties style:text-underline-style="solid" style:text-underline-width="auto" style:text-underline-color="font-color" officeooo:rsid="28bd5469"/>
    </style:style>
    <style:style style:name="T183" style:family="text">
      <style:text-properties style:text-underline-style="solid" style:text-underline-width="auto" style:text-underline-color="font-color" officeooo:rsid="28e76ce5"/>
    </style:style>
    <style:style style:name="T184" style:family="text">
      <style:text-properties style:text-underline-style="solid" style:text-underline-width="auto" style:text-underline-color="font-color" officeooo:rsid="28c62bc8"/>
    </style:style>
    <style:style style:name="T185" style:family="text">
      <style:text-properties style:text-underline-style="solid" style:text-underline-width="auto" style:text-underline-color="font-color" officeooo:rsid="293b8584"/>
    </style:style>
    <style:style style:name="T186" style:family="text">
      <style:text-properties style:text-underline-style="solid" style:text-underline-width="auto" style:text-underline-color="font-color" officeooo:rsid="29645d30"/>
    </style:style>
    <style:style style:name="T187" style:family="text">
      <style:text-properties style:text-underline-style="solid" style:text-underline-width="auto" style:text-underline-color="font-color" officeooo:rsid="296c71b6"/>
    </style:style>
    <style:style style:name="T188" style:family="text">
      <style:text-properties style:text-underline-style="solid" style:text-underline-width="auto" style:text-underline-color="font-color" officeooo:rsid="29b72064"/>
    </style:style>
    <style:style style:name="T189" style:family="text">
      <style:text-properties style:text-underline-style="solid" style:text-underline-width="auto" style:text-underline-color="font-color" officeooo:rsid="29e284b1"/>
    </style:style>
    <style:style style:name="T190" style:family="text">
      <style:text-properties style:text-underline-style="none"/>
    </style:style>
    <style:style style:name="T191" style:family="text">
      <style:text-properties style:text-underline-style="none" officeooo:rsid="26d7526d"/>
    </style:style>
    <style:style style:name="T192" style:family="text">
      <style:text-properties style:text-underline-style="none" officeooo:rsid="26daeec0"/>
    </style:style>
    <style:style style:name="T193" style:family="text">
      <style:text-properties style:text-underline-style="none" officeooo:rsid="280323f7"/>
    </style:style>
    <style:style style:name="T194" style:family="text">
      <style:text-properties style:text-underline-style="none" officeooo:rsid="289b8866"/>
    </style:style>
    <style:style style:name="T195" style:family="text">
      <style:text-properties style:text-underline-style="none" officeooo:rsid="289e4813"/>
    </style:style>
    <style:style style:name="T196" style:family="text">
      <style:text-properties style:text-underline-style="none" officeooo:rsid="28c62bc8"/>
    </style:style>
    <style:style style:name="T197" style:family="text">
      <style:text-properties style:text-underline-style="none" officeooo:rsid="284ed08a"/>
    </style:style>
    <style:style style:name="T198" style:family="text">
      <style:text-properties style:text-underline-style="none" officeooo:rsid="28ed2fb6"/>
    </style:style>
    <style:style style:name="T199" style:family="text">
      <style:text-properties style:text-underline-style="none" officeooo:rsid="290011b2"/>
    </style:style>
    <style:style style:name="T200" style:family="text">
      <style:text-properties style:text-underline-style="none" officeooo:rsid="296c71b6"/>
    </style:style>
    <style:style style:name="T201" style:family="text">
      <style:text-properties style:text-underline-style="none" officeooo:rsid="29b72064"/>
    </style:style>
    <style:style style:name="T202" style:family="text">
      <style:text-properties style:text-underline-style="none" officeooo:rsid="29e284b1"/>
    </style:style>
    <style:style style:name="T203" style:family="text">
      <style:text-properties style:text-underline-style="none" officeooo:rsid="29e46aeb"/>
    </style:style>
    <style:style style:name="T204" style:family="text">
      <style:text-properties style:text-underline-style="none" officeooo:rsid="29e6026e"/>
    </style:style>
    <style:style style:name="T205" style:family="text">
      <style:text-properties fo:font-variant="normal" fo:text-transform="none" fo:color="#222222" fo:letter-spacing="normal" fo:font-style="normal" officeooo:rsid="19e265e8" style:font-style-asian="normal" style:font-style-complex="normal"/>
    </style:style>
    <style:style style:name="T206" style:family="text">
      <style:text-properties fo:font-variant="normal" fo:text-transform="none" fo:color="#222222" fo:letter-spacing="normal" fo:language="cs" fo:country="CZ"/>
    </style:style>
    <style:style style:name="T207" style:family="text">
      <style:text-properties fo:font-variant="normal" fo:text-transform="none" fo:color="#222222" fo:letter-spacing="normal" fo:language="cs" fo:country="CZ" fo:font-style="normal" style:font-style-asian="normal" style:font-style-complex="normal"/>
    </style:style>
    <style:style style:name="T208" style:family="text">
      <style:text-properties fo:font-variant="normal" fo:text-transform="none" fo:color="#222222" fo:letter-spacing="normal" fo:language="cs" fo:country="CZ" fo:font-style="normal" officeooo:rsid="1d1a7fb6" style:font-style-asian="normal" style:font-style-complex="normal"/>
    </style:style>
    <style:style style:name="T209" style:family="text">
      <style:text-properties fo:font-variant="normal" fo:text-transform="none" fo:color="#222222" fo:letter-spacing="normal" fo:language="cs" fo:country="CZ" fo:font-style="normal" officeooo:rsid="2857abd7" style:font-style-asian="normal" style:font-style-complex="normal"/>
    </style:style>
    <style:style style:name="T210" style:family="text">
      <style:text-properties fo:font-variant="normal" fo:text-transform="none" fo:color="#222222" fo:letter-spacing="normal" fo:language="cs" fo:country="CZ" fo:font-style="normal" officeooo:rsid="28592649" style:font-style-asian="normal" style:font-style-complex="normal"/>
    </style:style>
    <style:style style:name="T211" style:family="text">
      <style:text-properties fo:font-variant="normal" fo:text-transform="none" fo:color="#222222" fo:letter-spacing="normal" fo:language="cs" fo:country="CZ" fo:font-style="normal" officeooo:rsid="19e265e8" style:font-style-asian="normal" style:font-style-complex="normal"/>
    </style:style>
    <style:style style:name="T212" style:family="text">
      <style:text-properties fo:font-variant="normal" fo:text-transform="none" fo:color="#222222" fo:letter-spacing="normal" fo:language="cs" fo:country="CZ" fo:font-style="normal" officeooo:rsid="2988820b" style:font-style-asian="normal" style:font-style-complex="normal"/>
    </style:style>
    <style:style style:name="T213" style:family="text">
      <style:text-properties fo:font-variant="normal" fo:text-transform="none" fo:color="#222222" fo:letter-spacing="normal" fo:language="cs" fo:country="CZ" fo:font-style="normal" officeooo:rsid="29961c8d" style:font-style-asian="normal" style:font-style-complex="normal"/>
    </style:style>
    <style:style style:name="T214" style:family="text">
      <style:text-properties fo:font-variant="normal" fo:text-transform="none" fo:color="#222222" fo:letter-spacing="normal" fo:language="cs" fo:country="CZ" fo:font-style="normal" officeooo:rsid="29995283" style:font-style-asian="normal" style:font-style-complex="normal"/>
    </style:style>
    <style:style style:name="T215" style:family="text">
      <style:text-properties fo:font-variant="normal" fo:text-transform="none" fo:color="#222222" fo:letter-spacing="normal" fo:language="cs" fo:country="CZ" fo:font-style="normal" officeooo:rsid="296eb6ae" style:font-style-asian="normal" style:font-style-complex="normal"/>
    </style:style>
    <style:style style:name="T216" style:family="text">
      <style:text-properties fo:font-variant="normal" fo:text-transform="none" fo:color="#222222" fo:letter-spacing="normal" fo:language="cs" fo:country="CZ" fo:font-style="normal" officeooo:rsid="296f80f8" style:font-style-asian="normal" style:font-style-complex="normal"/>
    </style:style>
    <style:style style:name="T217" style:family="text">
      <style:text-properties fo:font-variant="normal" fo:text-transform="none" fo:color="#222222" fo:letter-spacing="normal" fo:language="cs" fo:country="CZ" fo:font-style="normal" officeooo:rsid="299a3707" style:font-style-asian="normal" style:font-style-complex="normal"/>
    </style:style>
    <style:style style:name="T218"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19"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20"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21" style:family="text">
      <style:text-properties fo:font-variant="normal" fo:text-transform="none" fo:color="#222222" fo:letter-spacing="normal" fo:language="cs" fo:country="CZ" fo:font-style="normal" style:text-underline-style="none" officeooo:rsid="18a287d4" style:font-style-asian="normal" style:font-style-complex="normal"/>
    </style:style>
    <style:style style:name="T222" style:family="text">
      <style:text-properties fo:font-variant="normal" fo:text-transform="none" fo:color="#222222" fo:letter-spacing="normal" fo:language="cs" fo:country="CZ" fo:font-style="normal" style:text-underline-style="none" officeooo:rsid="18a8ff71" style:font-style-asian="normal" style:font-style-complex="normal"/>
    </style:style>
    <style:style style:name="T223" style:family="text">
      <style:text-properties fo:font-variant="normal" fo:text-transform="none" fo:color="#222222" fo:letter-spacing="normal" fo:language="cs" fo:country="CZ" fo:font-style="normal" style:text-underline-style="none" officeooo:rsid="29dae328" style:font-style-asian="normal" style:font-style-complex="normal"/>
    </style:style>
    <style:style style:name="T224"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25"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26" style:family="text">
      <style:text-properties fo:font-variant="normal" fo:text-transform="none" fo:color="#222222" fo:letter-spacing="normal" fo:language="cs" fo:country="CZ" fo:font-style="italic" style:font-style-asian="italic" style:font-style-complex="italic"/>
    </style:style>
    <style:style style:name="T227" style:family="text">
      <style:text-properties fo:font-variant="normal" fo:text-transform="none" fo:color="#222222" fo:letter-spacing="normal" fo:language="cs" fo:country="CZ" fo:font-style="italic" officeooo:rsid="1d1a7fb6" style:font-style-asian="italic" style:font-style-complex="italic"/>
    </style:style>
    <style:style style:name="T228" style:family="text">
      <style:text-properties fo:font-variant="normal" fo:text-transform="none" fo:color="#222222" fo:letter-spacing="normal" fo:language="cs" fo:country="CZ" fo:font-style="italic" officeooo:rsid="2745d62c" style:font-style-asian="italic" style:font-style-complex="italic"/>
    </style:style>
    <style:style style:name="T229" style:family="text">
      <style:text-properties fo:font-variant="normal" fo:text-transform="none" fo:color="#222222" fo:letter-spacing="normal" fo:language="cs" fo:country="CZ" fo:font-style="italic" officeooo:rsid="27f0fe41" style:font-style-asian="italic" style:font-style-complex="italic"/>
    </style:style>
    <style:style style:name="T230" style:family="text">
      <style:text-properties fo:font-variant="normal" fo:text-transform="none" fo:color="#222222" fo:letter-spacing="normal" fo:language="cs" fo:country="CZ" fo:font-style="italic" officeooo:rsid="29995283" style:font-style-asian="italic" style:font-style-complex="italic"/>
    </style:style>
    <style:style style:name="T231"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232"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233"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234" style:family="text">
      <style:text-properties fo:font-variant="normal" fo:text-transform="none" fo:color="#222222" fo:letter-spacing="normal" fo:language="cs" fo:country="CZ" officeooo:rsid="1d1a7fb6"/>
    </style:style>
    <style:style style:name="T235" style:family="text">
      <style:text-properties fo:font-variant="normal" fo:text-transform="none" fo:color="#222222" fo:letter-spacing="normal" fo:language="cs" fo:country="CZ" officeooo:rsid="2745d62c"/>
    </style:style>
    <style:style style:name="T236" style:family="text">
      <style:text-properties fo:font-variant="normal" fo:text-transform="none" fo:color="#222222" fo:letter-spacing="normal" fo:language="cs" fo:country="CZ" officeooo:rsid="27ecaabe"/>
    </style:style>
    <style:style style:name="T237" style:family="text">
      <style:text-properties fo:font-variant="normal" fo:text-transform="none" fo:color="#222222" fo:letter-spacing="normal" fo:language="cs" fo:country="CZ" officeooo:rsid="27ef7ad8"/>
    </style:style>
    <style:style style:name="T238" style:family="text">
      <style:text-properties fo:font-variant="normal" fo:text-transform="none" fo:color="#222222" fo:letter-spacing="normal" fo:language="cs" fo:country="CZ" officeooo:rsid="27f0fe41"/>
    </style:style>
    <style:style style:name="T239" style:family="text">
      <style:text-properties fo:font-variant="normal" fo:text-transform="none" fo:color="#222222" fo:letter-spacing="normal" fo:language="cs" fo:country="CZ" officeooo:rsid="19e265e8"/>
    </style:style>
    <style:style style:name="T240" style:family="text">
      <style:text-properties fo:font-variant="normal" fo:text-transform="none" fo:color="#222222" fo:letter-spacing="normal" fo:language="cs" fo:country="CZ" officeooo:rsid="27f295fc"/>
    </style:style>
    <style:style style:name="T241" style:family="text">
      <style:text-properties fo:font-variant="normal" fo:text-transform="none" fo:color="#222222" fo:letter-spacing="normal" fo:language="cs" fo:country="CZ" officeooo:rsid="27f3ae10"/>
    </style:style>
    <style:style style:name="T242" style:family="text">
      <style:text-properties fo:font-variant="normal" fo:text-transform="none" fo:color="#222222" fo:letter-spacing="normal" fo:language="cs" fo:country="CZ" officeooo:rsid="2847ad8e"/>
    </style:style>
    <style:style style:name="T243" style:family="text">
      <style:text-properties fo:font-variant="normal" fo:text-transform="none" fo:color="#222222" fo:letter-spacing="normal" fo:language="cs" fo:country="CZ" style:text-underline-style="solid" style:text-underline-width="auto" style:text-underline-color="font-color"/>
    </style:style>
    <style:style style:name="T244"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245"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246"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247"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248" style:family="text">
      <style:text-properties fo:font-variant="normal" fo:text-transform="none" fo:color="#222222" fo:letter-spacing="normal" fo:language="cs" fo:country="CZ" officeooo:rsid="2857abd7"/>
    </style:style>
    <style:style style:name="T249" style:family="text">
      <style:text-properties fo:font-variant="normal" fo:text-transform="none" fo:color="#222222" fo:letter-spacing="normal" fo:language="cs" fo:country="CZ" officeooo:rsid="28590130"/>
    </style:style>
    <style:style style:name="T250" style:family="text">
      <style:text-properties fo:font-variant="normal" fo:text-transform="none" fo:color="#222222" fo:letter-spacing="normal" fo:language="cs" fo:country="CZ" officeooo:rsid="289bb0bd"/>
    </style:style>
    <style:style style:name="T251" style:family="text">
      <style:text-properties fo:font-variant="normal" fo:text-transform="none" fo:color="#222222" fo:letter-spacing="normal" fo:language="cs" fo:country="CZ" officeooo:rsid="28e96a34"/>
    </style:style>
    <style:style style:name="T252" style:family="text">
      <style:text-properties fo:font-variant="normal" fo:text-transform="none" fo:color="#222222" fo:letter-spacing="normal" fo:language="cs" fo:country="CZ" officeooo:rsid="28fac9b6"/>
    </style:style>
    <style:style style:name="T253" style:family="text">
      <style:text-properties fo:font-variant="normal" fo:text-transform="none" fo:color="#222222" fo:letter-spacing="normal" fo:language="cs" fo:country="CZ" officeooo:rsid="28fc33eb"/>
    </style:style>
    <style:style style:name="T254" style:family="text">
      <style:text-properties fo:font-variant="normal" fo:text-transform="none" fo:color="#222222" fo:letter-spacing="normal" fo:language="cs" fo:country="CZ" fo:font-weight="bold" officeooo:rsid="19e265e8" style:font-weight-asian="bold" style:font-weight-complex="bold"/>
    </style:style>
    <style:style style:name="T255" style:family="text">
      <style:text-properties fo:font-variant="normal" fo:text-transform="none" fo:color="#222222" fo:letter-spacing="normal" fo:language="cs" fo:country="CZ" style:text-underline-style="none" officeooo:rsid="29264fe1"/>
    </style:style>
    <style:style style:name="T256" style:family="text">
      <style:text-properties fo:font-variant="normal" fo:text-transform="none" fo:color="#222222" fo:letter-spacing="normal" fo:language="cs" fo:country="CZ" style:text-underline-style="none" officeooo:rsid="189e8a08"/>
    </style:style>
    <style:style style:name="T257" style:family="text">
      <style:text-properties fo:font-variant="normal" fo:text-transform="none" fo:color="#222222" fo:letter-spacing="normal" fo:language="cs" fo:country="CZ" style:text-underline-style="none" officeooo:rsid="189f1577"/>
    </style:style>
    <style:style style:name="T258" style:family="text">
      <style:text-properties fo:font-variant="normal" fo:text-transform="none" fo:color="#222222" fo:letter-spacing="normal" fo:language="cs" fo:country="CZ" style:text-underline-style="none" officeooo:rsid="18a287d4"/>
    </style:style>
    <style:style style:name="T259" style:family="text">
      <style:text-properties fo:font-variant="normal" fo:text-transform="none" fo:color="#222222" fo:letter-spacing="normal" fo:language="cs" fo:country="CZ" style:text-underline-style="none" officeooo:rsid="18a8ff71"/>
    </style:style>
    <style:style style:name="T260" style:family="text">
      <style:text-properties fo:font-variant="normal" fo:text-transform="none" fo:color="#222222" fo:letter-spacing="normal" fo:language="cs" fo:country="CZ" style:text-underline-style="none" officeooo:rsid="29dae328"/>
    </style:style>
    <style:style style:name="T261" style:family="text">
      <style:text-properties fo:font-variant="normal" fo:text-transform="none" fo:color="#222222" fo:letter-spacing="normal" fo:language="cs" fo:country="CZ" officeooo:rsid="294899d6"/>
    </style:style>
    <style:style style:name="T262"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26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264"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265"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266"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267"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268"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269"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270"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271"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272"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273"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274"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275"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276"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277"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278"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279"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280"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281"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282"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283"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284"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285"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286"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287"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288"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289"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290"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291"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292"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293"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294"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295"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296"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297"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298"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299"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300"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301"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302"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303"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304"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305"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306"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8fa9cc2"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436"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437"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438"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439"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440"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441"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442"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443"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444"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445"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44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47"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448"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449"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450"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451"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452"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453"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454"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455"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456"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457"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458"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459"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460"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461"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462"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463"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b72064"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490"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491"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492"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493"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494"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495"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496"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497"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498"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499"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500"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501"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502"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503"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504"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505"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506"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507"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508"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509"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510"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511"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512"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513"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514"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515"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516"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517"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518"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519"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520"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521"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522"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523" style:family="text">
      <style:text-properties fo:font-variant="normal" fo:text-transform="none" fo:color="#000000" fo:letter-spacing="normal" fo:language="cs" fo:country="CZ" fo:font-style="italic" style:text-underline-style="none" fo:font-weight="normal" officeooo:rsid="29cc8933" style:font-style-asian="italic" style:font-weight-asian="normal" style:font-style-complex="italic" style:font-weight-complex="normal"/>
    </style:style>
    <style:style style:name="T524"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525"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2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52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528"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29" style:family="text">
      <style:text-properties fo:font-variant="normal" fo:text-transform="none" fo:color="#333333" fo:letter-spacing="normal"/>
    </style:style>
    <style:style style:name="T530" style:family="text">
      <style:text-properties fo:font-variant="normal" fo:text-transform="none" fo:color="#333333" fo:letter-spacing="normal" fo:font-style="normal" officeooo:rsid="15520144" style:font-style-asian="normal" style:font-style-complex="normal"/>
    </style:style>
    <style:style style:name="T531" style:family="text">
      <style:text-properties fo:font-variant="normal" fo:text-transform="none" fo:color="#333333" fo:letter-spacing="normal" fo:font-style="normal" officeooo:rsid="2745d62c" style:font-style-asian="normal" style:font-style-complex="normal"/>
    </style:style>
    <style:style style:name="T532" style:family="text">
      <style:text-properties fo:font-variant="normal" fo:text-transform="none" fo:color="#333333" fo:letter-spacing="normal" fo:font-style="normal" officeooo:rsid="27eb7722" style:font-style-asian="normal" style:font-style-complex="normal"/>
    </style:style>
    <style:style style:name="T533" style:family="text">
      <style:text-properties fo:font-variant="normal" fo:text-transform="none" fo:color="#333333" fo:letter-spacing="normal" fo:font-style="normal" officeooo:rsid="292e76e7" style:font-style-asian="normal" style:font-style-complex="normal"/>
    </style:style>
    <style:style style:name="T534" style:family="text">
      <style:text-properties fo:font-variant="normal" fo:text-transform="none" fo:color="#333333" fo:letter-spacing="normal" fo:font-style="normal" officeooo:rsid="27ec0962" style:font-style-asian="normal" style:font-style-complex="normal"/>
    </style:style>
    <style:style style:name="T535" style:family="text">
      <style:text-properties fo:font-variant="normal" fo:text-transform="none" fo:color="#333333" fo:letter-spacing="normal" fo:font-style="normal" officeooo:rsid="292ed6e3" style:font-style-asian="normal" style:font-style-complex="normal"/>
    </style:style>
    <style:style style:name="T536" style:family="text">
      <style:text-properties fo:font-variant="normal" fo:text-transform="none" fo:color="#333333" fo:letter-spacing="normal" fo:font-style="italic" style:font-style-asian="italic" style:font-style-complex="italic"/>
    </style:style>
    <style:style style:name="T537" style:family="text">
      <style:text-properties fo:font-variant="normal" fo:text-transform="none" fo:color="#333333" fo:letter-spacing="normal" fo:font-style="italic" officeooo:rsid="2745d62c" style:font-style-asian="italic" style:font-style-complex="italic"/>
    </style:style>
    <style:style style:name="T538" style:family="text">
      <style:text-properties fo:font-variant="normal" fo:text-transform="none" fo:color="#333333" fo:letter-spacing="normal" fo:font-style="italic" officeooo:rsid="27eb7722" style:font-style-asian="italic" style:font-style-complex="italic"/>
    </style:style>
    <style:style style:name="T539" style:family="text">
      <style:text-properties fo:font-variant="normal" fo:text-transform="none" fo:color="#333333" fo:letter-spacing="normal" officeooo:rsid="2745d62c"/>
    </style:style>
    <style:style style:name="T540" style:family="text">
      <style:text-properties fo:font-variant="normal" fo:text-transform="none" fo:color="#333333" fo:letter-spacing="normal" officeooo:rsid="27ec0962"/>
    </style:style>
    <style:style style:name="T541" style:family="text">
      <style:text-properties fo:font-variant="normal" fo:text-transform="none" fo:color="#333333" fo:letter-spacing="normal" officeooo:rsid="292e76e7"/>
    </style:style>
    <style:style style:name="T542" style:family="text">
      <style:text-properties fo:font-variant="normal" fo:text-transform="none" fo:color="#333333" fo:letter-spacing="normal" officeooo:rsid="292ed6e3"/>
    </style:style>
    <style:style style:name="T543"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544" style:family="text">
      <style:text-properties officeooo:rsid="24543bc7"/>
    </style:style>
    <style:style style:name="T545" style:family="text">
      <style:text-properties officeooo:rsid="251ce297"/>
    </style:style>
    <style:style style:name="T546" style:family="text">
      <style:text-properties officeooo:rsid="2542d092"/>
    </style:style>
    <style:style style:name="T547" style:family="text">
      <style:text-properties officeooo:rsid="25dfe54b"/>
    </style:style>
    <style:style style:name="T548" style:family="text">
      <style:text-properties officeooo:rsid="2638215c"/>
    </style:style>
    <style:style style:name="T549" style:family="text">
      <style:text-properties officeooo:rsid="26471ce4"/>
    </style:style>
    <style:style style:name="T550" style:family="text">
      <style:text-properties officeooo:rsid="266fa8fe"/>
    </style:style>
    <style:style style:name="T551" style:family="text">
      <style:text-properties officeooo:rsid="2671fb12"/>
    </style:style>
    <style:style style:name="T552" style:family="text">
      <style:text-properties officeooo:rsid="267200fc"/>
    </style:style>
    <style:style style:name="T553" style:family="text">
      <style:text-properties officeooo:rsid="2697720b"/>
    </style:style>
    <style:style style:name="T554" style:family="text">
      <style:text-properties officeooo:rsid="26989a2f"/>
    </style:style>
    <style:style style:name="T555" style:family="text">
      <style:text-properties officeooo:rsid="269dc869"/>
    </style:style>
    <style:style style:name="T556" style:family="text">
      <style:text-properties officeooo:rsid="26a2c07e"/>
    </style:style>
    <style:style style:name="T557" style:family="text">
      <style:text-properties officeooo:rsid="26a4e844"/>
    </style:style>
    <style:style style:name="T558" style:family="text">
      <style:text-properties officeooo:rsid="26a694d9"/>
    </style:style>
    <style:style style:name="T559" style:family="text">
      <style:text-properties officeooo:rsid="26b833f0"/>
    </style:style>
    <style:style style:name="T560" style:family="text">
      <style:text-properties officeooo:rsid="26c2ee38"/>
    </style:style>
    <style:style style:name="T561" style:family="text">
      <style:text-properties officeooo:rsid="26c8cb7a"/>
    </style:style>
    <style:style style:name="T562" style:family="text">
      <style:text-properties officeooo:rsid="26d36516"/>
    </style:style>
    <style:style style:name="T563" style:family="text">
      <style:text-properties officeooo:rsid="26d7526d"/>
    </style:style>
    <style:style style:name="T564" style:family="text">
      <style:text-properties officeooo:rsid="26e7fa1f"/>
    </style:style>
    <style:style style:name="T565" style:family="text">
      <style:text-properties officeooo:rsid="26f34754"/>
    </style:style>
    <style:style style:name="T566" style:family="text">
      <style:text-properties officeooo:rsid="26f505f0"/>
    </style:style>
    <style:style style:name="T567" style:family="text">
      <style:text-properties officeooo:rsid="26fbf756"/>
    </style:style>
    <style:style style:name="T568" style:family="text">
      <style:text-properties officeooo:rsid="270ccdb0"/>
    </style:style>
    <style:style style:name="T569" style:family="text">
      <style:text-properties officeooo:rsid="270db580"/>
    </style:style>
    <style:style style:name="T570" style:family="text">
      <style:text-properties officeooo:rsid="27159c3b"/>
    </style:style>
    <style:style style:name="T571" style:family="text">
      <style:text-properties officeooo:rsid="27309ce7"/>
    </style:style>
    <style:style style:name="T572" style:family="text">
      <style:text-properties officeooo:rsid="2735fc92"/>
    </style:style>
    <style:style style:name="T573" style:family="text">
      <style:text-properties officeooo:rsid="2745d62c"/>
    </style:style>
    <style:style style:name="T574" style:family="text">
      <style:text-properties officeooo:rsid="2750f31d"/>
    </style:style>
    <style:style style:name="T575" style:family="text">
      <style:text-properties officeooo:rsid="275aa269"/>
    </style:style>
    <style:style style:name="T576" style:family="text">
      <style:text-properties officeooo:rsid="2774dace"/>
    </style:style>
    <style:style style:name="T577" style:family="text">
      <style:text-properties officeooo:rsid="2783b192"/>
    </style:style>
    <style:style style:name="T578" style:family="text">
      <style:text-properties officeooo:rsid="2797fc5b"/>
    </style:style>
    <style:style style:name="T579" style:family="text">
      <style:text-properties officeooo:rsid="279f4f03"/>
    </style:style>
    <style:style style:name="T580" style:family="text">
      <style:text-properties officeooo:rsid="27a0dee9"/>
    </style:style>
    <style:style style:name="T581" style:family="text">
      <style:text-properties officeooo:rsid="27a306cd"/>
    </style:style>
    <style:style style:name="T582" style:family="text">
      <style:text-properties officeooo:rsid="27a5b8df"/>
    </style:style>
    <style:style style:name="T583" style:family="text">
      <style:text-properties officeooo:rsid="27a5e4db"/>
    </style:style>
    <style:style style:name="T584" style:family="text">
      <style:text-properties officeooo:rsid="27a6e520"/>
    </style:style>
    <style:style style:name="T585" style:family="text">
      <style:text-properties officeooo:rsid="27a88f70"/>
    </style:style>
    <style:style style:name="T586" style:family="text">
      <style:text-properties officeooo:rsid="27a8fd9a"/>
    </style:style>
    <style:style style:name="T587" style:family="text">
      <style:text-properties officeooo:rsid="280323f7"/>
    </style:style>
    <style:style style:name="T588" style:family="text">
      <style:text-properties officeooo:rsid="280dabbd"/>
    </style:style>
    <style:style style:name="T589" style:family="text">
      <style:text-properties officeooo:rsid="28301bf5"/>
    </style:style>
    <style:style style:name="T590" style:family="text">
      <style:text-properties officeooo:rsid="2839631f"/>
    </style:style>
    <style:style style:name="T591" style:family="text">
      <style:text-properties officeooo:rsid="283d0077"/>
    </style:style>
    <style:style style:name="T592" style:family="text">
      <style:text-properties officeooo:rsid="284a5191"/>
    </style:style>
    <style:style style:name="T593" style:family="text">
      <style:text-properties officeooo:rsid="2859e9b8"/>
    </style:style>
    <style:style style:name="T594" style:family="text">
      <style:text-properties officeooo:rsid="28646340"/>
    </style:style>
    <style:style style:name="T595" style:family="text">
      <style:text-properties officeooo:rsid="287944d5"/>
    </style:style>
    <style:style style:name="T596" style:family="text">
      <style:text-properties officeooo:rsid="28912d11"/>
    </style:style>
    <style:style style:name="T597" style:family="text">
      <style:text-properties officeooo:rsid="17e6c942"/>
    </style:style>
    <style:style style:name="T598" style:family="text">
      <style:text-properties officeooo:rsid="28951655"/>
    </style:style>
    <style:style style:name="T599" style:family="text">
      <style:text-properties officeooo:rsid="2896bafe"/>
    </style:style>
    <style:style style:name="T600" style:family="text">
      <style:text-properties officeooo:rsid="289824b7"/>
    </style:style>
    <style:style style:name="T601" style:family="text">
      <style:text-properties officeooo:rsid="2898625d"/>
    </style:style>
    <style:style style:name="T602" style:family="text">
      <style:text-properties officeooo:rsid="289a74d5"/>
    </style:style>
    <style:style style:name="T603" style:family="text">
      <style:text-properties officeooo:rsid="289b8866"/>
    </style:style>
    <style:style style:name="T604" style:family="text">
      <style:text-properties officeooo:rsid="284ed08a"/>
    </style:style>
    <style:style style:name="T605" style:family="text">
      <style:text-properties officeooo:rsid="28acdd98"/>
    </style:style>
    <style:style style:name="T606" style:family="text">
      <style:text-properties officeooo:rsid="28af6c2b"/>
    </style:style>
    <style:style style:name="T607" style:family="text">
      <style:text-properties officeooo:rsid="28d418db"/>
    </style:style>
    <style:style style:name="T608" style:family="text">
      <style:text-properties officeooo:rsid="28d541cb"/>
    </style:style>
    <style:style style:name="T609" style:family="text">
      <style:text-properties officeooo:rsid="28db3678"/>
    </style:style>
    <style:style style:name="T610" style:family="text">
      <style:text-properties officeooo:rsid="28e048ea"/>
    </style:style>
    <style:style style:name="T611" style:family="text">
      <style:text-properties officeooo:rsid="28e2a33c"/>
    </style:style>
    <style:style style:name="T612" style:family="text">
      <style:text-properties officeooo:rsid="28e87d10"/>
    </style:style>
    <style:style style:name="T613" style:family="text">
      <style:text-properties officeooo:rsid="28eaa0d5"/>
    </style:style>
    <style:style style:name="T614" style:family="text">
      <style:text-properties officeooo:rsid="28ebcfd8"/>
    </style:style>
    <style:style style:name="T615" style:family="text">
      <style:text-properties officeooo:rsid="28f84b09"/>
    </style:style>
    <style:style style:name="T616" style:family="text">
      <style:text-properties officeooo:rsid="28f9fa77"/>
    </style:style>
    <style:style style:name="T617" style:family="text">
      <style:text-properties officeooo:rsid="28fda46e"/>
    </style:style>
    <style:style style:name="T618" style:family="text">
      <style:text-properties officeooo:rsid="2915a271"/>
    </style:style>
    <style:style style:name="T619" style:family="text">
      <style:text-properties officeooo:rsid="291a21a4"/>
    </style:style>
    <style:style style:name="T620" style:family="text">
      <style:text-properties officeooo:rsid="291c77bf"/>
    </style:style>
    <style:style style:name="T621" style:family="text">
      <style:text-properties officeooo:rsid="291d9679"/>
    </style:style>
    <style:style style:name="T622" style:family="text">
      <style:text-properties officeooo:rsid="29201ac6"/>
    </style:style>
    <style:style style:name="T623" style:family="text">
      <style:text-properties officeooo:rsid="292ac0c9"/>
    </style:style>
    <style:style style:name="T624" style:family="text">
      <style:text-properties officeooo:rsid="293996c1"/>
    </style:style>
    <style:style style:name="T625" style:family="text">
      <style:text-properties officeooo:rsid="293a8481"/>
    </style:style>
    <style:style style:name="T626" style:family="text">
      <style:text-properties officeooo:rsid="293b8584"/>
    </style:style>
    <style:style style:name="T627" style:family="text">
      <style:text-properties officeooo:rsid="294a5abc"/>
    </style:style>
    <style:style style:name="T628" style:family="text">
      <style:text-properties officeooo:rsid="2951e672"/>
    </style:style>
    <style:style style:name="T629" style:family="text">
      <style:text-properties officeooo:rsid="2952b3f6"/>
    </style:style>
    <style:style style:name="T630" style:family="text">
      <style:text-properties officeooo:rsid="295b4878"/>
    </style:style>
    <style:style style:name="T631" style:family="text">
      <style:text-properties officeooo:rsid="295dac73"/>
    </style:style>
    <style:style style:name="T632" style:family="text">
      <style:text-properties officeooo:rsid="29636b46"/>
    </style:style>
    <style:style style:name="T633" style:family="text">
      <style:text-properties officeooo:rsid="29645d30"/>
    </style:style>
    <style:style style:name="T634" style:family="text">
      <style:text-properties officeooo:rsid="296935da"/>
    </style:style>
    <style:style style:name="T635" style:family="text">
      <style:text-properties officeooo:rsid="296c71b6"/>
    </style:style>
    <style:style style:name="T636" style:family="text">
      <style:text-properties officeooo:rsid="2970d609"/>
    </style:style>
    <style:style style:name="T637" style:family="text">
      <style:text-properties officeooo:rsid="2973e04b"/>
    </style:style>
    <style:style style:name="T638" style:family="text">
      <style:text-properties officeooo:rsid="29766003"/>
    </style:style>
    <style:style style:name="T639" style:family="text">
      <style:text-properties officeooo:rsid="297935e3"/>
    </style:style>
    <style:style style:name="T640" style:family="text">
      <style:text-properties officeooo:rsid="297ba3cd"/>
    </style:style>
    <style:style style:name="T641" style:family="text">
      <style:text-properties officeooo:rsid="297cddd1"/>
    </style:style>
    <style:style style:name="T642" style:family="text">
      <style:text-properties officeooo:rsid="297e60ac"/>
    </style:style>
    <style:style style:name="T643" style:family="text">
      <style:text-properties officeooo:rsid="2984a4c3"/>
    </style:style>
    <style:style style:name="T644" style:family="text">
      <style:text-properties officeooo:rsid="298a66dd"/>
    </style:style>
    <style:style style:name="T645" style:family="text">
      <style:text-properties officeooo:rsid="299ad1d2"/>
    </style:style>
    <style:style style:name="T646" style:family="text">
      <style:text-properties officeooo:rsid="299ddd6b"/>
    </style:style>
    <style:style style:name="T647" style:family="text">
      <style:text-properties officeooo:rsid="299fb11a"/>
    </style:style>
    <style:style style:name="T648" style:family="text">
      <style:text-properties officeooo:rsid="29a09a34"/>
    </style:style>
    <style:style style:name="T649" style:family="text">
      <style:text-properties officeooo:rsid="29a1bf74"/>
    </style:style>
    <style:style style:name="T650" style:family="text">
      <style:text-properties officeooo:rsid="29b72064"/>
    </style:style>
    <style:style style:name="T651" style:family="text">
      <style:text-properties officeooo:rsid="27e2dc8a"/>
    </style:style>
    <style:style style:name="T652" style:family="text">
      <style:text-properties officeooo:rsid="29c1d6ca"/>
    </style:style>
    <style:style style:name="T653" style:family="text">
      <style:text-properties officeooo:rsid="29c6e745"/>
    </style:style>
    <style:style style:name="T654" style:family="text">
      <style:text-properties officeooo:rsid="29c833c3"/>
    </style:style>
    <style:style style:name="T655" style:family="text">
      <style:text-properties officeooo:rsid="29c8fc9f"/>
    </style:style>
    <style:style style:name="T656" style:family="text">
      <style:text-properties officeooo:rsid="29cbfb64"/>
    </style:style>
    <style:style style:name="T657" style:family="text">
      <style:text-properties officeooo:rsid="29d4e64a"/>
    </style:style>
    <style:style style:name="T658" style:family="text">
      <style:text-properties officeooo:rsid="29e1b3f0"/>
    </style:style>
    <style:style style:name="T659" style:family="text">
      <style:text-properties officeooo:rsid="29e284b1"/>
    </style:style>
    <style:style style:name="T660" style:family="text">
      <style:text-properties officeooo:rsid="2794b590"/>
    </style:style>
    <style:style style:name="T661" style:family="text">
      <style:text-properties officeooo:rsid="29e46aeb"/>
    </style:style>
    <style:style style:name="T662" style:family="text">
      <style:text-properties officeooo:rsid="29e6ecc9"/>
    </style:style>
    <style:style style:name="T663" style:family="text">
      <style:text-properties officeooo:rsid="29ec128e"/>
    </style:style>
    <style:style style:name="T664" style:family="text">
      <style:text-properties officeooo:rsid="29ee9c53"/>
    </style:style>
    <style:style style:name="T665" style:family="text">
      <style:text-properties officeooo:rsid="2a06ff1d"/>
    </style:style>
    <style:style style:name="T666" style:family="text">
      <style:text-properties officeooo:rsid="2a0ab732"/>
    </style:style>
    <style:style style:name="T667" style:family="text">
      <style:text-properties officeooo:rsid="2a10fa17"/>
    </style:style>
    <style:style style:name="T668" style:family="text">
      <style:text-properties officeooo:rsid="2a11a906"/>
    </style:style>
    <style:style style:name="T669" style:family="text">
      <style:text-properties officeooo:rsid="2a148a63"/>
    </style:style>
    <style:style style:name="T670" style:family="text">
      <style:text-properties officeooo:rsid="2a15c51f"/>
    </style:style>
    <style:style style:name="T671" style:family="text">
      <style:text-properties officeooo:rsid="2a16d032"/>
    </style:style>
    <style:style style:name="T672" style:family="text">
      <style:text-properties officeooo:rsid="2a173314"/>
    </style:style>
    <style:style style:name="T673" style:family="text">
      <style:text-properties officeooo:rsid="2a18bced"/>
    </style:style>
    <style:style style:name="T674" style:family="text">
      <style:text-properties officeooo:rsid="2a18df2b"/>
    </style:style>
    <style:style style:name="T675" style:family="text">
      <style:text-properties officeooo:rsid="2a1a1aad"/>
    </style:style>
    <style:style style:name="T676" style:family="text">
      <style:text-properties officeooo:rsid="2a1ba76b"/>
    </style:style>
    <style:style style:name="T677" style:family="text">
      <style:text-properties officeooo:rsid="2a1efa5d"/>
    </style:style>
    <style:style style:name="T678" style:family="text">
      <style:text-properties officeooo:rsid="2a20905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Z<text:span text:style-name="T547">atopený</text:span></text:p>
      <text:p text:style-name="P52">důl</text:p>
      <text:p text:style-name="P49"/>
      <text:p text:style-name="P49"/>
      <text:p text:style-name="P50">dobrodružství pro hru</text:p>
      <text:p text:style-name="P170">D<text:span text:style-name="T547">račák</text:span></text:p>
      <text:p text:style-name="P169"/>
      <text:p text:style-name="P171">podle staré školy</text:p>
      <text:p text:style-name="P168"/>
      <text:p text:style-name="P168"/>
      <text:p text:style-name="P167"/>
      <text:p text:style-name="P167"/>
      <text:p text:style-name="P167"/>
      <text:p text:style-name="P167"/>
      <text:p text:style-name="P167"/>
      <text:p text:style-name="P167"/>
      <text:p text:style-name="P167"/>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97"><text:a xlink:type="simple" xlink:href="#__RefHeading___Toc13837_1990953305" text:style-name="Internet_20_link" text:visited-style-name="Internet_20_link">TODO</text:a><text:tab/>4</text:p>
          <text:p text:style-name="P197"><text:a xlink:type="simple" xlink:href="#__RefHeading___Toc13839_1990953305" text:style-name="Internet_20_link" text:visited-style-name="Internet_20_link">Karty</text:a><text:tab/>6</text:p>
          <text:p text:style-name="P197"><text:a xlink:type="simple" xlink:href="#__RefHeading___Toc13841_1990953305" text:style-name="Internet_20_link" text:visited-style-name="Internet_20_link">Texty</text:a><text:tab/>9</text:p>
          <text:p text:style-name="P197"><text:a xlink:type="simple" xlink:href="#__RefHeading___Toc13843_1990953305" text:style-name="Internet_20_link" text:visited-style-name="Internet_20_link">NPCs</text:a><text:tab/>11</text:p>
          <text:p text:style-name="P197"><text:a xlink:type="simple" xlink:href="#__RefHeading___Toc13845_1990953305" text:style-name="Internet_20_link" text:visited-style-name="Internet_20_link">Úvod</text:a><text:tab/>12</text:p>
          <text:p text:style-name="P198"><text:a xlink:type="simple" xlink:href="#__RefHeading___Toc13847_1990953305" text:style-name="Internet_20_link" text:visited-style-name="Internet_20_link">Starotrpasličtina</text:a><text:tab/>12</text:p>
          <text:p text:style-name="P197"><text:a xlink:type="simple" xlink:href="#__RefHeading___Toc8508_2080814256" text:style-name="Internet_20_link" text:visited-style-name="Internet_20_link">Příběh</text:a><text:tab/>13</text:p>
          <text:p text:style-name="P197"><text:a xlink:type="simple" xlink:href="#__RefHeading___Toc13849_1990953305" text:style-name="Internet_20_link" text:visited-style-name="Internet_20_link">Místnosti</text:a><text:tab/>17</text:p>
          <text:p text:style-name="P198"><text:a xlink:type="simple" xlink:href="#__RefHeading___Toc13851_1990953305" text:style-name="Internet_20_link" text:visited-style-name="Internet_20_link">Nadzemí</text:a><text:tab/>17</text:p>
          <text:p text:style-name="P198"><text:a xlink:type="simple" xlink:href="#__RefHeading___Toc13853_1990953305" text:style-name="Internet_20_link" text:visited-style-name="Internet_20_link">Důl</text:a><text:tab/>22</text:p>
          <text:p text:style-name="P198"><text:a xlink:type="simple" xlink:href="#__RefHeading___Toc13855_1990953305" text:style-name="Internet_20_link" text:visited-style-name="Internet_20_link">Jeskyně s chrámem</text:a><text:tab/>31</text:p>
          <text:p text:style-name="P197"><text:a xlink:type="simple" xlink:href="#__RefHeading___Toc13857_1990953305" text:style-name="Internet_20_link" text:visited-style-name="Internet_20_link">Konec dobrodružství</text:a><text:tab/>37</text:p>
          <text:p text:style-name="P198"><text:a xlink:type="simple" xlink:href="#__RefHeading___Toc5831_1424409582" text:style-name="Internet_20_link" text:visited-style-name="Internet_20_link">Cena pokladů</text:a><text:tab/>37</text:p>
        </text:index-body>
      </text:table-of-content>
      <text:p text:style-name="P166"/>
      <text:p text:style-name="P51"/>
      <text:p text:style-name="P51"/>
      <text:p text:style-name="P51"/>
      <text:p text:style-name="P51"/>
      <text:p text:style-name="P4"/>
      <text:p text:style-name="P4"/>
      <text:p text:style-name="P4">Verze 0.<text:span text:style-name="T546">2</text:span></text:p>
      <text:p text:style-name="P166">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6" text:outline-level="1"><text:bookmark-start text:name="__RefHeading___Toc13837_1990953305"/>TODO<text:bookmark-end text:name="__RefHeading___Toc13837_1990953305"/></text:h>
      <text:p text:style-name="P101"><text:a xlink:type="simple" xlink:href="https://www.etsy.com/people/totrav45" text:style-name="Internet_20_link" text:visited-style-name="Visited_20_Internet_20_Link">https://www.etsy.com/people/totrav45</text:a> </text:p>
      <text:p text:style-name="P165">TODO: Očíslovat horníky, ústí chodeb do šachty (budou tam připravený kýbly na vytažení.</text:p>
      <text:p text:style-name="P164">TODO: Přečíslovat místnosti.</text:p>
      <text:p text:style-name="P162"/>
      <text:p text:style-name="P162">TODO: Zrušit žebříky z vnitřní šachty? Asi jo, zní to jako fajn překážka, která mi celkově v dole chybí (a že si důl o vertikální šplhání přímo říká).</text:p>
      <text:list xml:id="list263265183" text:style-name="L1">
        <text:list-item>
          <text:p text:style-name="P227">postavy tam mohou nanosit jiný (tzn. nechat tam příčky? Asi aspoň některý jo).</text:p>
        </text:list-item>
        <text:list-item>
          <text:p text:style-name="P227">mohou použít řetěz z hlavní šachty.</text:p>
        </text:list-item>
        <text:list-item>
          <text:p text:style-name="P227">mohou jít přes trolla.</text:p>
        </text:list-item>
        <text:list-item>
          <text:p text:style-name="P228">TODO: Přidat to k popisu B13</text:p>
        </text:list-item>
      </text:list>
      <text:p text:style-name="P163">TODO: Možná aspoň dát do B13 rumpál. Nebo ne, ať si ho postavy vyroběj samy?</text:p>
      <text:p text:style-name="P155"/>
      <text:p text:style-name="P155">MAPA:</text:p>
      <text:p text:style-name="P154">TODO: Rozmístit skřetí horníky. <text:span text:style-name="T662">Přidělit jim čísla místností, napsat k nim stručnej popis.</text:span></text:p>
      <text:p text:style-name="P156"><text:soft-page-break/>TODO: Odlišit popisem (a asi i graficky na mapě) štoly, které vyrazili skřeti.</text:p>
      <text:p text:style-name="P161">TODO: <text:span text:style-name="T665">Nakreslit d</text:span>veře.</text:p>
      <text:list xml:id="list3454025177" text:style-name="L2">
        <text:list-header>
          <text:p text:style-name="P229"/>
        </text:list-header>
      </text:list>
      <text:p text:style-name="P156"/>
      <text:p text:style-name="P145"/>
      <text:p text:style-name="P147">TEXTY:</text:p>
      <text:p text:style-name="P158">TODO: Dopsat zbylé texty.</text:p>
      <text:p text:style-name="P157">TODO: Vyrobit grafiku textů.</text:p>
      <text:list xml:id="list637470157" text:style-name="L3">
        <text:list-item>
          <text:p text:style-name="P230">TODO: Vyzkoušet font Lithos pro</text:p>
        </text:list-item>
        <text:list-item>
          <text:p text:style-name="P231">TODO: Zmínky o tom, že výtěžnost dolu je naprosto mizivá. Ten, kdo to platí, musí být úplnej blázen.</text:p>
          <text:list>
            <text:list-item>
              <text:p text:style-name="P232">Tohle nevím, jestli tam dokážu dostat. Možná nějaký poznámky důlmistra? Kde by byly?</text:p>
            </text:list-item>
          </text:list>
        </text:list-item>
        <text:list-item>
          <text:p text:style-name="P233"><text:span text:style-name="T655">TODO: </text:span>dopis se zamítnutím žádosti o průzkum ruin.</text:p>
        </text:list-item>
        <text:list-item>
          <text:p text:style-name="P233"><text:span text:style-name="T655">TODO: </text:span>dopis s povolením k otevření dolu. Ideálně s poznámkou, že úředník dost pochybuje, že na tom místě něco vytěžej, ale rád se nechá překvapit.</text:p>
        </text:list-item>
        <text:list-item>
          <text:p text:style-name="P232">TODO: 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p>
        </text:list-item>
      </text:list>
      <text:p text:style-name="P145"><text:soft-page-break/></text:p>
      <text:p text:style-name="P160">TODO: v A3 nemůže chybět žebřík – skřeti by ho tam prostě přesunuli odjinud. (Může se ale pořád vyrábět novej.)</text:p>
      <text:p text:style-name="P159"><text:span text:style-name="T129">T</text:span><text:span text:style-name="T106">ODO: Přepsat místnost B</text:span><text:span text:style-name="T131">3</text:span><text:span text:style-name="T106"> (tunel není odbočka).[quote=boubaque post_id=557294 time=1555784201 user_id=1217]z podstaty to musí být brutální a vražedné...[/quote]</text:span></text:p>
      <text:p text:style-name="P159"><text:span text:style-name="T106"/></text:p>
      <text:p text:style-name="P159"><text:span text:style-name="T106">Vzato kolem a kolem nemusí. Když ti přežijou všechny postavy, tak si z nich prostě nějakou vybereš. Ostatní to třeba odradilo a na další dobrodružství nemají chuť.</text:span></text:p>
      <text:p text:style-name="P159"><text:span text:style-name="T106"/></text:p>
      <text:p text:style-name="P159"><text:span text:style-name="T106">BTW zrovna v tomhle ohledu myslím to, jak jsem měl původně dungeoncrawl nastavenej, fugnovalo docela dobře.</text:span></text:p>
      <text:p text:style-name="P159"><text:span text:style-name="T106"/></text:p>
      <text:p text:style-name="P159"><text:span text:style-name="T106"><text:s/>:arrow? Zásoba postav čekala před dungeonem, takže uvnitř měl každej hráč vždycky jen jednu postavu. Tudíž odpadlo syslení dobře naházené postavy (kdbyby se teda hrálo s nahazováním).</text:span></text:p>
      <text:p text:style-name="P159"><text:span text:style-name="T106"/></text:p>
      <text:p text:style-name="P159"><text:span text:style-name="T106"><text:s/>:arrow? Vzpomínky mrtvé postavy se přenesly do nového těla. Tj. nejen metaherně ve smyslu, že to hráči neřešej, ale i fikčně. To je v podstatě částečná plot immunity, když to vezmeš kolem a kolem, přitom ale postavy pořád můžou umírat. Když se na to podáváš z pohledu osoby, která vzniká "slučováním" vzpomínek více jedinců, tak podle mě celkem snadno dojde k závěru, že je svým způsobem nesmrtelná. Může jí záležet na konkrétním těle (na tom prvním určitě :-)), ale zas tak moc ji nevadí, když o něj přijde.</text:span></text:p>
      <text:p text:style-name="P159"><text:soft-page-break/><text:span text:style-name="T106"/></text:p>
      <text:p text:style-name="P159"><text:span text:style-name="T106"><text:s/>:arrow? Výhodou je, že to nemá problémy hraní s příběhovou imunitou. Může tě klidně rozdrtit padající balvan nebo sežrat drak.</text:span></text:p>
      <text:p text:style-name="P159"><text:span text:style-name="T106"/></text:p>
      <text:p text:style-name="P159"><text:span text:style-name="T106">Cenou za to ale samozřejmě je, že pak nevyprávíš příběhy o hrdinech, kteří měli štěstí a vypracovali se, ale o prakticky nesmrtelných bytostech.</text:span></text:p>
      <text:p text:style-name="P146"><text:span text:style-name="T129">TODO:</text:span> Trollí krev bude magická surovina na výrobu permanentních léčivých lektvarů <text:span text:style-name="T549">(tady je trochu problém s tím, že dospělý troll jí má určitě přes 10 litrů)</text:span>.<text:line-break/>- <text:span text:style-name="T654">surovina bude „výtažek z trollí krve“.</text:span><text:line-break/>- <text:span text:style-name="T653">je zlobr to samý co troll? (Asi jo. Překládá se to tak)<text:line-break/>- rozhodně jsem mu nedal regeneraci.<text:line-break/>- ale asi bych ještě mohl.</text:span></text:p>
      <text:p text:style-name="P145"/>
      <text:p text:style-name="P161">TODO: Dveře do obytné místnosti.</text:p>
      <text:p text:style-name="P125">TODO: Asi budu potřebovat extra plánek nadzemí (může se tam bojovat) a jeskyně.</text:p>
      <text:p text:style-name="P130">TODO: Čím si skřeti svítěj?</text:p>
      <text:list xml:id="list2353339787" text:style-name="L4">
        <text:list-item>
          <text:p text:style-name="P234">Svíčky, <text:span text:style-name="T628">trpaslické</text:span> hornické kahany.</text:p>
        </text:list-item>
      </text:list>
      <text:p text:style-name="P144">TODO: Čím zapalují oheň?</text:p>
      <text:p text:style-name="P131">TODO: Někde musí bejt olej do kahanů</text:p>
      <text:p text:style-name="P127">TODO: Kde spí skřetí dělníci? <text:span text:style-name="T627">(A jak rotují).</text:span></text:p>
      <text:list xml:id="list4170165291" text:style-name="L5">
        <text:list-item>
          <text:p text:style-name="P236">Ve skladu trhavin?</text:p>
        </text:list-item>
      </text:list>
      <text:list xml:id="list1396466471" text:style-name="L6">
        <text:list-item>
          <text:p text:style-name="P237"><text:soft-page-break/>2 chrněj, 4 pracujou.</text:p>
          <text:list>
            <text:list-item>
              <text:p text:style-name="P238">TODO: Tohle tam musím dopsat.</text:p>
            </text:list-item>
          </text:list>
        </text:list-item>
        <text:list-item>
          <text:p text:style-name="P237">V tom případě ti, co chodí pro jídlo, jsou ti dva chrňasové.</text:p>
        </text:list-item>
      </text:list>
      <text:p text:style-name="P129">TODO: Osobní předměty skřetů.</text:p>
      <text:list xml:id="list2066973728" text:style-name="L7">
        <text:list-item>
          <text:p text:style-name="P235">Balíček ručně umotaných cigaret se silně zemitým zápachem (je to silné halucinogenní narkotikum).</text:p>
        </text:list-item>
        <text:list-item>
          <text:p text:style-name="P239">V kapse má dřevěnou lžíci.</text:p>
        </text:list-item>
      </text:list>
      <text:p text:style-name="P118">TODO: Rozmístit ke skřetům vědra s vodou.</text:p>
      <text:p text:style-name="P119">TODO: <text:span text:style-name="T617"><text:s/>Rozmístit </text:span>kýble na vytěženou rudu (asi spíš k hlavní šachtě, štolami to vozej obří ploštice. I když možná rovnou v těch kýblech).</text:p>
      <text:list xml:id="list363820989" text:style-name="L8">
        <text:list-item>
          <text:p text:style-name="P240">A vedle nich lopaty.</text:p>
        </text:list-item>
      </text:list>
      <text:p text:style-name="P107">TODO: Ploštice budou v části dolované skřety.</text:p>
      <text:p text:style-name="P138">TODO: Stopy po celém dungeonu (<text:span text:style-name="T115">👣</text:span><text:span text:style-name="T106">).</text:span></text:p>
      <text:p text:style-name="Text_20_body">TODO<text:span text:style-name="T128">: Světlo po celém dungeonu (</text:span><text:span text:style-name="T140">💡</text:span><text:span text:style-name="T123"> </text:span><text:span text:style-name="T127">a </text:span><text:span text:style-name="T128">⬤).</text:span></text:p>
      <text:p text:style-name="P102">TODO: Zbraně pro mrtvé trpaslíky (v jeskyni).</text:p>
      <text:list xml:id="list1750209504" text:style-name="L9">
        <text:list-item>
          <text:p text:style-name="P241"><text:span text:style-name="T595">TODO: Umístit </text:span><text:span text:style-name="T85">trpaslický nůž</text:span><text:span text:style-name="T117"> </text:span><text:span text:style-name="T116">(asi k trpaslíkovi zarostlému houbou? </text:span><text:span text:style-name="T118">Možná nějací skřeti by je taky mohli mít. Třeba náčelník a jeho ochranka</text:span><text:span text:style-name="T116">)</text:span></text:p>
        </text:list-item>
      </text:list>
      <text:h text:style-name="P199" text:outline-level="1"><text:bookmark-start text:name="__RefHeading___Toc13839_1990953305"/>Karty<text:bookmark-end text:name="__RefHeading___Toc13839_1990953305"/></text:h>
      <text:p text:style-name="P75">Runa věčnosti</text:p>
      <text:p text:style-name="P80">Runotepecké pero</text:p>
      <text:p text:style-name="P80">Jehelníček</text:p>
      <text:p text:style-name="P100">Pavoučí lektvar</text:p>
      <text:p text:style-name="P100">Lektvar vodního dechu</text:p>
      <text:p text:style-name="P141">Náhrdelník z medvědích drápů</text:p>
      <text:p text:style-name="P142">Stříbrný kroužek</text:p>
      <text:p text:style-name="P75"/>
      <text:p text:style-name="P75">Zlobří kladivo</text:p>
      <text:p text:style-name="P89">Ruční plamenoment</text:p>
      <text:p text:style-name="P90">Opakovací kuše</text:p>
      <text:p text:style-name="P91">Dvoubřitá sekera</text:p>
      <text:p text:style-name="P115">Trpaslický nůž</text:p>
      <text:p text:style-name="P116">Skřetí vrhací nože</text:p>
      <text:p text:style-name="P103">Skřetí luk</text:p>
      <text:p text:style-name="P103">Skřetí kopí</text:p>
      <text:p text:style-name="P106">Krumpáč (trpaslický)</text:p>
      <text:p text:style-name="P106">Motyka (trpaslická)</text:p>
      <text:p text:style-name="P117"><text:soft-page-break/>Lopata (trpaslická)</text:p>
      <text:p text:style-name="P126"><text:span text:style-name="T607">L</text:span>ehká <text:span text:style-name="T608">skřetí</text:span> zbroj</text:p>
      <text:p text:style-name="P139"><text:span text:style-name="T623">(Trpaslické) </text:span>Kovářské kladivo</text:p>
      <text:p text:style-name="P140">TODO: <text:span text:style-name="T646">Skřetí</text:span> nůž</text:p>
      <text:p text:style-name="P75"/>
      <text:p text:style-name="P77">Masožravá houba + picture</text:p>
      <text:p text:style-name="P77">Rzivý netvor + picture</text:p>
      <text:p text:style-name="P77">Zlobr + picture</text:p>
      <text:p text:style-name="P94">Obří brouk + picture</text:p>
      <text:p text:style-name="P94">3x Larva obřího brouka + 1x picture</text:p>
      <text:p text:style-name="P94"/>
      <text:p text:style-name="P104"><text:span text:style-name="T611">S</text:span>křetí náčelník (trpaslická dvoubřitá sekera, <text:span text:style-name="T596">trpaslický nůž</text:span>), <text:span text:style-name="T609">skřetí zbroj</text:span></text:p>
      <text:p text:style-name="P104"><text:span text:style-name="T611">S</text:span>křetice s vrhacími noži</text:p>
      <text:p text:style-name="P104"><text:span text:style-name="T609">2</text:span>x <text:span text:style-name="T611">S</text:span>křet s lukem</text:p>
      <text:p text:style-name="P105">2x <text:span text:style-name="T611">S</text:span>křet s kopím <text:span text:style-name="T596">(lehká skřetí zbroj)</text:span></text:p>
      <text:p text:style-name="P108">3x <text:span text:style-name="T611">S</text:span>křet s krumpáčem</text:p>
      <text:p text:style-name="P108"><text:span text:style-name="T609">2</text:span>x <text:span text:style-name="T611">S</text:span>křet s motykou</text:p>
      <text:p text:style-name="P151"><text:span text:style-name="T611">S</text:span>křetí <text:span text:style-name="T610">kuchař</text:span></text:p>
      <text:p text:style-name="P152">Skřetí kovářka</text:p>
      <text:p text:style-name="P96"><text:soft-page-break/></text:p>
      <text:p text:style-name="P75"><text:span text:style-name="T656">Velký m</text:span>osazný klíč</text:p>
      <text:p text:style-name="P79">Malý železný klíč</text:p>
      <text:p text:style-name="P148">Bronzový klíč na šňůrce</text:p>
      <text:p text:style-name="P79"/>
      <text:p text:style-name="P132">Světélkující pasta</text:p>
      <text:p text:style-name="P128">Duhový kámen</text:p>
      <text:p text:style-name="P79"/>
      <text:p text:style-name="P75">Zlatá soška žáby</text:p>
      <text:p text:style-name="P75">Smaragdový náhrdelník</text:p>
      <text:p text:style-name="P98">Přívěsek se sekerou</text:p>
      <text:p text:style-name="P99">Malý stříbrný ingot</text:p>
      <text:h text:style-name="P200" text:outline-level="1"><text:bookmark-start text:name="__RefHeading___Toc13841_1990953305"/>Texty<text:bookmark-end text:name="__RefHeading___Toc13841_1990953305"/></text:h>
      <text:h text:style-name="P207" text:outline-level="3">A1-r<text:span text:style-name="T585">1</text:span></text:h>
      <text:p text:style-name="P84">Příteli Gob<text:span text:style-name="T586">rane</text:span>,</text:p>
      <text:p text:style-name="P85">nebudeš mi věřit, jaké štěstí se na mě usmálo. Narazil jsem <text:span text:style-name="T582">totiž</text:span> v královském archivu na důkaz, který jasně a nezvratně potvrzuje, že m<text:span text:style-name="T583">oje bláznivá</text:span> hon<text:span text:style-name="T583">ba</text:span> za pokladem není jen <text:span text:style-name="T583">naivním</text:span> dětským snem, ale skutečným projektem s příslibem mimořádných výnosů.<text:line-break/><text:tab/><text:span text:style-name="T581">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87">Bregen</text:p>
      <text:h text:style-name="Heading_20_3" text:outline-level="3"><text:soft-page-break/>A1-r<text:span text:style-name="T584">2</text:span></text:h>
      <text:p text:style-name="P81">Z vůle <text:span text:style-name="T579">J</text:span>eho veličenstva Barduka, ochránce naší země, povolení se tímto uděluje ctihodnému panu <text:span text:style-name="T579">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82">Dolor, představen<text:span text:style-name="T580">ý</text:span> královské důlní kanceláře</text:p>
      <text:h text:style-name="Heading_20_3" text:outline-level="3">BX-ry</text:h>
      <text:p text:style-name="P121">Při použití svitku s <text:span text:style-name="T76">runovou stráží</text:span> postupujte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76">runovou stráž</text:span> znefunkční. <text:span text:style-name="T618">Velice doporučujeme vytepat znak stříbrem do kamene, stráž je potom trvalá.</text:span></text:p>
      <text:p text:style-name="P121">Hadir, královský runotepec</text:p>
      <text:h text:style-name="P201" text:outline-level="1"><text:bookmark-start text:name="__RefHeading___Toc13843_1990953305"/>NPCs<text:bookmark-end text:name="__RefHeading___Toc13843_1990953305"/></text:h>
      <text:p text:style-name="P123">Bregen – šéf trpaslíků.</text:p>
      <text:p text:style-name="P124">Zmíněni:</text:p>
      <text:p text:style-name="P86">Gob<text:span text:style-name="T586">ran, runotepec, Bregenův přítel.</text:span></text:p>
      <text:p text:style-name="P81">Barduk – král trpaslíků.</text:p>
      <text:p text:style-name="P83">Dolor, představen<text:span text:style-name="T580">ý</text:span> královské důlní kanceláře.</text:p>
      <text:p text:style-name="P122">Hadir, královský runotepec.</text:p>
      <text:h text:style-name="P202" text:outline-level="1"><text:bookmark-start text:name="__RefHeading___Toc13845_1990953305"/><text:span text:style-name="T551">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56">Některá z postav by ji měla umět. <text:span text:style-name="T552">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3693678700" text:style-name="L10">
        <text:list-item>
          <text:p text:style-name="P243">Můžeš ji nějakému hráči nabídnout s tím, že ji „zaplatí“ až při dalším přestupu.</text:p>
          <text:list>
            <text:list-item>
              <text:p text:style-name="P242"/>
            </text:list-item>
          </text:list>
        </text:list-item>
      </text:list>
      <text:p text:style-name="P56">- Pokud se ji nikdo nebude chtít naučit, někdo mocný (ten, kdo je na výpravu poslal) půjčí postavám kouzelný předmět (čelenku, asi?), který umožní starotrpasličtině rozumět. Po návratu zpět ho ale bude chtít vrátit. <text:span text:style-name="T550">TODO: V tom případě by z dolu taky něco měl chtít – třeba všechny staré texty, co tam postavy najdou.</text:span></text:p>
      <text:h text:style-name="P224" text:outline-level="2">Vyjednávání se skřety</text:h>
      <text:p text:style-name="P135">Se skřety postavy nemusí nutně bojovat, mohou se s nimi domluvit. <text:span text:style-name="T636">Pokud některé z postav umí obecnou skřetí řeč, bude to jednoduché, ale obchodovat se dá i pomocí gest a posunků.</text:span></text:p>
      <text:list xml:id="list1730910552" text:style-name="L11">
        <text:list-item>
          <text:p text:style-name="P244">Mince jsou skřetům k ničemu. Zajímají je ale kvalitní zbraně, šperky, nástroje a podobně.</text:p>
        </text:list-item>
      </text:list>
      <text:p text:style-name="P136"><text:soft-page-break/>Skřeti z <text:span text:style-name="T149">B</text:span><text:span text:style-name="T159">10</text:span> <text:span text:style-name="T639">jsou ochotni pouze odvést postavy</text:span> k náčelníkovi v <text:span text:style-name="T149">B</text:span><text:span text:style-name="T159">8</text:span>. Na čemkoliv dalším se postavy musejí dohodnout s ním.</text:p>
      <text:list xml:id="list322249271" text:style-name="L12">
        <text:list-item>
          <text:p text:style-name="P245">Náčelník přizná, že důl založil někdo jiný. Bude ale trvat na tom, že teď <text:span text:style-name="T640">patří jemu</text:span>. <text:span text:style-name="T641">Může se také pochlubit tím, že na tahání rudy z dolu měl zlobra – a postěžovat si, že se mu propadl šachtou dolů a zabil tam několik horníků.</text:span></text:p>
        </text:list-item>
        <text:list-item>
          <text:p text:style-name="P246"><text:span text:style-name="T637">B</text:span>ude <text:span text:style-name="T642">postavám</text:span> ochoten dovolit, aby se postaraly o zlobra v <text:span text:style-name="T149">B1</text:span><text:span text:style-name="T164">4</text:span> <text:span text:style-name="T637">a následně prozkoumaly, co je pod vodou.</text:span></text:p>
        </text:list-item>
        <text:list-item>
          <text:p text:style-name="P247">Nedovolí jim ale otevřít dveře v <text:span text:style-name="T149">B13</text:span> – bude tvrdit, že je určitě dobrý důvod, proč jsou zavřené.</text:p>
        </text:list-item>
        <text:list-item>
          <text:p text:style-name="P247">Rozhodně jim také nedovolí vyhodit cokoliv do vzduchu. Pokud to postavy udělají <text:span text:style-name="T639">(ať už s varováním nebo bez něj)</text:span>, skřeti na ně zaútočí.</text:p>
        </text:list-item>
      </text:list>
      <text:p text:style-name="P137">Po celou dobu budou každopádně postavy doprovázet 4 ozbrojení skřeti z <text:span text:style-name="T149">B</text:span><text:span text:style-name="T160">10</text:span>. Pouze pod vodu se s nimi potápět nebudou (počkají tam na ně).</text:p>
      <text:list xml:id="list3628932135" text:style-name="L13">
        <text:list-item>
          <text:p text:style-name="P248">Skřeti budou trvat na tom, že postavy musí zůstat pohromadě. Když neposlechnou, dojde k boji.</text:p>
        </text:list-item>
      </text:list>
      <text:list xml:id="list2015814600" text:style-name="L14">
        <text:list-item>
          <text:p text:style-name="P249"><text:span text:style-name="T638">Pokud budou skřeti s postavami, když najdou nějaké poklady v jeskyni </text:span><text:span text:style-name="T156">C1</text:span><text:span text:style-name="T638">, vrátí se pro náčelníka a společně s ním postavy napadnou.</text:span></text:p>
        </text:list-item>
      </text:list>
      <text:h text:style-name="P203" text:outline-level="1"><text:bookmark-start text:name="__RefHeading___Toc8508_2080814256"/>Příběh<text:bookmark-end text:name="__RefHeading___Toc8508_2080814256"/></text:h>
      <text:p text:style-name="P53">Skupina starotrpaslíků založila důl na místě, kde nic moc zajímavého k dolování nebylo. Jejich skutečným cílem bylo, dostat se k ruinám staré civilizace.</text:p>
      <text:p text:style-name="P54">Trpaslík, kterej to spunktoval, nejdřív žádal krále o povolení k průzkumu starých ruin, ale nedostal ho. Šel na to teda jinak a místo toho si zažádal o otevření dolu.</text:p>
      <text:p text:style-name="P55">K ruinám se skutečně <text:s/>prokopali, ale sežral je rzivý netvor.</text:p>
      <text:p text:style-name="P55">Po staletích důl znovu otevřeli skřeti. <text:span text:style-name="T548">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204"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24">Už z dálky <text:span text:style-name="T598">je vidět</text:span> vysok<text:span text:style-name="T598">á</text:span>, kuželovit<text:span text:style-name="T598">á</text:span> <text:span text:style-name="T171">těžební budov</text:span><text:span text:style-name="T182">a</text:span>.<text:span text:style-name="T587"> Vedle ní je </text:span><text:span text:style-name="T193">menší </text:span><text:span text:style-name="T183">stavba</text:span><text:span text:style-name="T175"> </text:span><text:span text:style-name="T184">se sedlovou střechou</text:span><text:span text:style-name="T196">, </text:span><text:span text:style-name="T199">ze které</text:span><text:span text:style-name="T587"> vychází tenký sloup kouře. </text:span>Budovy jsou <text:span text:style-name="T619">v celkem dobrém stavu, někdo je zřejmě</text:span> opravil. Byl to ovšem znatelně horší řemeslník než původní stavitelé a <text:span text:style-name="T594">díry ve střechách navíc</text:span> zazáplatova<text:span text:style-name="T594">l jen</text:span> <text:span text:style-name="T594">silnou kůží</text:span>. <text:span text:style-name="T600">Vedle těžební budovy je velká hromada hlíny a kamení. </text:span>Zhruba 30 metrů stranou <text:span text:style-name="T599">je</text:span> do země za<text:span text:style-name="T594">pích</text:span>nut<text:span text:style-name="T599">á</text:span> <text:span text:style-name="T171">lopat</text:span><text:span text:style-name="T177">a</text:span>. <text:span text:style-name="T605">Opodál protéká potok.</text:span></text:p>
      <text:p text:style-name="P120"><text:span text:style-name="Emphasis"><text:span text:style-name="T442">Pokud postavy obejdou budovy </text:span></text:span><text:span text:style-name="Emphasis"><text:span text:style-name="T444">kolem dokola</text:span></text:span><text:span text:style-name="Emphasis"><text:span text:style-name="T442">:</text:span></text:span></text:p>
      <text:list xml:id="list987781545" text:style-name="L15">
        <text:list-item>
          <text:p text:style-name="P250"><text:span text:style-name="Emphasis"><text:span text:style-name="T404">N</text:span></text:span><text:span text:style-name="Emphasis"><text:span text:style-name="T400">arazí na stopy od vozů </text:span></text:span><text:span text:style-name="Emphasis"><text:span text:style-name="T401">(vedou k hromadě vedle těžební budovy)</text:span></text:span><text:span text:style-name="Emphasis"><text:span text:style-name="T400">.</text:span></text:span></text:p>
        </text:list-item>
      </text:list>
      <text:p text:style-name="P43"><text:span text:style-name="Emphasis"><text:span text:style-name="T442">Když</text:span></text:span><text:span text:style-name="Emphasis"><text:span text:style-name="T437"> stráví nějaký čas pozorováním</text:span></text:span><text:span text:style-name="Emphasis"><text:span text:style-name="T443">:</text:span></text:span></text:p>
      <text:list xml:id="list3347899677" text:style-name="L16">
        <text:list-item>
          <text:p text:style-name="P251"><text:span text:style-name="Emphasis"><text:span text:style-name="T379">V </text:span></text:span><text:span text:style-name="Emphasis"><text:span text:style-name="T402">budově se sedlovou střechou</text:span></text:span><text:span text:style-name="Emphasis"><text:span text:style-name="T379"> pracuje </text:span></text:span><text:span text:style-name="Emphasis"><text:span text:style-name="T385">starý</text:span></text:span><text:span text:style-name="Emphasis"><text:span text:style-name="T379"> skřet (viz popis </text:span></text:span><text:span text:style-name="Emphasis"><text:span text:style-name="T441">A2</text:span></text:span><text:span text:style-name="Emphasis"><text:span text:style-name="T379">). </text:span></text:span><text:span text:style-name="Emphasis"><text:span text:style-name="T402">Občas chodí pro vodu k potoku.</text:span></text:span></text:p>
          <text:list>
            <text:list-item>
              <text:p text:style-name="P252"><text:span text:style-name="Emphasis"><text:span text:style-name="T402">A</text:span></text:span><text:span text:style-name="Emphasis"><text:span text:style-name="T383">ž </text:span></text:span><text:span text:style-name="Emphasis"><text:span text:style-name="T405">dodělá žebřík, na kterém pracuje</text:span></text:span><text:span text:style-name="Emphasis"><text:span text:style-name="T383"> (někdy další den), odnese ho do těžební budovy. </text:span></text:span><text:span text:style-name="Emphasis"><text:span text:style-name="T402">Potom z ní</text:span></text:span><text:span text:style-name="Emphasis"><text:span text:style-name="T384"> začnou </text:span></text:span><text:span text:style-name="Emphasis"><text:span text:style-name="T412">dva</text:span></text:span><text:span text:style-name="Emphasis"><text:span text:style-name="T384"> skřeti </text:span></text:span><text:span text:style-name="Emphasis"><text:span text:style-name="T405">ze štol</text:span></text:span><text:span text:style-name="Emphasis"><text:span text:style-name="T412">y</text:span></text:span><text:span text:style-name="Emphasis"><text:span text:style-name="T405"> TODO</text:span></text:span><text:span text:style-name="Emphasis"><text:span text:style-name="T384"> vynášet kýble s nakutanou rudou a vysypávat je na hromadu opodál. </text:span></text:span><text:span text:style-name="Emphasis"><text:span text:style-name="T403">Krumpáče a motyky nechají dole.</text:span></text:span></text:p>
            </text:list-item>
          </text:list>
        </text:list-item>
        <text:list-item>
          <text:p text:style-name="P253"><text:soft-page-break/><text:span text:style-name="Emphasis"><text:span text:style-name="T379">Jednou za čas (zhruba po osmi hodinách) z těžební budovy vyjdou dva skřeti </text:span></text:span><text:span text:style-name="Emphasis"><text:span text:style-name="T406">ze štol TODO a TODO</text:span></text:span><text:span text:style-name="Emphasis"><text:span text:style-name="T379">, zajdou do hranaté budovy pro kotel s polévkou a odnesou ho do těžební budovy. Pak se ještě vrátí pro misky. Asi o čtvrt hodiny později zase misky a prázdný kotel přinesou zpět. </text:span></text:span><text:span text:style-name="Emphasis"><text:span text:style-name="T382">Skřet</text:span></text:span><text:span text:style-name="Emphasis"><text:span text:style-name="T406">í kuchař z </text:span></text:span><text:span text:style-name="Emphasis"><text:span text:style-name="T445">A2</text:span></text:span><text:span text:style-name="Emphasis"><text:span text:style-name="T382"> pak zajde k potoku umýt kotlík a misky a nab</text:span></text:span><text:span text:style-name="Emphasis"><text:span text:style-name="T413">rat</text:span></text:span><text:span text:style-name="Emphasis"><text:span text:style-name="T382"> novou vodu.</text:span></text:span></text:p>
          <text:list>
            <text:list-item>
              <text:p text:style-name="P254"><text:span text:style-name="Emphasis"><text:span text:style-name="T380">S kuchařem </text:span></text:span><text:span text:style-name="Emphasis"><text:span text:style-name="T414">se</text:span></text:span><text:span text:style-name="Emphasis"><text:span text:style-name="T380"> budou </text:span></text:span><text:span text:style-name="Emphasis"><text:span text:style-name="T390">nosiči polévky</text:span></text:span><text:span text:style-name="Emphasis"><text:span text:style-name="T380"> bavit jen krátce a samozřejmě ve skřetí řeči. Mohou se ho například zeptat, když už bude hotový žebřík </text:span></text:span><text:span text:style-name="Emphasis"><text:span text:style-name="T390">(proto</text:span></text:span><text:span text:style-name="Emphasis"><text:span text:style-name="T380">že je nebaví šplhat po provaze</text:span></text:span><text:span text:style-name="Emphasis"><text:span text:style-name="T390">)</text:span></text:span><text:span text:style-name="Emphasis"><text:span text:style-name="T380">, nebo jestli se konečně naučil vařit i něco jiného než pol</text:span></text:span><text:span text:style-name="Emphasis"><text:span text:style-name="T390">é</text:span></text:span><text:span text:style-name="Emphasis"><text:span text:style-name="T380">vku (nenaučil a jestli chtěj, můžou vařit sami).</text:span></text:span></text:p>
            </text:list-item>
          </text:list>
        </text:list-item>
        <text:list-item>
          <text:p text:style-name="P255"><text:span text:style-name="Emphasis"><text:span text:style-name="T406">Nezapomeň, že pokud zde postavy pobijí nějaké skřety, budou pak chybět v místnostech, odkud přišli. Zůstanou tam po nich jen motyky a krumpáče (s těmi nahoru nechodí).</text:span></text:span></text:p>
        </text:list-item>
      </text:list>
      <text:p text:style-name="P39"><text:span text:style-name="T149">👣</text:span> <text:span text:style-name="T601">Vedle velké hromady hlíny jsou stopy od těžkého vozu. Vedou pryč od dolu (vůz odvážel natěženou rudu ke zpracování).<text:line-break/></text:span>👣 <text:span text:style-name="T84">(stopování)</text:span><text:span text:style-name="T592"> </text:span>Všude tu jsou <text:span text:style-name="T601">čerstvé</text:span> skřetí stopy.</text:p>
      <text:p text:style-name="P44"><text:span text:style-name="T149">Pokud budou postavy dělat hluk, skřet z </text:span><text:span text:style-name="T154">budovy se sedlovou střechou</text:span><text:span text:style-name="T149"> </text:span><text:span text:style-name="T165">(A2)</text:span><text:span text:style-name="T149"> se </text:span><text:span text:style-name="T153">pů</text:span><text:span text:style-name="T149">jde podívat, co se děje.</text:span></text:p>
      <text:list xml:id="list462413199" text:style-name="L17">
        <text:list-item>
          <text:p text:style-name="P256"><text:span text:style-name="T616">Když je uvidí</text:span>, uteče zpět do kůlny nebo do těžební budovy (podle toho, co je blíž) <text:span text:style-name="T615">a začne něčím do něčeho bušit – volat na poplach nemůže, protože je němý</text:span>.</text:p>
        </text:list-item>
        <text:list-item>
          <text:p text:style-name="P257"><text:span text:style-name="Emphasis"><text:span text:style-name="T446">⚔ </text:span></text:span>Pokud ho postavy nechají bušit, z<text:span text:style-name="T620">e zbrojnice</text:span> <text:span text:style-name="T155">B</text:span><text:span text:style-name="T160">10</text:span><text:span text:style-name="T620"> po několika minutách</text:span> <text:span text:style-name="T621">dorazí</text:span> skřetí hlídka: <text:span text:style-name="T622">2 </text:span><text:span text:style-name="T87">skřeti s lukem</text:span><text:span text:style-name="T622"> (karta) a 2 </text:span><text:span text:style-name="T87">skřeti s kopím</text:span><text:span text:style-name="T622"> (karta).</text:span></text:p>
          <text:list>
            <text:list-item>
              <text:p text:style-name="P258"><text:span text:style-name="T622">Vylezou hlavní šachtou </text:span><text:span text:style-name="T155">B</text:span><text:span text:style-name="T161">13</text:span><text:span text:style-name="T620"> do těžební budovy </text:span><text:span text:style-name="T155">A3</text:span><text:span text:style-name="T620">, takže z té je nejspíš postavy uvidí vycházet</text:span>.</text:p>
            </text:list-item>
          </text:list>
        </text:list-item>
      </text:list>
      <text:p text:style-name="P42"><text:soft-page-break/><text:span text:style-name="Emphasis"><text:span text:style-name="T263">▸<text:tab/></text:span></text:span><text:span text:style-name="Emphasis"><text:span text:style-name="T347">Kuželovitá </text:span></text:span><text:span text:style-name="Emphasis"><text:span text:style-name="T477">těžební budova</text:span></text:span><text:span text:style-name="Emphasis"><text:span text:style-name="T344">: </text:span></text:span><text:span text:style-name="Emphasis"><text:span text:style-name="T378">Přeskoč na</text:span></text:span><text:span text:style-name="Emphasis"><text:span text:style-name="T344"> </text:span></text:span><text:span text:style-name="Emphasis"><text:span text:style-name="T438">A</text:span></text:span><text:span text:style-name="Emphasis"><text:span text:style-name="T439">3</text:span></text:span><text:span text:style-name="Emphasis"><text:span text:style-name="T347">.</text:span></text:span></text:p>
      <text:p text:style-name="P41"><text:span text:style-name="Emphasis"><text:span text:style-name="T263">▸<text:tab/></text:span></text:span><text:span text:style-name="Emphasis"><text:span text:style-name="T484">Stavba se sedlovou střechou</text:span></text:span><text:span text:style-name="Emphasis"><text:span text:style-name="T370"> je sice nižší než těžební budova, ale zato </text:span></text:span><text:span text:style-name="Emphasis"><text:span text:style-name="T387">mnohem delší</text:span></text:span><text:span text:style-name="Emphasis"><text:span text:style-name="T370">. V obou kratších stěnách jsou dveře a dvě okna, z každé strany dveří jedno. </text:span></text:span><text:span text:style-name="Emphasis"><text:span text:style-name="T388">Dlouhé</text:span></text:span><text:span text:style-name="Emphasis"><text:span text:style-name="T370"> stěny žádná okna ani dveře nemají. Všechna okna jsou vysklená, dají se přes ně ale zavřít okenice.</text:span></text:span></text:p>
      <text:list xml:id="list2104194417" text:style-name="L18">
        <text:list-item>
          <text:p text:style-name="P273"><text:span text:style-name="Emphasis"><text:span text:style-name="T371">Pokud se postavy rozhodnou </text:span></text:span><text:span text:style-name="Emphasis"><text:span text:style-name="T389">kůlnu</text:span></text:span><text:span text:style-name="Emphasis"><text:span text:style-name="T371"> prozkoumat, přeskoč na </text:span></text:span><text:span text:style-name="Emphasis"><text:span text:style-name="T440">A2</text:span></text:span><text:span text:style-name="Emphasis"><text:span text:style-name="T371">.</text:span></text:span></text:p>
        </text:list-item>
      </text:list>
      <text:p text:style-name="P42"><text:span text:style-name="Emphasis"><text:span text:style-name="T263">▸<text:tab/></text:span></text:span><text:span text:style-name="Emphasis"><text:span text:style-name="T477">Lopata</text:span></text:span><text:span text:style-name="Emphasis"><text:span text:style-name="T344">: </text:span></text:span><text:span text:style-name="Emphasis"><text:span text:style-name="T371">Přeskoč na </text:span></text:span><text:span text:style-name="Emphasis"><text:span text:style-name="T438">A</text:span></text:span><text:span text:style-name="Emphasis"><text:span text:style-name="T439">1</text:span></text:span><text:span text:style-name="Emphasis"><text:span text:style-name="T347">.</text:span></text:span></text:p>
      <text:h text:style-name="P208" text:outline-level="3"><text:span text:style-name="T588">+A1 – Zabodnutá l</text:span>opata</text:h>
      <text:p text:style-name="P88"><text:span text:style-name="T83">D</text:span><text:span text:style-name="T76">o </text:span><text:span text:style-name="T83">trávy je </text:span><text:span text:style-name="T86">tady</text:span><text:span text:style-name="T76"> zabodnutá </text:span><text:span text:style-name="T103">lopata</text:span><text:span text:style-name="T76">.</text:span><text:span text:style-name="Emphasis"><text:span text:style-name="T489"> Vedle ní je zhruba dvoumetrov</text:span></text:span><text:span text:style-name="Emphasis"><text:span text:style-name="T512">ý</text:span></text:span><text:span text:style-name="Emphasis"><text:span text:style-name="T489"> </text:span></text:span><text:span text:style-name="Emphasis"><text:span text:style-name="T512">kruh</text:span></text:span><text:span text:style-name="Emphasis"><text:span text:style-name="T489"> čerstv</text:span></text:span><text:span text:style-name="Emphasis"><text:span text:style-name="T513">é</text:span></text:span><text:span text:style-name="Emphasis"><text:span text:style-name="T489"> hlíny, jako kdyby tu byla velká díra a někdo ji </text:span></text:span><text:span text:style-name="Emphasis"><text:span text:style-name="T513">nedávno</text:span></text:span><text:span text:style-name="Emphasis"><text:span text:style-name="T489"> zasypal. Zhruba uprostřed je malá </text:span></text:span><text:span text:style-name="Emphasis"><text:span text:style-name="T525">trhlina</text:span></text:span><text:span text:style-name="Emphasis"><text:span text:style-name="T489">, kudy se hlína propadává dolů pod zem.</text:span></text:span></text:p>
      <text:p text:style-name="P62"><text:span text:style-name="Emphasis"><text:span text:style-name="T263">▸<text:tab/></text:span></text:span><text:span text:style-name="Emphasis"><text:span text:style-name="T474">Trhlinu</text:span></text:span><text:span text:style-name="Emphasis"><text:span text:style-name="T264"> </text:span></text:span><text:span text:style-name="Emphasis"><text:span text:style-name="T331">je </text:span></text:span><text:span text:style-name="Emphasis"><text:span text:style-name="T340">možné rozšířit </text:span></text:span><text:span text:style-name="Emphasis"><text:span text:style-name="T341">a prokopat se tak do podzemí</text:span></text:span><text:span text:style-name="Emphasis"><text:span text:style-name="T340">. Jednou lopatou to bude práce tak na půl hodiny. Díra vede do </text:span></text:span><text:span text:style-name="Emphasis"><text:span text:style-name="T435">B</text:span></text:span><text:span text:style-name="Emphasis"><text:span text:style-name="T458">3</text:span></text:span><text:span text:style-name="Emphasis"><text:span text:style-name="T348"> </text:span></text:span><text:span text:style-name="Emphasis"><text:span text:style-name="T349">(</text:span></text:span><text:span text:style-name="Emphasis"><text:span text:style-name="T377">Tunel na povrch</text:span></text:span><text:span text:style-name="Emphasis"><text:span text:style-name="T349">)</text:span></text:span><text:span text:style-name="Emphasis"><text:span text:style-name="T340">.</text:span></text:span></text:p>
      <text:h text:style-name="P209" text:outline-level="3"><text:span text:style-name="T631">+</text:span>A2 – <text:span text:style-name="T612">Budova se sedlovou střechou</text:span></text:h>
      <text:p text:style-name="P13"><text:span text:style-name="T208">♨</text:span><text:span text:style-name="T234"><text:tab/></text:span><text:span text:style-name="T250">Ve dne je zde cítit kouř z ohniště, vůně čerstvého dřeva a právě vařené polévky. </text:span><text:span text:style-name="T251">V noci jen vůně čerstvého dřeva.</text:span></text:p>
      <text:p text:style-name="P23">Uvnitř <text:span text:style-name="T606">budovy</text:span> je dlouhá, obdélníková místnost. U <text:span text:style-name="T614">stěny</text:span> je vyskládaná <text:span text:style-name="T171">hromada dřeva.</text:span><text:span text:style-name="T190"> </text:span><text:span text:style-name="T194">Vedle ní je </text:span><text:span text:style-name="T198">nedodělaný</text:span><text:span text:style-name="T194"> </text:span><text:span text:style-name="T178">žebřík</text:span><text:span text:style-name="T194"> </text:span><text:span text:style-name="T195">a </text:span><text:span text:style-name="T180">tesařské nářadí</text:span><text:span text:style-name="T194">.</text:span> <text:span text:style-name="T603">O kus dál je ohniště s velkým kotlíkem a hromada dřevěných misek </text:span><text:span text:style-name="T119">(12 kusů).</text:span> <text:span text:style-name="T613">Vedle ohniště </text:span>ze stropu visí sušené maso a svazeč<text:soft-page-break/>ky různých <text:span text:style-name="T171">bylin</text:span><text:span text:style-name="T602">. V poslední třetině místnosti je hromada písku a další hromada zakrytá hadrem </text:span><text:span text:style-name="T119">(vápno)</text:span><text:span text:style-name="T602">. Vedle nich leží mělká </text:span><text:span text:style-name="T181">kulatá mísa</text:span><text:span text:style-name="T577"> velká asi jako štít. Na ní je naskládané </text:span><text:span text:style-name="T181">zednické nářadí</text:span><text:span text:style-name="T577">.</text:span></text:p>
      <text:p text:style-name="P64"><text:span text:style-name="Emphasis"><text:span text:style-name="T386">Uvnitř</text:span></text:span><text:span text:style-name="Emphasis"><text:span text:style-name="T379"> pracuje </text:span></text:span><text:span text:style-name="Emphasis"><text:span text:style-name="T395">velký </text:span></text:span><text:span text:style-name="Emphasis"><text:span text:style-name="T407">němý</text:span></text:span><text:span text:style-name="Emphasis"><text:span text:style-name="T379"> skřet </text:span></text:span><text:span text:style-name="Emphasis"><text:span text:style-name="T395">(karta </text:span></text:span><text:span text:style-name="Emphasis"><text:span text:style-name="T517">skřetí kuchař</text:span></text:span><text:span text:style-name="Emphasis"><text:span text:style-name="T395">)</text:span></text:span><text:span text:style-name="Emphasis"><text:span text:style-name="T379">. </text:span></text:span><text:span text:style-name="Emphasis"><text:span text:style-name="T415">Vyrábí nový žebřík a přitom vaří polévku</text:span></text:span><text:span text:style-name="Emphasis"><text:span text:style-name="T386">.</text:span></text:span></text:p>
      <text:list xml:id="list104402415" text:style-name="L19">
        <text:list-item>
          <text:p text:style-name="P274"><text:span text:style-name="Emphasis"><text:span text:style-name="T408">S postavami bojovat nebude – buď se pokusí </text:span></text:span><text:span text:style-name="Emphasis"><text:span text:style-name="T409">přivolat </text:span></text:span><text:span text:style-name="Emphasis"><text:span text:style-name="T416">pomoc</text:span></text:span><text:span text:style-name="Emphasis"><text:span text:style-name="T408"> bušením (</text:span></text:span><text:span text:style-name="Emphasis"><text:span text:style-name="T417">volat nemůže, protože je němý</text:span></text:span><text:span text:style-name="Emphasis"><text:span text:style-name="T408">), nebo rovnou utéct do těžební budovy A3 </text:span></text:span><text:span text:style-name="Emphasis"><text:span text:style-name="T410">a sešplhat dolů</text:span></text:span><text:span text:style-name="Emphasis"><text:span text:style-name="T408">, </text:span></text:span><text:span text:style-name="Emphasis"><text:span text:style-name="T409">aby </text:span></text:span><text:span text:style-name="Emphasis"><text:span text:style-name="T417">ji</text:span></text:span><text:span text:style-name="Emphasis"><text:span text:style-name="T409"> přivedl osobně</text:span></text:span><text:span text:style-name="Emphasis"><text:span text:style-name="T408">.</text:span></text:span></text:p>
        </text:list-item>
        <text:list-item>
          <text:p text:style-name="P259"><text:span text:style-name="Emphasis"><text:span text:style-name="T446">⚔ </text:span></text:span>Pokud ho postavy nechají bušit, z<text:span text:style-name="T620">e zbrojnice</text:span> <text:span text:style-name="T155">B</text:span><text:span text:style-name="T160">10</text:span><text:span text:style-name="T620"> po několika minutách</text:span> <text:span text:style-name="T621">dorazí</text:span> skřetí hlídka: <text:span text:style-name="T622">2 </text:span><text:span text:style-name="T87">skřeti s lukem</text:span><text:span text:style-name="T622"> (karta) a 2 </text:span><text:span text:style-name="T87">skřeti s kopím</text:span><text:span text:style-name="T622"> (karta).</text:span></text:p>
          <text:list>
            <text:list-item>
              <text:p text:style-name="P259"><text:span text:style-name="Emphasis"><text:span text:style-name="T419">Vylezou hlavní šachtou </text:span></text:span><text:span text:style-name="Emphasis"><text:span text:style-name="T447">B</text:span></text:span><text:span text:style-name="Emphasis"><text:span text:style-name="T461">13</text:span></text:span><text:span text:style-name="Emphasis"><text:span text:style-name="T411"> do těžební budovy </text:span></text:span><text:span text:style-name="Emphasis"><text:span text:style-name="T447">A3</text:span></text:span><text:span text:style-name="Emphasis"><text:span text:style-name="T411">, takže z té je nejspíš postavy uvidí vycházet</text:span></text:span><text:span text:style-name="Emphasis"><text:span text:style-name="T418">.</text:span></text:span></text:p>
            </text:list-item>
          </text:list>
        </text:list-item>
      </text:list>
      <text:p text:style-name="P109"><text:span text:style-name="Emphasis"><text:span text:style-name="T263">▸<text:tab/></text:span></text:span><text:span text:style-name="Emphasis"><text:span text:style-name="T372">Na </text:span></text:span><text:span text:style-name="Emphasis"><text:span text:style-name="T480">hromadě dřeva</text:span></text:span><text:span text:style-name="Emphasis"><text:span text:style-name="T372"> není jen dřevo na topení, ale také různě velké opracované fošny, plaňky </text:span></text:span><text:span text:style-name="Emphasis"><text:span text:style-name="T373">a prkna</text:span></text:span><text:span text:style-name="Emphasis"><text:span text:style-name="T372">.</text:span></text:span></text:p>
      <text:p text:style-name="P110"><text:span text:style-name="Emphasis"><text:span text:style-name="T263">▸<text:tab/></text:span></text:span><text:span text:style-name="Emphasis"><text:span text:style-name="T481">Žebřík</text:span></text:span><text:span text:style-name="Emphasis"><text:span text:style-name="T374"> je bytelný </text:span></text:span><text:span text:style-name="Emphasis"><text:span text:style-name="T375">a</text:span></text:span><text:span text:style-name="Emphasis"><text:span text:style-name="T374"> zhruba dva metry dlouhý. Má ale zatím jen několik příček. Zbylé jsou položené vedle, takže ne</text:span></text:span><text:span text:style-name="Emphasis"><text:span text:style-name="T396">ní</text:span></text:span><text:span text:style-name="Emphasis"><text:span text:style-name="T374"> problém ho dodělat. Zkušenému tesaři to zabere zhruba </text:span></text:span><text:span text:style-name="Emphasis"><text:span text:style-name="T396">dvě</text:span></text:span><text:span text:style-name="Emphasis"><text:span text:style-name="T374"> hodin</text:span></text:span><text:span text:style-name="Emphasis"><text:span text:style-name="T396">y</text:span></text:span><text:span text:style-name="Emphasis"><text:span text:style-name="T374">, někomu jinému </text:span></text:span><text:span text:style-name="Emphasis"><text:span text:style-name="T396">půl dne</text:span></text:span><text:span text:style-name="Emphasis"><text:span text:style-name="T374">.</text:span></text:span></text:p>
      <text:list xml:id="list2487474184" text:style-name="L20">
        <text:list-item>
          <text:p text:style-name="P275"><text:span text:style-name="Emphasis"><text:span text:style-name="T376">Pokud postavy stráví alespoň jeden den pozorováním, skřetí řemeslník ho dodělá a odnese ho do vstupu do šachty v těžební budově </text:span></text:span><text:span text:style-name="Emphasis"><text:span text:style-name="T437">A3</text:span></text:span><text:span text:style-name="Emphasis"><text:span text:style-name="T376">, kde chybí.</text:span></text:span></text:p>
        </text:list-item>
      </text:list>
      <text:p text:style-name="P111"><text:span text:style-name="Emphasis"><text:span text:style-name="T263">▸<text:tab/></text:span></text:span><text:span text:style-name="Emphasis"><text:span text:style-name="T482">T</text:span></text:span><text:span text:style-name="Emphasis"><text:span text:style-name="T481">e</text:span></text:span><text:span text:style-name="Emphasis"><text:span text:style-name="T482">sařské nářadí</text:span></text:span><text:span text:style-name="Emphasis"><text:span text:style-name="T381">:</text:span></text:span><text:span text:style-name="Emphasis"><text:span text:style-name="T374"> </text:span></text:span><text:span text:style-name="Emphasis"><text:span text:style-name="T381">sekera, </text:span></text:span><text:span text:style-name="Emphasis"><text:span text:style-name="T391">dláto, pila a kladivo. </text:span></text:span><text:span text:style-name="Emphasis"><text:span text:style-name="T397">Jsou to sice velmi staré, ale kvalitní trpaslické nástroje.</text:span></text:span></text:p>
      <text:p text:style-name="P112"><text:span text:style-name="Emphasis"><text:span text:style-name="T263">▸<text:tab/></text:span></text:span><text:span text:style-name="T179">Byliny</text:span><text:span text:style-name="T197">:</text:span><text:span text:style-name="T604"> </text:span>cibule, česnek, <text:span text:style-name="T602">hořčice, kmín a planý kopr.</text:span></text:p>
      <text:p text:style-name="P113"><text:soft-page-break/><text:span text:style-name="Emphasis"><text:span text:style-name="T263">▸<text:tab/></text:span></text:span><text:span text:style-name="Emphasis"><text:span text:style-name="T480">K</text:span></text:span><text:span text:style-name="T176">ulatá mísa</text:span><text:span text:style-name="T597"> je zanesená silnou vrstvou drolivé hmoty – někdo v ní nejspíš rozmíchával maltu. Na dotek brní (je to totiž ve skutečnosti kouzelný štít – karta </text:span><text:span text:style-name="T82">jehelníček</text:span><text:span text:style-name="T577">. Po očištění od zbytků malty bude plně funkční).</text:span></text:p>
      <text:p text:style-name="P114"><text:span text:style-name="Emphasis"><text:span text:style-name="T263">▸<text:tab/></text:span></text:span><text:span text:style-name="Emphasis"><text:span text:style-name="T483">Zednické nářadí</text:span></text:span><text:span text:style-name="Emphasis"><text:span text:style-name="T391">:</text:span></text:span><text:span text:style-name="Emphasis"><text:span text:style-name="T394"> </text:span></text:span><text:span text:style-name="Emphasis"><text:span text:style-name="T391">špach</text:span></text:span><text:span text:style-name="Emphasis"><text:span text:style-name="T393">t</text:span></text:span><text:span text:style-name="Emphasis"><text:span text:style-name="T391">le, </text:span></text:span><text:span text:style-name="Emphasis"><text:span text:style-name="T398">dřevěné </text:span></text:span><text:span text:style-name="Emphasis"><text:span text:style-name="T391">hladítko </text:span></text:span><text:span text:style-name="Emphasis"><text:span text:style-name="T392">a zednická lžíce. </text:span></text:span><text:span text:style-name="Emphasis"><text:span text:style-name="T399">Lžíce je trpaslické výroby, špachtli a hladítko vyrobili skřeti.</text:span></text:span></text:p>
      <text:h text:style-name="Heading_20_3" text:outline-level="3"><text:span text:style-name="T631">+A3 – T</text:span>ěžební budov<text:span text:style-name="T587">a</text:span></text:h>
      <text:p text:style-name="P20">Uvnitř těžební budovy je jedna velká, kuželovitá místnost. <text:span text:style-name="T624">U</text:span>prostřed <text:span text:style-name="T624">je otočný sloup se dvěma rameny, ke kterým je možné zapřáhnout tažná zvířata</text:span>. Velká ozubená kola pohyb přenášejí na masivní <text:span text:style-name="T171">naviják</text:span>, který zřejmě vytahoval silný řetěz z díry pod ním. Ten je ale utržený, <text:span text:style-name="T625">zbývá z něj</text:span> jen malý kus. <text:span text:style-name="T626">Vedle něj je přes naviják přehozený provaz, který teď slouží místo řetězu a vytahuje se ručně.</text:span> <text:span text:style-name="T626">Podlaha zřejmě neunesla váhu jednoho z tažných zvířat a to se propadlo dolů. Vzniklou </text:span><text:span text:style-name="T185">dírou</text:span><text:span text:style-name="T626"> vede dolů provaz s navázanými uzly.</text:span></text:p>
      <text:p text:style-name="P65"><text:span text:style-name="Emphasis"><text:span text:style-name="T263">▸<text:tab/></text:span></text:span><text:span text:style-name="Emphasis"><text:span text:style-name="T476">Naviják</text:span></text:span><text:span text:style-name="Emphasis"><text:span text:style-name="T344"> je stále funkční. Chybí ale řetěz a pokud postavy zkusí otáčet </text:span></text:span><text:span text:style-name="Emphasis"><text:span text:style-name="T345">sloupem</text:span></text:span><text:span text:style-name="Emphasis"><text:span text:style-name="T344">, zjistí, že jim v tom brání díra v podlaze. Pokud ji něčím pevným překryjí, mohou jej používat.</text:span></text:span></text:p>
      <text:p text:style-name="P63"><text:span text:style-name="Emphasis"><text:span text:style-name="T263">▸<text:tab/></text:span></text:span><text:span text:style-name="Emphasis"><text:span text:style-name="T342">Pod </text:span></text:span><text:span text:style-name="Emphasis"><text:span text:style-name="T475">dírou</text:span></text:span><text:span text:style-name="Emphasis"><text:span text:style-name="T264"> </text:span></text:span><text:span text:style-name="Emphasis"><text:span text:style-name="T342">v podlaze je hluboká těžební šachta. Na dně se se něco leskne, nejspíš je tam voda. Do šachty se původně dalo slézt po žebříku. Ten je ale pryč, zbývá z něj jen ulomený konec o patro níž. </text:span></text:span><text:span text:style-name="Emphasis"><text:span text:style-name="T343">Zdá se ale, že odtamtud dál jsou žebříky funkční.</text:span></text:span></text:p>
      <text:list xml:id="list1940182644" text:style-name="L21">
        <text:list-item>
          <text:p text:style-name="P276"><text:span text:style-name="Emphasis"><text:span text:style-name="T346">Mezipatro, kde začíná další žebřík, je zhruba 2 metry hluboko. Není problém se tam spustit.</text:span></text:span></text:p>
        </text:list-item>
      </text:list>
      <text:h text:style-name="Heading_20_2" text:outline-level="2"><text:bookmark-start text:name="__RefHeading___Toc13853_1990953305"/><text:soft-page-break/>Důl<text:bookmark-end text:name="__RefHeading___Toc13853_1990953305"/></text:h>
      <text:p text:style-name="P133"><text:span text:style-name="T631">Š</text:span>toly jsou zhruba dva metry vysoké a metr a půl široké. <text:span text:style-name="T631">V části vybudované v dávných dobách trpaslíky (na mapě černou barvou) jsou stěny</text:span> zpevněné kamennými opěrami. <text:span text:style-name="T631">Nové štoly, které vykopali skřeti (na mapě TODO barvou), mají jen výdřevou. Na opěrách, jak kamenných tak dřevěných, jsou háčky na zavěšení kahanu.</text:span></text:p>
      <text:h text:style-name="P217" text:outline-level="3"><text:span text:style-name="T74">x</text:span><text:span text:style-name="T57">B</text:span><text:span text:style-name="T73">1</text:span><text:span text:style-name="T57"> – </text:span><text:span text:style-name="T56">D</text:span><text:span text:style-name="T4">olující brouk </text:span><text:span text:style-name="T73">a horník</text:span></text:h>
      <text:p text:style-name="P357"><text:span text:style-name="T73">TO</text:span><text:span text:style-name="T4">DO: Přidat horníka</text:span></text:p>
      <text:p text:style-name="P359"><text:span text:style-name="T6">Na konci tunelu je vidět zadek </text:span><text:span text:style-name="T19">obřího brouka</text:span><text:span text:style-name="T6"> </text:span><text:span text:style-name="T19">(karta)</text:span><text:span text:style-name="T6">. </text:span><text:span text:style-name="T8">Zřejmě se snaží někam prohrabat, protože za sebe nohama odstrkává hlínu.</text:span></text:p>
      <text:list xml:id="list699265961" text:style-name="L22">
        <text:list-item>
          <text:p text:style-name="P291"><text:span text:style-name="T24">Když ho postavy podrážd</text:span><text:span text:style-name="T25">í</text:span><text:span text:style-name="T24">, </text:span><text:span text:style-name="T25">pokusí se</text:span><text:span text:style-name="T24"> vycouv</text:span><text:span text:style-name="T25">at</text:span><text:span text:style-name="T24"> ven a zaútoč</text:span><text:span text:style-name="T25">it</text:span><text:span text:style-name="T24"> na ně.</text:span></text:p>
        </text:list-item>
      </text:list>
      <text:h text:style-name="P216" text:outline-level="3"><text:span text:style-name="T666">xB2 – </text:span>Vnitřní šachta</text:h>
      <text:p text:style-name="P310"><text:span text:style-name="T34">👣</text:span><text:span text:style-name="T29"> </text:span><text:span text:style-name="T14">Vrstva prachu na podlaze je netknutá, dlouho tu nikdo nebyl.</text:span></text:p>
      <text:h text:style-name="P223" text:outline-level="3"><text:span text:style-name="T673">xB2d1 – </text:span>Dveře do vnitřní šachty</text:h>
      <text:p text:style-name="P320"><text:span text:style-name="T590">M</text:span>asivní kamenné dveře <text:span text:style-name="T590">s klikou a vnitřním zámkem</text:span>.</text:p>
      <text:p text:style-name="P343">Když se <text:span text:style-name="T589">k nim</text:span> někdo přiblíží, rozsvítí se na nich kruhový runový symbol <text:span text:style-name="T165">(stejný jako na kartě </text:span><text:span text:style-name="T104">runová stráž</text:span><text:span text:style-name="T143">. </text:span><text:span text:style-name="T146">Pokud ji hráči mají, řekni jim, že ho poznávají</text:span><text:span text:style-name="T165">)</text:span>. Pokud se hned nevzdálí, ozve se hlasité poplašné bzučení a bude pokračovat, dokud neodstoupí.</text:p>
      <text:list xml:id="list2774584972" text:style-name="L36">
        <text:list-item>
          <text:p text:style-name="P332"><text:soft-page-break/>Symbol <text:span text:style-name="T591">byl</text:span> vytvořen <text:span text:style-name="T652">svitkem</text:span> <text:span text:style-name="T76">runová stráž</text:span>, který mohou postavy najít v Runotepecké dílně <text:span text:style-name="T652">(</text:span><text:span text:style-name="T157">B1</text:span><text:span text:style-name="T163">7</text:span><text:span text:style-name="T652">)</text:span>. Pokud <text:span text:style-name="T652">jej</text:span> mají, řekni jim, že <text:span text:style-name="T652">znak</text:span> poznávají.</text:p>
        </text:list-item>
        <text:list-item>
          <text:p text:style-name="P332">Runovou stráž jde rozbít násilím – stačí symbol někde přerušit. Je ale vytepaný do pevných kamenných dveří, takže na to bude potřeba nějaký nástroj, nejlépe perlík a kladivo.</text:p>
        </text:list-item>
        <text:list-item>
          <text:p text:style-name="P334">Poplach vzburcuje zbylé skřety v podzemí. <text:span text:style-name="T578">Pokud jich ještě žije hodně, shluknou se a zaútočí na postavy společně. Pokud už jich je jen pár, nejspíš se pokusí z dolu utéct.</text:span></text:p>
        </text:list-item>
      </text:list>
      <text:p text:style-name="P339">Do zámku ve dveřích pasuje <text:span text:style-name="T96">velký </text:span><text:span text:style-name="Emphasis"><text:span text:style-name="T508">mosazný klíč</text:span></text:span><text:span text:style-name="Emphasis"><text:span text:style-name="T330">, </text:span></text:span><text:span text:style-name="Emphasis"><text:span text:style-name="T350">který má u sebe trpaslík zarostlý houbami v jeskyni </text:span></text:span><text:span text:style-name="Emphasis"><text:span text:style-name="T452">C1</text:span></text:span><text:span text:style-name="Emphasis"><text:span text:style-name="T350">.</text:span></text:span></text:p>
      <text:list xml:id="list831378371" text:style-name="L50">
        <text:list-item>
          <text:p text:style-name="P338"><text:span text:style-name="Emphasis"><text:span text:style-name="T351">Zloděj nebo někdo s </text:span></text:span><text:span text:style-name="Emphasis"><text:span text:style-name="T514">otevíráním zámků</text:span></text:span><text:span text:style-name="Emphasis"><text:span text:style-name="T351"> </text:span></text:span><text:span text:style-name="Emphasis"><text:span text:style-name="T352">jej </text:span></text:span><text:span text:style-name="Emphasis"><text:span text:style-name="T351">dokáže otevřít pomocí </text:span></text:span><text:span text:style-name="Emphasis"><text:span text:style-name="T352">šperháků</text:span></text:span><text:span text:style-name="Emphasis"><text:span text:style-name="T351">, ale zabere mu to několik desítek minut – zámek je velmi složitý.</text:span></text:span></text:p>
        </text:list-item>
        <text:list-item>
          <text:p text:style-name="P338"><text:span text:style-name="Emphasis"><text:span text:style-name="T353">Dveře není možné vyrazit. </text:span></text:span><text:span text:style-name="Emphasis"><text:span text:style-name="T354">J</text:span></text:span><text:span text:style-name="Emphasis"><text:span text:style-name="T434">dou ale</text:span></text:span><text:span text:style-name="Emphasis"><text:span text:style-name="T354"> </text:span></text:span><text:span text:style-name="Emphasis"><text:span text:style-name="T355">například</text:span></text:span><text:span text:style-name="Emphasis"><text:span text:style-name="T354"> rozbít </text:span></text:span><text:span text:style-name="Emphasis"><text:span text:style-name="T434">krumpáčem</text:span></text:span><text:span text:style-name="Emphasis"><text:span text:style-name="T354"> nebo vyrazit výbušninami z </text:span></text:span><text:span text:style-name="Emphasis"><text:span text:style-name="T451">B</text:span></text:span><text:span text:style-name="Emphasis"><text:span text:style-name="T460">16</text:span></text:span><text:span text:style-name="Emphasis"><text:span text:style-name="T354">.</text:span></text:span></text:p>
          <text:list>
            <text:list-item>
              <text:p text:style-name="P338"><text:span text:style-name="Emphasis"><text:span text:style-name="T355">Pokud výbušninu nenastraží alchymista, </text:span></text:span><text:span text:style-name="Emphasis"><text:span text:style-name="T356">provalí se strop a chodbu zasype. Prokopat se skrz bude vyžadovat náležité nástroje a zabere několik hodin.</text:span></text:span></text:p>
            </text:list-item>
            <text:list-item>
              <text:p text:style-name="P338"><text:span text:style-name="Emphasis"><text:span text:style-name="T356">Výbuch bude samozřejmě slyšet po celém dole. </text:span></text:span><text:span text:style-name="Emphasis"><text:span text:style-name="T357">Pokud ještě žije zlobr v </text:span></text:span><text:span text:style-name="Emphasis"><text:span text:style-name="T451">B1</text:span></text:span><text:span text:style-name="Emphasis"><text:span text:style-name="T462">4</text:span></text:span><text:span text:style-name="Emphasis"><text:span text:style-name="T357">, ozve se jeho zaryčení. </text:span></text:span><text:span text:style-name="Emphasis"><text:span text:style-name="T358">Rána také vzburcuje všechny zbylé skřety v podzemí</text:span></text:span><text:span text:style-name="Emphasis"><text:span text:style-name="T434"> – vyrazí sem jak skřeti z </text:span></text:span><text:span text:style-name="Emphasis"><text:span text:style-name="T451">B</text:span></text:span><text:span text:style-name="Emphasis"><text:span text:style-name="T459">10</text:span></text:span><text:span text:style-name="Emphasis"><text:span text:style-name="T434">, tak náčelník z </text:span></text:span><text:span text:style-name="Emphasis"><text:span text:style-name="T451">B</text:span></text:span><text:span text:style-name="Emphasis"><text:span text:style-name="T459">8</text:span></text:span><text:span text:style-name="Emphasis"><text:span text:style-name="T434"> se svojí družkou, pokud ještě žijí</text:span></text:span><text:span text:style-name="Emphasis"><text:span text:style-name="T358">.</text:span></text:span></text:p>
            </text:list-item>
          </text:list>
        </text:list-item>
      </text:list>
      <text:h text:style-name="P210" text:outline-level="3"><text:span text:style-name="T72">x</text:span><text:span text:style-name="T57">B</text:span><text:span text:style-name="T71">3</text:span><text:span text:style-name="T4"> – </text:span><text:span text:style-name="T58">T</text:span><text:span text:style-name="T4">unel na povrch</text:span></text:h>
      <text:p text:style-name="P32">Pokud se sem postavy právě prokopaly z povrchu:</text:p>
      <text:p text:style-name="P31"><text:soft-page-break/><text:span text:style-name="T4">Prokopali jste se do </text:span><text:span text:style-name="T59">vodorovné</text:span><text:span text:style-name="T4"> důlní štoly. </text:span><text:span text:style-name="T63">Vstup do chodby</text:span><text:span text:style-name="T4"> </text:span><text:span text:style-name="T63">přehraz</text:span><text:span text:style-name="T66">uje</text:span><text:span text:style-name="T4"> dřevěný rošt, aby se zemina nevyvalila do</text:span><text:span text:style-name="T63">vnitř</text:span><text:span text:style-name="T26"> </text:span><text:span text:style-name="T27">(jde</text:span><text:span text:style-name="T19"> snadno vysadit</text:span><text:span text:style-name="T27">)</text:span><text:span text:style-name="T4">.</text:span></text:p>
      <text:p text:style-name="P47"><text:span text:style-name="T4">Pokud se sem postavy </text:span><text:span text:style-name="T58">přišly </text:span><text:span text:style-name="T60">skrz důl</text:span><text:span text:style-name="T4">:</text:span></text:p>
      <text:p text:style-name="P22"><text:span text:style-name="T67">Do chodby zde ústí odbočka,</text:span><text:span text:style-name="T4"> </text:span><text:span text:style-name="T67">j</text:span><text:span text:style-name="T4">e </text:span><text:span text:style-name="T63">ale</text:span><text:span text:style-name="T4"> zatarasená dřevěným roštem a zasypaná. </text:span><text:span text:style-name="T61">Rošt je </text:span><text:span text:style-name="T67">ovšem</text:span><text:span text:style-name="T61"> zřejmě na takovou váhu moc slabý, prohýbá se a vypadá to, že se dříve nebo později provalí do chodby.</text:span></text:p>
      <text:p text:style-name="P40"><text:span text:style-name="T41">👣</text:span><text:span text:style-name="T61"> </text:span><text:span text:style-name="T64">J</text:span><text:span text:style-name="T61">sou </text:span><text:span text:style-name="T64">tady zřetelné</text:span><text:span text:style-name="T61"> skřetí stopy.</text:span></text:p>
      <text:p text:style-name="P358"><text:span text:style-name="T29">👣 </text:span><text:span text:style-name="T11">(stopování)</text:span><text:span text:style-name="T30"> </text:span><text:span text:style-name="T31">Mezi stopami skřetů jsou ještě jedny:</text:span><text:span text:style-name="T32"> úzké a hluboké, jako od hmyzích nohou – pokud by tedy ten hmyz měřil víc než metr.</text:span></text:p>
      <text:h text:style-name="P217" text:outline-level="3"><text:span text:style-name="T667">xB4 – L</text:span>íheň obřích brouků</text:h>
      <text:p text:style-name="P311"><text:span text:style-name="T208">♨</text:span><text:span text:style-name="T234"><text:tab/></text:span><text:span text:style-name="T235">J</text:span><text:span text:style-name="T236">e zde cítit </text:span><text:span text:style-name="T237">silný zápach </text:span><text:span text:style-name="T252">výkalů a</text:span><text:span text:style-name="T237"> tlejícího odpadu</text:span><text:span text:style-name="T236">.</text:span></text:p>
      <text:p text:style-name="P314"><text:span text:style-name="T206">Vstup do této místnosti, </text:span><text:span text:style-name="T252">kterou zřejmě někdo používá jako latrínu,</text:span><text:span text:style-name="T206"> není u podlahy, ale zhruba v půlce stěny. Z pohledu ze štoly </text:span><text:span text:style-name="T253">to</text:span><text:span text:style-name="T206"> tedy vypadá jako </text:span><text:span text:style-name="T253">jímka</text:span><text:span text:style-name="T206"> zapuštěná do podlahy. Na dně, </text:span><text:span text:style-name="T242">zhruba o metr níž,</text:span><text:span text:style-name="T206"> je</text:span><text:span text:style-name="T238"> </text:span><text:span text:style-name="T242">rozrytý</text:span><text:span text:style-name="T206"> </text:span><text:span text:style-name="T243">kompost</text:span><text:span text:style-name="T206">.</text:span></text:p>
      <text:p text:style-name="P263"><text:span text:style-name="Emphasis"><text:span text:style-name="T263">▸<text:tab/></text:span></text:span><text:span text:style-name="T206">Když budou postavy </text:span><text:span text:style-name="T244">kompost</text:span><text:span text:style-name="T206"> chvíli pozorovat, všimnou si, že se místy vzdouvá.</text:span></text:p>
      <text:p text:style-name="P265"><text:span text:style-name="T254">⚔</text:span><text:span text:style-name="T239"> </text:span><text:span text:style-name="T206">V </text:span><text:span text:style-name="T238">kompostu jsou tři </text:span><text:span text:style-name="T229">larvy obřího brouka</text:span><text:span text:style-name="T238"> (karta). Nahoru do štoly vyšplhat nedokážou. Pokud ale některá z postav sleze dolů, larvy se </text:span><text:span text:style-name="T240">vyhrabou z kompostu a s chutí se na ni</text:span><text:span text:style-name="T238"> vrhnou.</text:span></text:p>
      <text:list xml:id="list481496844" text:style-name="L23">
        <text:list-item>
          <text:p text:style-name="P261"><text:span text:style-name="T238">K</text:span><text:span text:style-name="T206">dyž je larva zraněna </text:span><text:span text:style-name="T241">za víc než polovinu životů</text:span><text:span text:style-name="T206">, zahrabe se zase do kompostu.</text:span></text:p>
        </text:list-item>
      </text:list>
      <text:p text:style-name="P360"><text:soft-page-break/><text:span text:style-name="T20">/</text:span><text:span text:style-name="T21">* </text:span><text:span text:style-name="T22">TODO: Líheň by měla bejt</text:span><text:span text:style-name="T21"> </text:span><text:span text:style-name="T22">ú</text:span><text:span text:style-name="T23">plně nahoře, aby se tudy brouci mohli prohrabat ven. </text:span><text:span text:style-name="T21">*/</text:span></text:p>
      <text:h text:style-name="P218" text:outline-level="3"><text:span text:style-name="T675">x</text:span>B5 – <text:span text:style-name="T677">S</text:span>křetí horník</text:h>
      <text:p text:style-name="P361">TODO</text:p>
      <text:h text:style-name="P213" text:outline-level="3"><text:span text:style-name="T670">x</text:span>B<text:span text:style-name="T670">6</text:span> – Štola s plošticemi</text:h>
      <text:p text:style-name="P363">⬤<text:tab/><text:span text:style-name="T76">Je zde tma.</text:span></text:p>
      <text:p text:style-name="P363"><text:span text:style-name="T543">🔊</text:span><text:span text:style-name="T530"><text:tab/></text:span><text:span text:style-name="T538">Zvuky kroků mnoha tenkých nohou</text:span><text:span text:style-name="T537">.</text:span></text:p>
      <text:p text:style-name="P266"><text:span text:style-name="T531">V </text:span><text:span text:style-name="T532">této štole jsou 3 </text:span><text:span text:style-name="T538">obří ploštice</text:span><text:span text:style-name="T532"> (karta). </text:span><text:span text:style-name="T533">Mají na sobě postroj, do kterého se dá postavit kýbl na vytěženou rudu.</text:span><text:span text:style-name="T532"> Nejsou nebezpečné. Když na ně postavy zaútočí, utečou co nejdál. </text:span><text:span text:style-name="T534">Po žebřících ani po stěnách ale šplhat nedokáží, takže je postavy snadno zaženou do </text:span><text:span text:style-name="T535">kouta</text:span><text:span text:style-name="T534">.</text:span></text:p>
      <text:h text:style-name="P220" text:outline-level="3"><text:span text:style-name="T75">x</text:span><text:span text:style-name="T62">B7 – </text:span><text:span text:style-name="T65">Kovárna</text:span></text:h>
      <text:p text:style-name="P364"><text:span text:style-name="T7">V</text:span><text:span text:style-name="T6">e stěně místnosti je výheň. Vedle ní stojí kovadlina </text:span><text:span text:style-name="T13">a vědro s vodou</text:span><text:span text:style-name="T6">. </text:span><text:span text:style-name="T9">Na polici je vyskládané </text:span><text:span text:style-name="T15">kovářské nářadí</text:span><text:span text:style-name="T17"> </text:span><text:span text:style-name="T18">a zapálený kahan</text:span><text:span text:style-name="T9">.</text:span><text:span text:style-name="T6"> </text:span><text:span text:style-name="T7">N</text:span><text:span text:style-name="T10">a stěně naproti výhni je </text:span><text:span text:style-name="T16">šmouha</text:span><text:span text:style-name="T10"> od sazí. </text:span><text:span text:style-name="T12">U kovadliny pracuje </text:span><text:span text:style-name="T33">skřetí kovářka</text:span><text:span text:style-name="T28"> (karta)</text:span><text:span text:style-name="T12">.</text:span></text:p>
      <text:list xml:id="list988507891" text:style-name="L28">
        <text:list-item>
          <text:p text:style-name="P301">Pokud postavy kovářku nechají být, bude si dál hledět své práce.</text:p>
        </text:list-item>
        <text:list-item>
          <text:p text:style-name="P269"><text:span text:style-name="T239">⚔ </text:span><text:span text:style-name="T70">Když na ni zaútočí, nebo jí zkusí něco ukrást, bude se bránit.</text:span></text:p>
        </text:list-item>
      </text:list>
      <text:p text:style-name="P264"><text:span text:style-name="Emphasis"><text:span text:style-name="T263">▸<text:tab/></text:span></text:span><text:span text:style-name="T247">Kovářské nářadí:</text:span><text:span text:style-name="T255"> </text:span><text:span text:style-name="T256">kleště</text:span><text:span text:style-name="T257">, </text:span><text:span text:style-name="T258">průbojník</text:span><text:span text:style-name="T259">.</text:span></text:p>
      <text:p text:style-name="P264"><text:span text:style-name="Emphasis"><text:span text:style-name="T263">▸<text:tab/></text:span></text:span><text:span text:style-name="Emphasis"><text:span text:style-name="T359">Pod</text:span></text:span><text:span text:style-name="T206"> </text:span><text:span text:style-name="T245">šmouh</text:span><text:span text:style-name="T246">ou</text:span><text:span text:style-name="T206"> </text:span><text:span text:style-name="T248">je ve stěně </text:span><text:span text:style-name="T249">malá páčka. Po jejím zmáčknutí ze stěny o kus vedle vyjede kamenný šuplík</text:span><text:span text:style-name="T248">. </text:span></text:p>
      <text:list xml:id="list1567427822" text:style-name="L47">
        <text:list-item>
          <text:p text:style-name="P303"><text:soft-page-break/><text:span text:style-name="T209">U</text:span><text:span text:style-name="T207">vnitř je svitek </text:span><text:span text:style-name="T226">Oprava</text:span><text:span text:style-name="T207"> (karta) a </text:span><text:span text:style-name="T226">malý stříbrný ingot</text:span><text:span text:style-name="T207"> </text:span><text:span text:style-name="T210">(karta)</text:span><text:span text:style-name="T207">.</text:span></text:p>
        </text:list-item>
      </text:list>
      <text:p text:style-name="P264"><text:span text:style-name="Emphasis"><text:span text:style-name="T263">▸<text:tab/></text:span></text:span><text:span text:style-name="Emphasis"><text:span text:style-name="T225">Skřetí kovářka</text:span></text:span><text:span text:style-name="Emphasis"><text:span text:style-name="T219"> má </text:span></text:span><text:span text:style-name="Emphasis"><text:span text:style-name="T220">na sobě koženou kovářskou zástěru.</text:span></text:span><text:span text:style-name="Emphasis"><text:span text:style-name="T219"> </text:span></text:span><text:span text:style-name="Emphasis"><text:span text:style-name="T220">V</text:span></text:span><text:span text:style-name="Emphasis"><text:span text:style-name="T219"> ruce </text:span></text:span><text:span text:style-name="Emphasis"><text:span text:style-name="T220">drží </text:span></text:span><text:span text:style-name="Emphasis"><text:span text:style-name="T219">trpaslické </text:span></text:span><text:span text:style-name="T232">kovářské </text:span><text:span text:style-name="T231">kladivo</text:span><text:span text:style-name="T221"> </text:span><text:span text:style-name="T222">(karta)</text:span><text:span text:style-name="T233">.</text:span><text:span text:style-name="T222"> </text:span><text:span text:style-name="T223">V kapse má křesadlo.</text:span></text:p>
      <text:h text:style-name="P214" text:outline-level="3"><text:span text:style-name="T670">xB8 – </text:span>Obytná místnost</text:h>
      <text:p text:style-name="P315"><text:span text:style-name="T137">💡</text:span><text:span text:style-name="T106"> </text:span>V místnosti je světlo od hornického kahanu.</text:p>
      <text:p text:style-name="P312"><text:span text:style-name="T208">♨</text:span><text:span text:style-name="T234"><text:tab/></text:span><text:span text:style-name="T261">Vzduch je tu zatuchlý jako v nevětrané místnosti.</text:span></text:p>
      <text:p text:style-name="P316">Stěny této místnosti jsou vyloženy kamennými dlaždicemi. <text:span text:style-name="T575">Je zde velká postel, </text:span><text:span text:style-name="T174">železná skříň</text:span><text:span text:style-name="T575"> a kamenný psací stolek. Na něm je postavený rozsvícený hornický kahan. </text:span>Pod stropem je zavěšený trojramenný železný svícen, <text:span text:style-name="T575">svíčky v něm ovšem nejsou</text:span>. <text:span text:style-name="T643">Na posteli se rozvaluje </text:span><text:span text:style-name="T147">skřetice</text:span><text:span text:style-name="T643"> </text:span><text:span text:style-name="T124">(karta)</text:span><text:span text:style-name="T643">. Vedle ní stojí </text:span><text:span text:style-name="T147">skřetí náčelník</text:span><text:span text:style-name="T643"> </text:span><text:span text:style-name="T124">(karta)</text:span><text:span text:style-name="T643"> s dvoubřitou sekerou</text:span><text:span text:style-name="T124"> (karta)</text:span><text:span text:style-name="T643">. Na krku má náhrdelník z medvědích zubů </text:span><text:span text:style-name="T124">(karta)</text:span><text:span text:style-name="T643">.</text:span></text:p>
      <text:list xml:id="list2936998700" text:style-name="L32">
        <text:list-item>
          <text:p text:style-name="P306"><text:span text:style-name="T121">Pokud </text:span><text:span text:style-name="T122">sem</text:span><text:span text:style-name="T121"> postavy </text:span><text:span text:style-name="T122">přišly v doprovodu čtyř skřetů z </text:span><text:span text:style-name="T141">B</text:span><text:span text:style-name="T142">10</text:span><text:span text:style-name="T122"> a chtějí</text:span><text:span text:style-name="T121"> vyjednávat, přeskoč na kapitolu </text:span><text:span text:style-name="T139">Vyjednávání se skřety</text:span><text:span text:style-name="T121">.</text:span></text:p>
        </text:list-item>
        <text:list-item>
          <text:p text:style-name="P308"><text:span text:style-name="T121">P</text:span><text:span text:style-name="T106">okud přišly bez doprovodu a chtějí vyjednávat, náčelníkovi bude jasné, co se muselo stát. </text:span><text:span text:style-name="T125">I tak se s nimi bude bavit</text:span><text:span text:style-name="T123">, ale bude si </text:span><text:span text:style-name="T126">na ně</text:span><text:span text:style-name="T123"> dávat pozor a pokud se mu naskytne příležitost zlikvidovat </text:span><text:span text:style-name="T126">je</text:span><text:span text:style-name="T123"> po jedné, určitě ji využije.</text:span></text:p>
        </text:list-item>
        <text:list-item>
          <text:p text:style-name="P308"><text:span text:style-name="T224">⚔</text:span><text:span text:style-name="T211"> </text:span><text:span text:style-name="T212">Když dojde k boji, </text:span><text:span text:style-name="T213">náčelník </text:span><text:span text:style-name="T212">se vrhne dopředu a skřetice bude zpoza něj házet vrhací nože.</text:span></text:p>
        </text:list-item>
      </text:list>
      <text:p text:style-name="P290"><text:soft-page-break/><text:span text:style-name="Emphasis"><text:span text:style-name="T263">▸<text:tab/></text:span></text:span><text:span text:style-name="Emphasis"><text:span text:style-name="T528">Železná skř</text:span></text:span><text:span text:style-name="Emphasis"><text:span text:style-name="T473">íň</text:span></text:span><text:span text:style-name="Emphasis"><text:span text:style-name="T264"> </text:span></text:span><text:span text:style-name="Emphasis"><text:span text:style-name="T331">je silně zrezivělá, ale zavřená. Jedno křídlo dveří je odchlípnuté a jsou na něm stopy po kovovém nástroji, zřejmě někdo neúspěšně snažil skříň otevřít násilím. </text:span></text:span><text:span text:style-name="Emphasis"><text:span text:style-name="T336">S vhodným nástrojem (např. páčidlo) ji lze vypáčit, zámek </text:span></text:span><text:span text:style-name="Emphasis"><text:span text:style-name="T337">jde</text:span></text:span><text:span text:style-name="Emphasis"><text:span text:style-name="T336"> odemknout pomocí paklíčů.</text:span></text:span></text:p>
      <text:list xml:id="list2932756770" text:style-name="L48">
        <text:list-item>
          <text:p text:style-name="P365"><text:span text:style-name="Emphasis"><text:span text:style-name="T335">Skříň je zamčená, odemyká ji </text:span></text:span><text:span text:style-name="Emphasis"><text:span text:style-name="T510">malý železný klíč</text:span></text:span><text:span text:style-name="Emphasis"><text:span text:style-name="T335">, který má u sebe trpaslík zarostlý fialovou houbou v jeskyni C1.</text:span></text:span></text:p>
        </text:list-item>
        <text:list-item>
          <text:p text:style-name="P365"><text:span text:style-name="Emphasis"><text:span text:style-name="T365">Když postavy skříň otevřou, uvidí, že</text:span></text:span><text:span text:style-name="Emphasis"><text:span text:style-name="T360"> nemá zadní stěnu – je skrz ni vidět </text:span></text:span><text:span text:style-name="Emphasis"><text:span text:style-name="T478">stěna místnosti</text:span></text:span><text:span text:style-name="Emphasis"><text:span text:style-name="T360">.</text:span></text:span></text:p>
        </text:list-item>
        <text:list-item>
          <text:p text:style-name="P365"><text:span text:style-name="Emphasis"><text:span text:style-name="T360">Ve skříni jsou dokumenty</text:span></text:span><text:span text:style-name="Emphasis"><text:span text:style-name="T332"> /</text:span></text:span><text:span text:style-name="Emphasis"><text:span text:style-name="T335">* </text:span></text:span><text:span text:style-name="Emphasis"><text:span text:style-name="T333">TODO: kódy </text:span></text:span><text:span text:style-name="Emphasis"><text:span text:style-name="T335">*/ </text:span></text:span><text:span text:style-name="Emphasis"><text:span text:style-name="T360">a </text:span></text:span><text:span text:style-name="Emphasis"><text:span text:style-name="T515">p</text:span></text:span><text:span text:style-name="Emphasis"><text:span text:style-name="T511">řívěsek se sekerou</text:span></text:span><text:span text:style-name="Emphasis"><text:span text:style-name="T339"> (karta)</text:span></text:span><text:span text:style-name="Emphasis"><text:span text:style-name="T338">.</text:span></text:span></text:p>
          <text:p text:style-name="P289"><text:span text:style-name="Emphasis"><text:span text:style-name="T263">▸ </text:span></text:span><text:span text:style-name="Emphasis"><text:span text:style-name="T479">Na</text:span></text:span><text:span text:style-name="Emphasis"><text:span text:style-name="T478"> stěně za skříní</text:span></text:span><text:span text:style-name="Emphasis"><text:span text:style-name="T360"> je </text:span></text:span><text:span text:style-name="Emphasis"><text:span text:style-name="T366">tenká</text:span></text:span><text:span text:style-name="Emphasis"><text:span text:style-name="T360"> </text:span></text:span><text:span text:style-name="Emphasis"><text:span text:style-name="T361">čtvercová spára zhruba půl metru na půl metru. U pravé </text:span></text:span><text:span text:style-name="Emphasis"><text:span text:style-name="T428">strany</text:span></text:span><text:span text:style-name="Emphasis"><text:span text:style-name="T361"> </text:span></text:span><text:span text:style-name="Emphasis"><text:span text:style-name="T428">čtverce</text:span></text:span><text:span text:style-name="Emphasis"><text:span text:style-name="T361"> je stěna zašpiněná (často se tam na ni sahalo).</text:span></text:span></text:p>
          <text:list>
            <text:list-item>
              <text:p text:style-name="P289"><text:span text:style-name="Emphasis"><text:span text:style-name="T361">Spára ohraničuje dvířka zabudované schránky. Otevírají se zatlačením vedle pravé spáry – tam, kde je stěna ušpiněná. </text:span></text:span><text:span text:style-name="Emphasis"><text:span text:style-name="T367">Pravá strana dvířek jde zatlačit dovnitř a levá se tím otevře ven.</text:span></text:span></text:p>
            </text:list-item>
            <text:list-item>
              <text:p text:style-name="P289"><text:span text:style-name="Emphasis"><text:span text:style-name="T436">Dvířka schránky jdou otevřít ztuha, něco je táhne zase zpět.</text:span></text:span></text:p>
              <text:list>
                <text:list-item>
                  <text:p text:style-name="P289"><text:span text:style-name="Emphasis"><text:span text:style-name="T363">Pokud někdo prohmatá horní st</text:span></text:span><text:span text:style-name="Emphasis"><text:span text:style-name="T364">ra</text:span></text:span><text:span text:style-name="Emphasis"><text:span text:style-name="T363">nu dvířek, nade tam malý čudlík. Jeho zmačknutím se deaktivuje šipková past.</text:span></text:span></text:p>
                </text:list-item>
                <text:list-item>
                  <text:p text:style-name="P289"><text:span text:style-name="Emphasis"><text:span text:style-name="T364">Na přední straně (ta, která se otevírá směrem k postavám) jde nahmatat malou dírku (odtud vylétává šipka).</text:span></text:span></text:p>
                </text:list-item>
              </text:list>
            </text:list-item>
            <text:list-item>
              <text:p text:style-name="P289"><text:soft-page-break/><text:span text:style-name="Emphasis"><text:span text:style-name="T436">Jakmile jsou dvířka otevřena zhruba do půlky, ozve se tiché klapnutí.</text:span></text:span><text:span text:style-name="Emphasis"><text:span text:style-name="T361"> Od té chvíle přestanou klást odpor a jdou snadno otevřít.</text:span></text:span></text:p>
            </text:list-item>
            <text:list-item>
              <text:p text:style-name="P289"><text:span text:style-name="Emphasis"><text:span text:style-name="T218">⚠</text:span></text:span><text:span text:style-name="Emphasis"><text:span text:style-name="T280"> </text:span></text:span><text:span text:style-name="Emphasis"><text:span text:style-name="T436">Při otevření dvířek úplně dokořán z nich vyletí šipka</text:span></text:span><text:span text:style-name="Emphasis"><text:span text:style-name="T361"> (otevřením dvířek se natáhla pružina, která ji vystřeluje)</text:span></text:span><text:span text:style-name="Emphasis"><text:span text:style-name="T436">.</text:span></text:span></text:p>
              <text:list>
                <text:list-item>
                  <text:p text:style-name="P289"><text:span text:style-name="Emphasis"><text:span text:style-name="T362">Jde o útok </text:span></text:span><text:span text:style-name="Emphasis"><text:span text:style-name="T363">8</text:span></text:span><text:span text:style-name="Emphasis"><text:span text:style-name="T362"> + kz, zranění +1.</text:span></text:span></text:p>
                </text:list-item>
              </text:list>
            </text:list-item>
            <text:list-item>
              <text:p text:style-name="P289"><text:span text:style-name="Emphasis"><text:span text:style-name="T368">Uvnitř </text:span></text:span><text:span text:style-name="Emphasis"><text:span text:style-name="T369">tajné schránky je </text:span></text:span><text:span text:style-name="Emphasis"><text:span text:style-name="T516">pavoučí lektvar</text:span></text:span><text:span text:style-name="Emphasis"><text:span text:style-name="T369"> (karta) a </text:span></text:span><text:span text:style-name="Emphasis"><text:span text:style-name="T516">lektvar vodního dechu</text:span></text:span><text:span text:style-name="Emphasis"><text:span text:style-name="T369"> (karta).</text:span></text:span></text:p>
            </text:list-item>
          </text:list>
        </text:list-item>
      </text:list>
      <text:p text:style-name="P317"><text:span text:style-name="Emphasis"><text:span text:style-name="T263">▸<text:tab/></text:span></text:span><text:span text:style-name="Emphasis"><text:span text:style-name="T487">Skřetice</text:span></text:span><text:span text:style-name="Emphasis"><text:span text:style-name="T425"> má </text:span></text:span><text:span text:style-name="Emphasis"><text:span text:style-name="T426">oblečenou </text:span></text:span><text:span text:style-name="Emphasis"><text:span text:style-name="T522">le</text:span></text:span><text:span text:style-name="Emphasis"><text:span text:style-name="T521">hkou skřetí zbroj</text:span></text:span><text:span text:style-name="Emphasis"><text:span text:style-name="T427"> (karta).</text:span></text:span><text:span text:style-name="Emphasis"><text:span text:style-name="T425"> </text:span></text:span><text:span text:style-name="Emphasis"><text:span text:style-name="T426">U</text:span></text:span><text:span text:style-name="Emphasis"><text:span text:style-name="T425"> sebe </text:span></text:span><text:span text:style-name="Emphasis"><text:span text:style-name="T426">má</text:span></text:span><text:span text:style-name="Emphasis"><text:span text:style-name="T425"> </text:span></text:span><text:span text:style-name="Emphasis"><text:span text:style-name="T520">skřetí vrhací nože</text:span></text:span><text:span text:style-name="Emphasis"><text:span text:style-name="T425"> (karta), pokud je tedy nehodila po postavách. V kapse má </text:span></text:span><text:span text:style-name="Emphasis"><text:span text:style-name="T520">duhový kámen</text:span></text:span><text:span text:style-name="Emphasis"><text:span text:style-name="T425"> (karta).</text:span></text:span></text:p>
      <text:p text:style-name="P267"><text:span text:style-name="Emphasis"><text:span text:style-name="T263">▸<text:tab/></text:span></text:span><text:span text:style-name="T148">Skřetí náčelník</text:span><text:span text:style-name="T132"> má </text:span><text:span text:style-name="T91">trpaslický nůž</text:span><text:span text:style-name="T133"> (karta) a</text:span><text:span text:style-name="T132"> trpaslickou </text:span><text:span text:style-name="T100">dvoubřitou sekeru</text:span><text:span text:style-name="T132"> </text:span><text:span text:style-name="T134">(karta)</text:span><text:span text:style-name="T132">. </text:span><text:span text:style-name="T135">Na krku má </text:span><text:span text:style-name="T88">náhrdelník z medvědích drápů</text:span><text:span text:style-name="T135"> (karta) a na sobě </text:span><text:span text:style-name="T88">lehkou skřetí zbroj</text:span><text:span text:style-name="T135"> (karta).</text:span></text:p>
      <text:h text:style-name="P221" text:outline-level="3">xB9 – Skřetí horník</text:h>
      <text:p text:style-name="P366">TODO</text:p>
      <text:h text:style-name="P211" text:outline-level="3"><text:span text:style-name="T668">x</text:span>B<text:span text:style-name="T667">10</text:span> – Zbrojnice</text:h>
      <text:p text:style-name="P134">/<text:span text:style-name="T634">* </text:span>někde nahoře <text:span text:style-name="T634">*/</text:span></text:p>
      <text:p text:style-name="P14"><text:span text:style-name="T208">♨</text:span><text:span text:style-name="T234"><text:tab/></text:span><text:span text:style-name="T261">Vzduch je tu zatuchlý jako v nevětrané místnosti.</text:span></text:p>
      <text:p text:style-name="P28"><text:span text:style-name="T635">Na zemi jsou 4 skřetí pelechy. </text:span>U stěn jsou <text:span text:style-name="T632">dřevěné</text:span> stojany na zbraně<text:span text:style-name="T120">.</text:span><text:span text:style-name="T635"> V jednom z nich je </text:span><text:span text:style-name="T186">rozbitá kuše</text:span><text:span text:style-name="T633">.</text:span></text:p>
      <text:list xml:id="list2510667659" text:style-name="L24">
        <text:list-item>
          <text:p text:style-name="P292"><text:soft-page-break/><text:span text:style-name="T215">V této místnosti </text:span><text:span text:style-name="T214">obvykle</text:span><text:span text:style-name="T215"> přespávají </text:span><text:span text:style-name="T214">2 </text:span><text:span text:style-name="T230">skřeti s lukem</text:span><text:span text:style-name="T214"> (karta) a 2 </text:span><text:span text:style-name="T230">skřeti s kopím</text:span><text:span text:style-name="T214"> (karta)</text:span><text:span text:style-name="T216">. Pokud už je </text:span><text:span text:style-name="T214">ale </text:span><text:span text:style-name="T216">postavy potkaly jinde, tak tu samozřejmě ne</text:span><text:span text:style-name="T217">jsou</text:span><text:span text:style-name="T216">.</text:span></text:p>
        </text:list-item>
      </text:list>
      <text:list xml:id="list3971496833" text:style-name="L25">
        <text:list-item>
          <text:p text:style-name="P293"><text:span text:style-name="T224">⚔</text:span><text:span text:style-name="T211"> </text:span><text:span text:style-name="T214">Když dojde k boji, skřeti s lukem se budou držet vzadu.</text:span></text:p>
        </text:list-item>
        <text:list-item>
          <text:p text:style-name="P294"><text:span text:style-name="T645">Každý ze skřetů s lukem má </text:span><text:span text:style-name="T90">skřetí</text:span><text:span text:style-name="T89"> nůž</text:span><text:span text:style-name="T645"> (karta), </text:span><text:span text:style-name="T89">skřetí luk</text:span><text:span text:style-name="T645"> (karta) a toulec s 12 šípy (mínus vystřílené).</text:span></text:p>
          <text:list>
            <text:list-item>
              <text:p text:style-name="P296">Jeden z nich <text:span text:style-name="T648">má kolem paže omotaného živého hada (je neškodný a přítulný).</text:span> <text:span text:style-name="T648">D</text:span>ruhý <text:span text:style-name="T648">má jedno oko dřevěné.</text:span></text:p>
            </text:list-item>
          </text:list>
        </text:list-item>
        <text:list-item>
          <text:p text:style-name="P295"><text:span text:style-name="T645">Každý ze skřetů s kopím má </text:span><text:span text:style-name="T90">skřetí</text:span><text:span text:style-name="T89"> nůž</text:span><text:span text:style-name="T645"> (karta), </text:span><text:span text:style-name="T89">skřetí kopí</text:span><text:span text:style-name="T645"> (karta) a oblečenou </text:span><text:span text:style-name="T89">lehkou skřetí zbroj</text:span><text:span text:style-name="T645"> (karta).</text:span></text:p>
          <text:list>
            <text:list-item>
              <text:p text:style-name="P296">Jeden z nich <text:span text:style-name="T648">má v nose </text:span><text:span text:style-name="T92">stříbrný kroužek</text:span><text:span text:style-name="T648"> (karta)</text:span> a druhý <text:span text:style-name="T648">má v kapse pytlík kamínků s vyrytými značkami.</text:span></text:p>
            </text:list-item>
          </text:list>
        </text:list-item>
      </text:list>
      <text:p text:style-name="P36"><text:span text:style-name="Emphasis"><text:span text:style-name="T263">▸<text:tab/></text:span></text:span><text:span text:style-name="Emphasis"><text:span text:style-name="T485">Rozbit</text:span></text:span><text:span text:style-name="Emphasis"><text:span text:style-name="T486">á</text:span></text:span><text:span text:style-name="Emphasis"><text:span text:style-name="T485"> kuš</text:span></text:span><text:span text:style-name="Emphasis"><text:span text:style-name="T486">e</text:span></text:span><text:span text:style-name="Emphasis"><text:span text:style-name="T423"> je nějaká divná – je to totiž </text:span></text:span><text:span text:style-name="Emphasis"><text:span text:style-name="T519">opakovací kuše</text:span></text:span><text:span text:style-name="Emphasis"><text:span text:style-name="T423"> (karta).</text:span></text:span></text:p>
      <text:list xml:id="list1917967122" text:style-name="L26">
        <text:list-item>
          <text:p text:style-name="P297"><text:span text:style-name="Emphasis"><text:span text:style-name="T420">Je ji možno spravit svitk</text:span></text:span><text:span text:style-name="Emphasis"><text:span text:style-name="T430">em</text:span></text:span><text:span text:style-name="Emphasis"><text:span text:style-name="T420"> </text:span></text:span><text:span text:style-name="Emphasis"><text:span text:style-name="T518">Oprava</text:span></text:span><text:span text:style-name="Emphasis"><text:span text:style-name="T421"> z </text:span></text:span><text:span text:style-name="Emphasis"><text:span text:style-name="T420">tajné</text:span></text:span><text:span text:style-name="Emphasis"><text:span text:style-name="T421">ho šuplíku ve stěně</text:span></text:span><text:span text:style-name="Emphasis"><text:span text:style-name="T420"> v kovárně </text:span></text:span><text:span text:style-name="Emphasis"><text:span text:style-name="T448">B7</text:span></text:span><text:span text:style-name="Emphasis"><text:span text:style-name="T420"> </text:span></text:span><text:span text:style-name="Emphasis"><text:span text:style-name="T421">nebo pomocí vhodných nástrojů </text:span></text:span><text:span text:style-name="Emphasis"><text:span text:style-name="T422">(například tesařské nástroje z </text:span></text:span><text:span text:style-name="Emphasis"><text:span text:style-name="T457">A</text:span></text:span><text:span text:style-name="Emphasis"><text:span text:style-name="T449">2</text:span></text:span><text:span text:style-name="Emphasis"><text:span text:style-name="T422">).</text:span></text:span></text:p>
        </text:list-item>
        <text:list-item>
          <text:p text:style-name="P298"><text:span text:style-name="Emphasis"><text:span text:style-name="T424">Střílí standardní šipky do kuše.</text:span></text:span></text:p>
        </text:list-item>
      </text:list>
      <text:h text:style-name="P221" text:outline-level="3">xB11 – Ústí štoly do šachty</text:h>
      <text:p text:style-name="P366">TODO</text:p>
      <text:h text:style-name="P222" text:outline-level="3">xB1<text:span text:style-name="T676">2</text:span> – Ústí štoly do šachty</text:h>
      <text:p text:style-name="P367">TODO</text:p>
      <text:h text:style-name="P223" text:outline-level="3"><text:soft-page-break/><text:span text:style-name="T669">xB13 – </text:span>Hlavní důlní šachta</text:h>
      <text:p text:style-name="P368"><text:span text:style-name="T208">♨</text:span><text:span text:style-name="T227"><text:tab/></text:span><text:span text:style-name="T226">V šachtě je cítit slabý</text:span><text:span text:style-name="T228"> zápach moči a výkalů.</text:span></text:p>
      <text:p text:style-name="P318"><text:span text:style-name="T101">Dole</text:span><text:span text:style-name="T102"> se leskne vodní hladina.</text:span></text:p>
      <text:h text:style-name="P223" text:outline-level="3"><text:span text:style-name="T672">xB14 – </text:span>Štola se zlobrem</text:h>
      <text:p text:style-name="P370">⬤<text:tab/><text:span text:style-name="T76">Je zde tma.</text:span></text:p>
      <text:p text:style-name="P370"><text:span text:style-name="T543">🔊</text:span><text:span text:style-name="T530"><text:tab/></text:span><text:span text:style-name="T537">Je slyšet, jak se nějaký velký tvor při pohybu otírá o stěny štoly</text:span><text:span text:style-name="T77">.</text:span></text:p>
      <text:p text:style-name="P370"><text:span text:style-name="T208">♨</text:span><text:span text:style-name="T227"><text:tab/></text:span><text:span text:style-name="T228">Je zde silný zápach moči a výkalů.</text:span></text:p>
      <text:p text:style-name="P319"><text:span text:style-name="T168">N</text:span>a podlaze štoly je trus <text:span text:style-name="T658">nějakého velkého tvora</text:span> a zbytky lebek a kostí <text:span text:style-name="T106">(skřetích)</text:span>.</text:p>
      <text:p text:style-name="P369"><text:span text:style-name="T138">⚔</text:span><text:span text:style-name="T107"> </text:span>V této <text:span text:style-name="T573">štole</text:span> je vyhladovělý zlobr, který se sem před časem propadl důlní šachtou. <text:span text:style-name="T572">Přežil to díky tomu, že je dole zatopená. J</text:span><text:span text:style-name="T109">e vyzáblý, ale pořád extrémně nebezpečný. </text:span><text:span text:style-name="T130">Zaútočí na cokoliv, co může sníst.</text:span></text:p>
      <text:list xml:id="list3932803430" text:style-name="L35">
        <text:list-item>
          <text:p text:style-name="P328"><text:span text:style-name="T110">N</text:span><text:span text:style-name="T106">ahoru vylézt nemůže, žebříky ho neudrží.</text:span></text:p>
        </text:list-item>
        <text:list-item>
          <text:p text:style-name="P330"><text:span text:style-name="T106">Bojuje masivním důlním kladivem </text:span><text:span text:style-name="T112">(karta </text:span><text:span text:style-name="T81">zlobří kladivo</text:span><text:span text:style-name="T112">)</text:span><text:span text:style-name="T106"> – pro něj je jednoruční, pro postavy dvojruční.</text:span></text:p>
        </text:list-item>
        <text:list-item>
          <text:p text:style-name="P326"><text:span text:style-name="T110">V</text:span><text:span text:style-name="T111">e</text:span><text:span text:style-name="T110"> </text:span><text:span text:style-name="T111">štole</text:span><text:span text:style-name="T110"> se musí plazit po čtyřech, bojuje </text:span><text:span text:style-name="T111">tam</text:span><text:span text:style-name="T110"> tedy s nevýhodou </text:span><text:span text:style-name="T111">a nemůže se otočit – může jen vycouvat zpět do šachty</text:span><text:span text:style-name="T110">. </text:span><text:span text:style-name="T111">Když se mu postavy dostanou do zad, může je pouze kopat nohama a bude </text:span><text:span text:style-name="T113">mít</text:span><text:span text:style-name="T111"> dokonce dvě nevýhody – jednu za stísněný prostor a druhou za to, že za sebe nevidí.</text:span></text:p>
        </text:list-item>
        <text:list-item>
          <text:p text:style-name="P262"><text:span text:style-name="T111">V šachtě také bojuje s nevýhodou, protože plave ve vodě, může se ale libovolně otáčet. Může se také zhruba na minutu ponořit pod vodu, čímž se skryje před střelbou.</text:span></text:p>
        </text:list-item>
      </text:list>
      <text:h text:style-name="P223" text:outline-level="3"><text:soft-page-break/><text:span text:style-name="T670">xB15 – Zatopené d</text:span>no <text:span text:style-name="T574">hlavní</text:span> šachty</text:h>
      <text:p text:style-name="P313"><text:span text:style-name="T208">⬤<text:tab/></text:span><text:span text:style-name="T234">Je zde tma.</text:span></text:p>
      <text:p text:style-name="P313"><text:span text:style-name="T208">♨</text:span><text:span text:style-name="T234"><text:tab/></text:span><text:span text:style-name="T235">Je zde silný zápach moči a výkalů.</text:span></text:p>
      <text:p text:style-name="P313">Na hladině plavou zbytky rozlámaných žebříků.</text:p>
      <text:list xml:id="list690323269" text:style-name="L30">
        <text:list-item>
          <text:p text:style-name="P271">Dno šachty je zhruba dva metry pod hladinou.</text:p>
        </text:list-item>
      </text:list>
      <text:list xml:id="list2222267328" text:style-name="L49">
        <text:list-item>
          <text:p text:style-name="P371"><text:span text:style-name="T574">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93">ruční plamenomet</text:span><text:span text:style-name="T574"> (karta).</text:span></text:p>
          <text:list>
            <text:list-item>
              <text:p text:style-name="P371"><text:span text:style-name="Emphasis"><text:span text:style-name="T429">Plamenomet je</text:span></text:span><text:span text:style-name="Emphasis"><text:span text:style-name="T420"> možno spravit </text:span></text:span><text:span text:style-name="Emphasis"><text:span text:style-name="T429">svitkem</text:span></text:span><text:span text:style-name="Emphasis"><text:span text:style-name="T420"> </text:span></text:span><text:span text:style-name="Emphasis"><text:span text:style-name="T518">Oprava</text:span></text:span><text:span text:style-name="Emphasis"><text:span text:style-name="T420"> </text:span></text:span><text:span text:style-name="Emphasis"><text:span text:style-name="T421">z </text:span></text:span><text:span text:style-name="Emphasis"><text:span text:style-name="T420">tajné</text:span></text:span><text:span text:style-name="Emphasis"><text:span text:style-name="T421">ho šuplíku ve stěně</text:span></text:span><text:span text:style-name="Emphasis"><text:span text:style-name="T420"> v kovárně </text:span></text:span><text:span text:style-name="Emphasis"><text:span text:style-name="T448">B7 </text:span></text:span><text:span text:style-name="Emphasis"><text:span text:style-name="T421">nebo pomocí vhodných nástrojů </text:span></text:span><text:span text:style-name="Emphasis"><text:span text:style-name="T422">(například </text:span></text:span><text:span text:style-name="Emphasis"><text:span text:style-name="T431">kovářské</text:span></text:span><text:span text:style-name="Emphasis"><text:span text:style-name="T422"> </text:span></text:span><text:span text:style-name="Emphasis"><text:span text:style-name="T431">nářadí </text:span></text:span><text:span text:style-name="Emphasis"><text:span text:style-name="T432">z </text:span></text:span><text:span text:style-name="Emphasis"><text:span text:style-name="T450">B7</text:span></text:span><text:span text:style-name="Emphasis"><text:span text:style-name="T422">).</text:span></text:span></text:p>
            </text:list-item>
          </text:list>
        </text:list-item>
      </text:list>
      <text:h text:style-name="P212" text:outline-level="3"><text:span text:style-name="T668">x</text:span>B<text:span text:style-name="T668">16</text:span> – Sklad trhavin</text:h>
      <text:p text:style-name="P149">TODO: Světlo, stopy, křesadlo, voda na pití.</text:p>
      <text:p text:style-name="P18"><text:span text:style-name="T208">♨</text:span><text:span text:style-name="T234"><text:tab/></text:span><text:span text:style-name="T261">Vzduch je tu zatuchlý jako v nevětrané místnosti.</text:span></text:p>
      <text:p text:style-name="P29"><text:span text:style-name="T635">Na zemi je 6 skřetích pelechů. U stěny je velká železná </text:span><text:span text:style-name="T187">truhla</text:span><text:span text:style-name="T200"> </text:span><text:span text:style-name="T201">s masivním visacím zámkem</text:span><text:span text:style-name="T635">.</text:span></text:p>
      <text:p text:style-name="P37"><text:span text:style-name="Emphasis"><text:span text:style-name="T263">▸<text:tab/></text:span></text:span><text:span text:style-name="Emphasis"><text:span text:style-name="T433">Zámek na </text:span></text:span><text:span text:style-name="Emphasis"><text:span text:style-name="T488">t</text:span></text:span><text:span text:style-name="T188">ruhle</text:span><text:span text:style-name="T650"> je zamčený. Pasuje do něj </text:span><text:span text:style-name="T97">bronzový klíč na šňůrce</text:span><text:span text:style-name="T650"> z tajné schránky za skříní v Obytné místnosti </text:span><text:span text:style-name="T158">B</text:span><text:span text:style-name="T162">8</text:span><text:span text:style-name="T650">. Lze ho také otevřít šperhákem, ulomit (například krumpáčem) nebo urazit (třeba kladivem a majzlíkem).</text:span></text:p>
      <text:list xml:id="list1100337320" text:style-name="L27">
        <text:list-item>
          <text:p text:style-name="P299"><text:soft-page-break/><text:span text:style-name="T136">Uvnitř jsou </text:span><text:span text:style-name="T651">3 válečky zabalené v mastném papíru. Z každého čouhá kus provázku (karta </text:span><text:span text:style-name="T95">v</text:span><text:span text:style-name="T94">ýbušina</text:span><text:span text:style-name="T651">).</text:span></text:p>
        </text:list-item>
      </text:list>
      <text:h text:style-name="P215" text:outline-level="3"><text:span text:style-name="T671">x</text:span>B1<text:span text:style-name="T671">7</text:span> – Runotepecká dílna</text:h>
      <text:p text:style-name="P153">⬤<text:tab/><text:span text:style-name="T98">V místnosti j</text:span><text:span text:style-name="T76">e tma.</text:span></text:p>
      <text:p text:style-name="P30"><text:span text:style-name="T661">Většinu této malé místnůstky zabírá</text:span> velký <text:span text:style-name="T171">pracovní stůl</text:span><text:span text:style-name="T190">.</text:span> <text:span text:style-name="T661">Před ním je</text:span> židle.</text:p>
      <text:p text:style-name="P45"><text:span text:style-name="Emphasis"><text:span text:style-name="T263">▸<text:tab/></text:span></text:span><text:span text:style-name="T189">Pracovní stůl</text:span><text:span text:style-name="T202"> má velmi silnou desku. </text:span><text:span text:style-name="T203">Je do ní vyrytý </text:span><text:span text:style-name="T204">nepříliš povedený</text:span><text:span text:style-name="T203"> falický symbol.</text:span></text:p>
      <text:list xml:id="list3189521442" text:style-name="L34">
        <text:list-item>
          <text:p text:style-name="P272">Deska je dutá, vnitřek se dá celý vysunout dopředu jako velký šuplík.</text:p>
          <text:list>
            <text:list-item>
              <text:p text:style-name="P324"><text:span text:style-name="T659">Uvnitř je </text:span><text:span text:style-name="T99">runotepecké pero</text:span><text:span text:style-name="T660"> (karta), svitek s rituálem </text:span><text:span text:style-name="T99">runová stráž</text:span><text:span text:style-name="T660"> (karta) TODO: a nějaké texty.</text:span></text:p>
            </text:list-item>
          </text:list>
        </text:list-item>
      </text:list>
      <text:h text:style-name="P219" text:outline-level="3"><text:span text:style-name="T675">x</text:span>B<text:span text:style-name="T678">18</text:span> – <text:span text:style-name="T677">S</text:span>křetí horník</text:h>
      <text:p text:style-name="P362"><text:span text:style-name="T674">TODO</text:span></text:p>
      <text:h text:style-name="Heading_20_2" text:outline-level="2"><text:bookmark-start text:name="__RefHeading___Toc13855_1990953305"/>Jeskyně <text:span text:style-name="T571">s chrámem</text:span><text:bookmark-end text:name="__RefHeading___Toc13855_1990953305"/></text:h>
      <text:h text:style-name="Heading_20_3" text:outline-level="3"><text:span text:style-name="T553">C1 – </text:span>Jeskyně</text:h>
      <text:p text:style-name="P66"><text:span text:style-name="T151">Modře a zeleně nakreslené místnosti uvnitř kamenného bloku jsou tajné </text:span><text:span text:style-name="T152">(C3 a C4)</text:span><text:span text:style-name="T151">. Nekresli je hráčům, dokud postavy nenajdou vstup.</text:span></text:p>
      <text:p text:style-name="P6"><text:soft-page-break/>Jeskyně <text:span text:style-name="T555">j</text:span>e ozářena slabým, namodralým svitem. <text:span text:style-name="T559">Uprostřed je</text:span> <text:span text:style-name="T570">primitivní chrám postavený na obřím</text:span>, zhruba čtyři metry vysok<text:span text:style-name="T570">ém</text:span> kamenn<text:span text:style-name="T570">ém</text:span> <text:span text:style-name="T570">kvádru. Stěny bloku jsou</text:span> <text:span text:style-name="T558">pokryty reliéfy zobrazujícími shrbené humanoidy s žabíma očima, jak provádí obřad v chrámu nahoře.</text:span> Na <text:span text:style-name="T557">dně jeskyně</text:span> <text:span text:style-name="T557">všude</text:span> kolem <text:span text:style-name="T558">chrámu</text:span> rost<text:span text:style-name="T554">ou</text:span> <text:span text:style-name="T554">velké trsy</text:span> modře světélkující <text:span text:style-name="T171">houb</text:span><text:span text:style-name="T172">y</text:span>.<text:line-break/><text:tab/><text:span text:style-name="T564">V západní části jeskyně jsou houby v jednom místě menší, jako kdyby skrz ně někdo vyčistil cestu k chrámu a ta pak znovu zarostla. Na stěně kamenného bloku nad touto „zarostlou cestou“ visí </text:span><text:span text:style-name="T172">mrtvola</text:span><text:span text:style-name="T554">.<text:line-break/><text:tab/>Ve východní části jeskyně houba porůstá malý </text:span><text:span text:style-name="T172">hrbolek</text:span><text:span text:style-name="T554">.</text:span></text:p>
      <text:p text:style-name="P57"><text:span text:style-name="T108">Když</text:span> se postavy budou chtít dostat <text:span text:style-name="T556">ke kamennému bloku s chrámem, třeba aby si zblízka prohlédly reliéf,</text:span> budou si muset nějak poradit s <text:span text:style-name="T565">fialovou</text:span> <text:span text:style-name="T79">masožravou </text:span><text:span text:style-name="T105">houbou</text:span> (karta), <text:span text:style-name="T556">která ho obrůstá ze všech stran.</text:span></text:p>
      <text:list xml:id="list4094944469" text:style-name="L38">
        <text:list-item>
          <text:p text:style-name="P341"><text:span text:style-name="T205">⚠</text:span><text:span text:style-name="T107"> </text:span>Když se k <text:span text:style-name="T565">houbě</text:span> někdo přiblíží, vypustí <text:span text:style-name="T566">dusivý</text:span> oblak spór. <text:span text:style-name="T576">Vdechnutí spór způsobuje omráčení. Kůže při kontaktu se spórami zčervená a začne silně pálit. Pomůže opláchnutí vodou (pálení do hodiny odezní).</text:span></text:p>
          <text:p text:style-name="P342">Zeptej se hráčů, jejichž postavy jsou v kontaktní vzdálenosti, co udělají:</text:p>
          <text:list>
            <text:list-item>
              <text:p text:style-name="P344">Zalehnutím se spórám úplně vyhnou (oblak stoupá vzhůru). Nemusí si házet na obranu.</text:p>
            </text:list-item>
            <text:list-item>
              <text:p text:style-name="P344">Když budou chtít uskočit, hází si <text:span text:style-name="T560">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344"><text:soft-page-break/>Když zadrží dech, spóry jim neublíží (nemusí si házet na obranu), ale nachytají se jim na oblečení a holou kůži.</text:p>
            </text:list-item>
          </text:list>
        </text:list-item>
        <text:list-item>
          <text:p text:style-name="P340"><text:span text:style-name="T561">Alchymista může z houby vytěžit celkem 6 dávek vzácné magické suroviny, která se používá na výrobu </text:span><text:span text:style-name="T78">černé zhouby</text:span><text:span text:style-name="T561">. Zabere mu to několik desítek minut. Jako vedlejší produkt při tom získá </text:span><text:span text:style-name="T78">světélkující pastu</text:span><text:span text:style-name="T561"> (karta).</text:span></text:p>
        </text:list-item>
        <text:list-item>
          <text:p text:style-name="P345">Houbu lze například spálit (<text:span text:style-name="T567">pak z ní ovšem alchymista už nic nevytěží)</text:span>, zdálky něčím posekat a podobně.</text:p>
        </text:list-item>
      </text:list>
      <text:p text:style-name="P59"><text:span text:style-name="Emphasis"><text:span text:style-name="T263">▸<text:tab/></text:span></text:span><text:span text:style-name="Emphasis"><text:span text:style-name="T467">Mrtvola</text:span></text:span><text:span text:style-name="Emphasis"><text:span text:style-name="T264"> </text:span></text:span><text:span text:style-name="Emphasis"><text:span text:style-name="T289">pověšená na západní stěně kamenného bloku visí na dvou </text:span></text:span><text:span text:style-name="Emphasis"><text:span text:style-name="T314">do něj zaseknutých </text:span></text:span><text:span text:style-name="Emphasis"><text:span text:style-name="T289">cepínech (</text:span></text:span><text:span text:style-name="Emphasis"><text:span text:style-name="T295">2 </text:span></text:span><text:span text:style-name="Emphasis"><text:span text:style-name="T289">kart</text:span></text:span><text:span text:style-name="Emphasis"><text:span text:style-name="T295">y</text:span></text:span><text:span text:style-name="Emphasis"><text:span text:style-name="T289"> </text:span></text:span><text:span text:style-name="Emphasis"><text:span text:style-name="T495">Trpaslický cepín</text:span></text:span><text:span text:style-name="Emphasis"><text:span text:style-name="T289">) </text:span></text:span><text:span text:style-name="Emphasis"><text:span text:style-name="T292">zhruba půl metru pod </text:span></text:span><text:span text:style-name="Emphasis"><text:span text:style-name="T294">úrovní chrámu</text:span></text:span><text:span text:style-name="Emphasis"><text:span text:style-name="T289">. Je kompletně vyschlá, zjevně tu </text:span></text:span><text:span text:style-name="Emphasis"><text:span text:style-name="T315">je</text:span></text:span><text:span text:style-name="Emphasis"><text:span text:style-name="T289"> už stovky let. </text:span></text:span><text:span text:style-name="Emphasis"><text:span text:style-name="T291">Šaty se na ní už dávno rozpadly. Ve stěně pod mrtvolou jsou pravidelné záseky do skály </text:span></text:span><text:span text:style-name="Emphasis"><text:span text:style-name="T316">(</text:span></text:span><text:span text:style-name="Emphasis"><text:span text:style-name="T291">trpaslíci tudy s pomocí kouzelných cepínů šplhali nahoru</text:span></text:span><text:span text:style-name="Emphasis"><text:span text:style-name="T316">)</text:span></text:span><text:span text:style-name="Emphasis"><text:span text:style-name="T291">.</text:span></text:span></text:p>
      <text:list xml:id="list1380687667" text:style-name="L39">
        <text:list-item>
          <text:p text:style-name="P284"><text:span text:style-name="Emphasis"><text:span text:style-name="T289">Cepíny jsou kouzlené, </text:span></text:span><text:span text:style-name="Emphasis"><text:span text:style-name="T290">na dotek tedy brní</text:span></text:span><text:span text:style-name="Emphasis"><text:span text:style-name="T289">. </text:span></text:span><text:span text:style-name="Emphasis"><text:span text:style-name="T290">Ze skály jdou vytáhnou</text:span></text:span><text:span text:style-name="Emphasis"><text:span text:style-name="T296">t,</text:span></text:span><text:span text:style-name="Emphasis"><text:span text:style-name="T290"> jedině když si je někdo připoutá a vysloví formuli </text:span></text:span><text:span text:style-name="Emphasis"><text:span text:style-name="T524">„Abador horb!“</text:span></text:span><text:span text:style-name="Emphasis"><text:span text:style-name="T290"> (tu se dozví tím, že si cepín připoutá).</text:span></text:span></text:p>
        </text:list-item>
        <text:list-item>
          <text:p text:style-name="P285"><text:span text:style-name="Emphasis"><text:span text:style-name="T292">Mrtvola má na hlavě stopy zranění, zřejmě na ni něco útočilo </text:span></text:span><text:span text:style-name="Emphasis"><text:span text:style-name="T293">z plošiny s chrámem</text:span></text:span><text:span text:style-name="Emphasis"><text:span text:style-name="T292">.</text:span></text:span></text:p>
        </text:list-item>
        <text:list-item>
          <text:p text:style-name="P286"><text:span text:style-name="Emphasis"><text:span text:style-name="T291">Na </text:span></text:span><text:span text:style-name="Emphasis"><text:span text:style-name="T317">dně jeskyně dole</text:span></text:span><text:span text:style-name="Emphasis"><text:span text:style-name="T291"> pod mrtvolou je </text:span></text:span><text:span text:style-name="Emphasis"><text:span text:style-name="T297">mezi trsy masožravé houby</text:span></text:span><text:span text:style-name="Emphasis"><text:span text:style-name="T291"> možno najít 8 starých stříbrných mincí (cena 8 st), které </text:span></text:span><text:span text:style-name="Emphasis"><text:span text:style-name="T318">měl původně </text:span></text:span><text:span text:style-name="Emphasis"><text:span text:style-name="T291">trpaslík </text:span></text:span><text:span text:style-name="Emphasis"><text:span text:style-name="T318">v</text:span></text:span><text:span text:style-name="Emphasis"><text:span text:style-name="T291"> měšc</text:span></text:span><text:span text:style-name="Emphasis"><text:span text:style-name="T318">i</text:span></text:span><text:span text:style-name="Emphasis"><text:span text:style-name="T291">.</text:span></text:span></text:p>
        </text:list-item>
      </text:list>
      <text:p text:style-name="P58"><text:span text:style-name="Emphasis"><text:span text:style-name="T263">▸<text:tab/></text:span></text:span><text:span text:style-name="Emphasis"><text:span text:style-name="T464">Hrbolek</text:span></text:span><text:span text:style-name="Emphasis"><text:span text:style-name="T264"> </text:span></text:span><text:span text:style-name="Emphasis"><text:span text:style-name="T268">je </text:span></text:span><text:span text:style-name="Emphasis"><text:span text:style-name="T275">modrou</text:span></text:span><text:span text:style-name="Emphasis"><text:span text:style-name="T268"> houbou porostlý, ale stále ještě živý trpaslík. Žije díky tomu, že </text:span></text:span><text:span text:style-name="Emphasis"><text:span text:style-name="T272">v ruce drží</text:span></text:span><text:span text:style-name="Emphasis"><text:span text:style-name="T268"> </text:span></text:span><text:span text:style-name="Emphasis"><text:span text:style-name="T275">aktivovanou</text:span></text:span><text:span text:style-name="Emphasis"><text:span text:style-name="T268"> </text:span></text:span><text:span text:style-name="Emphasis"><text:span text:style-name="T490">runu věčnosti</text:span></text:span><text:span text:style-name="Emphasis"><text:span text:style-name="T268"> (karta).</text:span></text:span></text:p>
      <text:list xml:id="list834645500" text:style-name="L40">
        <text:list-item>
          <text:p text:style-name="P287"><text:span text:style-name="Emphasis"><text:span text:style-name="T320">Má zlomené obě nohy, j</text:span></text:span><text:span text:style-name="Emphasis"><text:span text:style-name="T269">e omámený houbou a skoro mrtvý </text:span></text:span><text:span text:style-name="Emphasis"><text:span text:style-name="T270">(má nula životů)</text:span></text:span><text:span text:style-name="Emphasis"><text:span text:style-name="T269">. Je možné ho vyléčit kouzly nebo lektvary </text:span></text:span><text:span text:style-name="Emphasis"><text:span text:style-name="T271">a následně probrat</text:span></text:span><text:span text:style-name="Emphasis"><text:span text:style-name="T269">.</text:span></text:span></text:p>
        </text:list-item>
        <text:list-item>
          <text:p text:style-name="P287"><text:soft-page-break/><text:span text:style-name="Emphasis"><text:span text:style-name="T269">Pokud mu postavy </text:span></text:span><text:span text:style-name="Emphasis"><text:span text:style-name="T491">runu věčnosti</text:span></text:span><text:span text:style-name="Emphasis"><text:span text:style-name="T269"> seberou, čas dožene vše, co za staletí zameškal a trpaslík se rozpadne v prach – a to i když ho předtím postavy vyléčí.</text:span></text:span></text:p>
        </text:list-item>
        <text:list-item>
          <text:p text:style-name="P287"><text:span text:style-name="Emphasis"><text:span text:style-name="T272">Kromě </text:span></text:span><text:span text:style-name="Emphasis"><text:span text:style-name="T492">runy věčnosti</text:span></text:span><text:span text:style-name="Emphasis"><text:span text:style-name="T272"> má u sebe klíč od dveří do vnitřní šachty </text:span></text:span><text:span text:style-name="Emphasis"><text:span text:style-name="T453">B13d1</text:span></text:span><text:span text:style-name="Emphasis"><text:span text:style-name="T272"> (</text:span></text:span><text:span text:style-name="Emphasis"><text:span text:style-name="T330">karta </text:span></text:span><text:span text:style-name="Emphasis"><text:span text:style-name="T523">velký </text:span></text:span><text:span text:style-name="Emphasis"><text:span text:style-name="T508">mosazný klíč</text:span></text:span><text:span text:style-name="Emphasis"><text:span text:style-name="T272">), </text:span></text:span><text:span text:style-name="Emphasis"><text:span text:style-name="T509">malý železný klíč</text:span></text:span><text:span text:style-name="Emphasis"><text:span text:style-name="T334"> (karta), který pasuje do zámku skříně v obytné místnosti </text:span></text:span><text:span text:style-name="Emphasis"><text:span text:style-name="T453">B10</text:span></text:span><text:span text:style-name="Emphasis"><text:span text:style-name="T272"> </text:span></text:span><text:span text:style-name="Emphasis"><text:span text:style-name="T298">a pod ním leží pět starobylých zlatých mincí (cena 5 zl).</text:span></text:span></text:p>
        </text:list-item>
        <text:list-item>
          <text:p text:style-name="P287"><text:span text:style-name="Emphasis"><text:span text:style-name="T272">Jmenuje se B</text:span></text:span><text:span text:style-name="Emphasis"><text:span text:style-name="T274">r</text:span></text:span><text:span text:style-name="Emphasis"><text:span text:style-name="T272">egen. </text:span></text:span><text:span text:style-name="Emphasis"><text:span text:style-name="T273">Je to vůdce skupiny starých trpaslíků, kteří zde </text:span></text:span><text:span text:style-name="Emphasis"><text:span text:style-name="T276">před několika staletími</text:span></text:span><text:span text:style-name="Emphasis"><text:span text:style-name="T273"> založili důl jako zástěrku pro průzkum ruin </text:span></text:span><text:span text:style-name="Emphasis"><text:span text:style-name="T319">staré</text:span></text:span><text:span text:style-name="Emphasis"><text:span text:style-name="T273"> civilizace.</text:span></text:span></text:p>
          <text:list>
            <text:list-item>
              <text:p text:style-name="P288"><text:span text:style-name="Emphasis"><text:span text:style-name="T276">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454">C4</text:span></text:span><text:span text:style-name="Emphasis"><text:span text:style-name="T276">) poté, co odklopili víko oltáře. </text:span></text:span><text:span text:style-name="Emphasis"><text:span text:style-name="T277">On se zachránil tím, že si připoutal runu věčnosti a skočil dolů do houby.</text:span></text:span></text:p>
            </text:list-item>
          </text:list>
        </text:list-item>
      </text:list>
      <text:p text:style-name="P60"><text:span text:style-name="Emphasis"><text:span text:style-name="T263">▸<text:tab/></text:span></text:span><text:span text:style-name="Emphasis"><text:span text:style-name="T307">Pokud postavy prozkoumají jižní stěnu kamenného bloku s chrámem, všimnou si na </text:span></text:span><text:span text:style-name="Emphasis"><text:span text:style-name="T469">reliéfu</text:span></text:span><text:span text:style-name="Emphasis"><text:span text:style-name="T305"> žáby </text:span></text:span><text:span text:style-name="Emphasis"><text:span text:style-name="T322">s lesknoucí se hlavou</text:span></text:span><text:span text:style-name="Emphasis"><text:span text:style-name="T305">, jako kdyby na ni někdo často sahal. V natažené ruce ji drží </text:span></text:span><text:span text:style-name="Emphasis"><text:span text:style-name="T264">humanoid s žabíma </text:span></text:span><text:span text:style-name="Emphasis"><text:span text:style-name="T305">očima</text:span></text:span><text:span text:style-name="Emphasis"><text:span text:style-name="T264"> </text:span></text:span><text:span text:style-name="Emphasis"><text:span text:style-name="T306">a</text:span></text:span><text:span text:style-name="Emphasis"><text:span text:style-name="T305"> náhrdelníkem na krku</text:span></text:span><text:span text:style-name="Emphasis"><text:span text:style-name="T264"> </text:span></text:span><text:span text:style-name="Emphasis"><text:span text:style-name="T305">klečící</text:span></text:span><text:span text:style-name="Emphasis"><text:span text:style-name="T303"> před</text:span></text:span><text:span text:style-name="Emphasis"><text:span text:style-name="T299"> </text:span></text:span><text:span text:style-name="Emphasis"><text:span text:style-name="T300">velký</text:span></text:span><text:span text:style-name="Emphasis"><text:span text:style-name="T303">m</text:span></text:span><text:span text:style-name="Emphasis"><text:span text:style-name="T266"> oltář</text:span></text:span><text:span text:style-name="Emphasis"><text:span text:style-name="T303">em</text:span></text:span><text:span text:style-name="Emphasis"><text:span text:style-name="T264">.</text:span></text:span><text:span text:style-name="Emphasis"><text:span text:style-name="T265"> </text:span></text:span><text:span text:style-name="Emphasis"><text:span text:style-name="T267">Za oltářem je vyobrazen netvor připomínající obřího brouka se čtyřm</text:span></text:span><text:span text:style-name="Emphasis"><text:span text:style-name="T301">i</text:span></text:span><text:span text:style-name="Emphasis"><text:span text:style-name="T267"> noham</text:span></text:span><text:span text:style-name="Emphasis"><text:span text:style-name="T301">i</text:span></text:span><text:span text:style-name="Emphasis"><text:span text:style-name="T267">, dvěma chlupatým</text:span></text:span><text:span text:style-name="Emphasis"><text:span text:style-name="T301">i</text:span></text:span><text:span text:style-name="Emphasis"><text:span text:style-name="T267"> tykadly a dlouhým ocasem.</text:span></text:span></text:p>
      <text:list xml:id="list3241253844" text:style-name="L41">
        <text:list-item>
          <text:p text:style-name="P346">Při podrobném prohledání této části reliéfu si postavy všimnou spáry ve tvaru dveří (lesknoucí se žába je v jejím středu).</text:p>
        </text:list-item>
        <text:list-item>
          <text:p text:style-name="P347">Zmačknutí lesknoucího se reliéfu žáby otevře tajné dveře do <text:span text:style-name="T149">C3</text:span> (modře naznačené schody uvnitř kamenného bloku).</text:p>
        </text:list-item>
      </text:list>
      <text:h text:style-name="Heading_20_3" text:outline-level="3"><text:soft-page-break/>C3 – Schody uvnitř kamenného bloku</text:h>
      <text:p text:style-name="P46">Zele<text:span text:style-name="T568">ně nakreslená</text:span> místnost (C5) je za dalšími tajnými dveřmi. Nekresli ji <text:span text:style-name="T569">hráčům</text:span>, dokud je postavy nenajdou.</text:p>
      <text:p text:style-name="P70"><text:span text:style-name="T76">Místnost i schody jsou tesané dovnitř kamenného bloku, na kterém stojí chrám. </text:span><text:span text:style-name="T80">Na stěně naproti schodům je reliéf zobrazující </text:span><text:span text:style-name="Emphasis"><text:span text:style-name="T496">humanoid</text:span></text:span><text:span text:style-name="Emphasis"><text:span text:style-name="T497">a</text:span></text:span><text:span text:style-name="Emphasis"><text:span text:style-name="T496"> s žabíma očima </text:span></text:span><text:span text:style-name="Emphasis"><text:span text:style-name="T503">a náhrdelníkem na krku</text:span></text:span><text:span text:style-name="Emphasis"><text:span text:style-name="T496"> </text:span></text:span><text:span text:style-name="Emphasis"><text:span text:style-name="T498">klečícího před</text:span></text:span><text:span text:style-name="Emphasis"><text:span text:style-name="T499"> </text:span></text:span><text:span text:style-name="Emphasis"><text:span text:style-name="T500">velký</text:span></text:span><text:span text:style-name="Emphasis"><text:span text:style-name="T498">m</text:span></text:span><text:span text:style-name="Emphasis"><text:span text:style-name="T501"> oltář</text:span></text:span><text:span text:style-name="Emphasis"><text:span text:style-name="T498">em.</text:span></text:span><text:span text:style-name="Emphasis"><text:span text:style-name="T502"> </text:span></text:span><text:span text:style-name="Emphasis"><text:span text:style-name="T503">N</text:span></text:span><text:span text:style-name="Emphasis"><text:span text:style-name="T502">a otevřené dlani natažené ruky mu sedí </text:span></text:span><text:span text:style-name="Emphasis"><text:span text:style-name="T526">žába</text:span></text:span><text:span text:style-name="Emphasis"><text:span text:style-name="T502">. </text:span></text:span><text:span text:style-name="Emphasis"><text:span text:style-name="T504">Ostatní stěny jsou holé.</text:span></text:span></text:p>
      <text:p text:style-name="P71"><text:span text:style-name="Emphasis"><text:span text:style-name="T308">Dveře </text:span></text:span><text:span text:style-name="Emphasis"><text:span text:style-name="T309">do</text:span></text:span><text:span text:style-name="Emphasis"><text:span text:style-name="T308"> jeskyně a poklop na plošinu s chrámem se otevírají pákami ve stěně </text:span></text:span><text:span text:style-name="Emphasis"><text:span text:style-name="T321">vždy vedle příslušných dveří</text:span></text:span><text:span text:style-name="Emphasis"><text:span text:style-name="T308"> </text:span></text:span><text:span text:style-name="Emphasis"><text:span text:style-name="T310">(z této strany tyto vstupy nejsou tajné)</text:span></text:span><text:span text:style-name="Emphasis"><text:span text:style-name="T308">.</text:span></text:span></text:p>
      <text:p text:style-name="P68"><text:span text:style-name="Emphasis"><text:span text:style-name="T263">▸<text:tab/></text:span></text:span><text:span text:style-name="Emphasis"><text:span text:style-name="T311">T</text:span></text:span><text:span text:style-name="Emphasis"><text:span text:style-name="T312">ato</text:span></text:span><text:span text:style-name="Emphasis"><text:span text:style-name="T311"> </text:span></text:span><text:span text:style-name="Emphasis"><text:span text:style-name="T468">žáb</text:span></text:span><text:span text:style-name="Emphasis"><text:span text:style-name="T470">a</text:span></text:span><text:span text:style-name="Emphasis"><text:span text:style-name="T302"> se </text:span></text:span><text:span text:style-name="Emphasis"><text:span text:style-name="T311">ne</text:span></text:span><text:span text:style-name="Emphasis"><text:span text:style-name="T302">leskne</text:span></text:span><text:span text:style-name="Emphasis"><text:span text:style-name="T311">, protože do pokladnice se tak často nechodilo</text:span></text:span><text:span text:style-name="Emphasis"><text:span text:style-name="T302">. Je</text:span></text:span><text:span text:style-name="Emphasis"><text:span text:style-name="T313">jí</text:span></text:span><text:span text:style-name="Emphasis"><text:span text:style-name="T302"> zmačknutí otevře tajné dveře do C</text:span></text:span><text:span text:style-name="Emphasis"><text:span text:style-name="T304">5.</text:span></text:span></text:p>
      <text:h text:style-name="Heading_20_3" text:outline-level="3"><text:span text:style-name="T562">C4 – </text:span>Chrám</text:h>
      <text:p text:style-name="P7">Chrám sestává z <text:span text:style-name="T171">megalitů</text:span> pokrytých stejnými reliéfy jako skalní útvar, na kterém stojí. <text:span text:style-name="T563">Uprostřed je masivní kamenný </text:span><text:span text:style-name="T173">oltář</text:span><text:span text:style-name="T191"> </text:span><text:span text:style-name="T192">s odklopeným víkem</text:span><text:span text:style-name="T563">. Na </text:span><text:span text:style-name="T173">podlaze</text:span><text:span text:style-name="T563"> jsou </text:span><text:span text:style-name="T173">rezavé skvrny</text:span><text:span text:style-name="T563">.</text:span></text:p>
      <text:p text:style-name="P8"><text:span text:style-name="Emphasis"><text:span text:style-name="T263">▸<text:tab/></text:span></text:span><text:span text:style-name="Emphasis"><text:span text:style-name="T287">Součástí reliéfu na jednom z </text:span></text:span><text:span text:style-name="Emphasis"><text:span text:style-name="T466">megal</text:span></text:span><text:span text:style-name="Emphasis"><text:span text:style-name="T471">i</text:span></text:span><text:span text:style-name="Emphasis"><text:span text:style-name="T466">tů</text:span></text:span><text:span text:style-name="Emphasis"><text:span text:style-name="T287"> je žába s perfektně vyleštěnou hlavou.</text:span></text:span></text:p>
      <text:list xml:id="list2077997867" text:style-name="L42">
        <text:list-item>
          <text:p text:style-name="P309"><text:span text:style-name="Emphasis"><text:span text:style-name="T287">Jejím stisknutím se </text:span></text:span><text:span text:style-name="Emphasis"><text:span text:style-name="T288">vedle megalitu</text:span></text:span><text:span text:style-name="Emphasis"><text:span text:style-name="T287"> otevře propadlo </text:span></text:span><text:span text:style-name="Emphasis"><text:span text:style-name="T288">v podlaze</text:span></text:span><text:span text:style-name="Emphasis"><text:span text:style-name="T287"> (vede do </text:span></text:span><text:span text:style-name="Emphasis"><text:span text:style-name="T455">C3</text:span></text:span><text:span text:style-name="Emphasis"><text:span text:style-name="T287">).</text:span></text:span></text:p>
        </text:list-item>
      </text:list>
      <text:p text:style-name="P9"><text:span text:style-name="Emphasis"><text:span text:style-name="T263">▸<text:tab/></text:span></text:span><text:span text:style-name="Emphasis"><text:span text:style-name="T285">Při prohledávání </text:span></text:span><text:span text:style-name="Emphasis"><text:span text:style-name="T465">podlahy</text:span></text:span><text:span text:style-name="Emphasis"><text:span text:style-name="T285"> nebo </text:span></text:span><text:span text:style-name="Emphasis"><text:span text:style-name="T465">rezavých skvrn</text:span></text:span><text:span text:style-name="Emphasis"><text:span text:style-name="T285"> postavy u jednoho z m</text:span></text:span><text:span text:style-name="Emphasis"><text:span text:style-name="T323">ega</text:span></text:span><text:span text:style-name="Emphasis"><text:span text:style-name="T285">litů najdou </text:span></text:span><text:span text:style-name="Emphasis"><text:span text:style-name="T287">obrysy</text:span></text:span><text:span text:style-name="Emphasis"><text:span text:style-name="T285"> propadl</text:span></text:span><text:span text:style-name="Emphasis"><text:span text:style-name="T287">a</text:span></text:span><text:span text:style-name="Emphasis"><text:span text:style-name="T285">.</text:span></text:span></text:p>
      <text:list xml:id="list944850181" text:style-name="L43">
        <text:list-item>
          <text:p text:style-name="P348"><text:soft-page-break/><text:span text:style-name="Emphasis"><text:span text:style-name="T324">Rezavé skvrny jsou tvořeny tenkou vrstvou jemné rzi, asi jako kdyby </text:span></text:span><text:span text:style-name="Emphasis"><text:span text:style-name="T325">to původně byly hromádky</text:span></text:span><text:span text:style-name="Emphasis"><text:span text:style-name="T324">, ale někdo j</text:span></text:span><text:span text:style-name="Emphasis"><text:span text:style-name="T325">e</text:span></text:span><text:span text:style-name="Emphasis"><text:span text:style-name="T324"> důkladně zametl.</text:span></text:span></text:p>
        </text:list-item>
      </text:list>
      <text:list xml:id="list3759689107" text:style-name="L44">
        <text:list-item>
          <text:p text:style-name="P349"><text:span text:style-name="Emphasis"><text:span text:style-name="T287">Propadlo v</text:span></text:span><text:span text:style-name="Emphasis"><text:span text:style-name="T285">ede co </text:span></text:span><text:span text:style-name="Emphasis"><text:span text:style-name="T456">C3</text:span></text:span><text:span text:style-name="Emphasis"><text:span text:style-name="T285">. </text:span></text:span><text:span text:style-name="Emphasis"><text:span text:style-name="T287">O</text:span></text:span><text:span text:style-name="Emphasis"><text:span text:style-name="T285">tevírá se stisknutím </text:span></text:span><text:span text:style-name="Emphasis"><text:span text:style-name="T287">vyleštěné</text:span></text:span><text:span text:style-name="Emphasis"><text:span text:style-name="T285"> hlavy žáby, která je </text:span></text:span><text:span text:style-name="Emphasis"><text:span text:style-name="T287">součástí</text:span></text:span><text:span text:style-name="Emphasis"><text:span text:style-name="T285"> reliéfu na m</text:span></text:span><text:span text:style-name="Emphasis"><text:span text:style-name="T286">egalitu</text:span></text:span><text:span text:style-name="Emphasis"><text:span text:style-name="T285"> vedle propadla.</text:span></text:span></text:p>
        </text:list-item>
      </text:list>
      <text:p text:style-name="P67"><text:span text:style-name="Emphasis"><text:span text:style-name="T263">▸<text:tab/></text:span></text:span><text:span text:style-name="Emphasis"><text:span text:style-name="T463">Oltář</text:span></text:span><text:span text:style-name="Emphasis"><text:span text:style-name="T262"> </text:span></text:span><text:span text:style-name="Emphasis"><text:span text:style-name="T278">je dut</text:span></text:span><text:span text:style-name="Emphasis"><text:span text:style-name="T279">ý</text:span></text:span><text:span text:style-name="Emphasis"><text:span text:style-name="T278"> kamenn</text:span></text:span><text:span text:style-name="Emphasis"><text:span text:style-name="T279">ý</text:span></text:span><text:span text:style-name="Emphasis"><text:span text:style-name="T278"> </text:span></text:span><text:span text:style-name="Emphasis"><text:span text:style-name="T279">kvádr zhruba metr dvacet vysoký, metr a půl široký a dva metry dlouhý</text:span></text:span><text:span text:style-name="Emphasis"><text:span text:style-name="T278">. </text:span></text:span><text:span text:style-name="Emphasis"><text:span text:style-name="T279">K</text:span></text:span><text:span text:style-name="Emphasis"><text:span text:style-name="T278">amenn</text:span></text:span><text:span text:style-name="Emphasis"><text:span text:style-name="T281">á</text:span></text:span><text:span text:style-name="Emphasis"><text:span text:style-name="T278"> desk</text:span></text:span><text:span text:style-name="Emphasis"><text:span text:style-name="T279">a</text:span></text:span><text:span text:style-name="Emphasis"><text:span text:style-name="T278"> s reliéfy žab v každém z rohů, </text:span></text:span><text:span text:style-name="Emphasis"><text:span text:style-name="T279">která </text:span></text:span><text:span text:style-name="Emphasis"><text:span text:style-name="T326">jej původně zakrývala</text:span></text:span><text:span text:style-name="Emphasis"><text:span text:style-name="T279">, je teď o něj opřená</text:span></text:span><text:span text:style-name="Emphasis"><text:span text:style-name="T278">. </text:span></text:span><text:span text:style-name="Emphasis"><text:span text:style-name="T284">Zevnitř vyčuhují dvě zhruba půl metru dlouhé, chlupaté tyče (konce tykadel </text:span></text:span><text:span text:style-name="Emphasis"><text:span text:style-name="T494">rzivého netvora</text:span></text:span><text:span text:style-name="Emphasis"><text:span text:style-name="T284">).</text:span></text:span></text:p>
      <text:list xml:id="list2481704222" text:style-name="L45">
        <text:list-header>
          <text:p text:style-name="P350"><text:span text:style-name="Emphasis"><text:span text:style-name="T446">⚔</text:span></text:span><text:span text:style-name="Emphasis"><text:span text:style-name="T280"> </text:span></text:span><text:span text:style-name="Emphasis"><text:span text:style-name="T279">Uvnitř je</text:span></text:span><text:span text:style-name="Emphasis"><text:span text:style-name="T262"> </text:span></text:span><text:span text:style-name="Emphasis"><text:span text:style-name="T489">rzivý netvor</text:span></text:span><text:span text:style-name="Emphasis"><text:span text:style-name="T262"> </text:span></text:span><text:span text:style-name="Emphasis"><text:span text:style-name="T279">(karta)</text:span></text:span><text:span text:style-name="Emphasis"><text:span text:style-name="T262">. Pokud mají postavy </text:span></text:span><text:span text:style-name="Emphasis"><text:span text:style-name="T493">zlatou sošku žáby</text:span></text:span><text:span text:style-name="Emphasis"><text:span text:style-name="T262">, zůstane spát. V opačném případě se na ně vrhne </text:span></text:span><text:span text:style-name="Emphasis"><text:span text:style-name="T327">(navíc s výhodou za překvapení, pokud to postavy nečekají)</text:span></text:span><text:span text:style-name="Emphasis"><text:span text:style-name="T262">.</text:span></text:span></text:p>
          <text:list>
            <text:list-item>
              <text:p text:style-name="P351"><text:span text:style-name="Emphasis"><text:span text:style-name="T282">Netvor je velmi nebezpečný – za úspěch se může jedním ze svých tykadel dotknout něčeho kovového </text:span></text:span><text:span text:style-name="Emphasis"><text:span text:style-name="T283">(</text:span></text:span><text:span text:style-name="Emphasis"><text:span text:style-name="T282">zbraně, zbroje a podobně</text:span></text:span><text:span text:style-name="Emphasis"><text:span text:style-name="T283">)</text:span></text:span><text:span text:style-name="Emphasis"><text:span text:style-name="T282"> a změnit to v hromádku rzi.</text:span></text:span></text:p>
            </text:list-item>
            <text:list-item>
              <text:p text:style-name="P352"><text:span text:style-name="Emphasis"><text:span text:style-name="T262">Netvor neopustí chrám (leda by ho postavy shodily dolů).</text:span></text:span></text:p>
            </text:list-item>
          </text:list>
        </text:list-header>
      </text:list>
      <text:h text:style-name="Heading_20_3" text:outline-level="3"><text:span text:style-name="Emphasis"><text:span text:style-name="T106">C5 – </text:span></text:span><text:span text:style-name="Emphasis"><text:span text:style-name="T114">P</text:span></text:span><text:span text:style-name="Emphasis"><text:span text:style-name="T106">okladnice</text:span></text:span></text:h>
      <text:p text:style-name="P72"><text:span text:style-name="Emphasis"><text:span text:style-name="T506">Tajné dveře se otevírají do mal</text:span></text:span><text:span text:style-name="Emphasis"><text:span text:style-name="T507">é</text:span></text:span><text:span text:style-name="Emphasis"><text:span text:style-name="T506"> místnůstk</text:span></text:span><text:span text:style-name="Emphasis"><text:span text:style-name="T507">y</text:span></text:span><text:span text:style-name="Emphasis"><text:span text:style-name="T506"> s kamenným stolem u stěny naproti dveřím. Na stole je hromada lesklých mušlí, </text:span></text:span><text:span text:style-name="Emphasis"><text:span text:style-name="T329">zlatá soška žáby</text:span></text:span><text:span text:style-name="Emphasis"><text:span text:style-name="T506"> (karta) a </text:span></text:span><text:span text:style-name="Emphasis"><text:span text:style-name="T329">smaragdový náhrdelník</text:span></text:span><text:span text:style-name="Emphasis"><text:span text:style-name="T506"> (karta). Hned z</text:span></text:span><text:span text:style-name="Emphasis"><text:span text:style-name="T505">a dveřmi je na zemi postavená kamenná olejová </text:span></text:span><text:span text:style-name="Emphasis"><text:span text:style-name="T527">lampička</text:span></text:span><text:span text:style-name="Emphasis"><text:span text:style-name="T505">.</text:span></text:span></text:p>
      <text:p text:style-name="P69"><text:span text:style-name="Emphasis"><text:span text:style-name="T263">▸<text:tab/></text:span></text:span><text:span text:style-name="Emphasis"><text:span text:style-name="T328">Olej v </text:span></text:span><text:span text:style-name="Emphasis"><text:span text:style-name="T463">l</text:span></text:span><text:span text:style-name="Emphasis"><text:span text:style-name="T472">ampičce</text:span></text:span><text:span text:style-name="Emphasis"><text:span text:style-name="T262"> </text:span></text:span><text:span text:style-name="Emphasis"><text:span text:style-name="T328">už dávno vyschnul a knot se rozpadl v prach.</text:span></text:span></text:p>
      <text:h text:style-name="P205" text:outline-level="1"><text:bookmark-start text:name="__RefHeading___Toc13857_1990953305"/><text:span text:style-name="T5">K</text:span><text:span text:style-name="T4">onec dobrodružství</text:span><text:bookmark-end text:name="__RefHeading___Toc13857_1990953305"/></text:h>
      <text:p text:style-name="P73"><text:span text:style-name="T4">Dobrodružství </text:span><text:span text:style-name="T36">s</text:span><text:span text:style-name="T4">končí, </text:span><text:span text:style-name="T46">až</text:span><text:span text:style-name="T4"> když se </text:span><text:span text:style-name="T37">pro to hráči rozhodnou. </text:span><text:span text:style-name="T55">P</text:span><text:span text:style-name="T47">okud už ale v⁠ podzemí nic zajímavého není, tak jim to řekni, nenech je marně hledat</text:span><text:span text:style-name="T4">.</text:span></text:p>
      <text:list xml:id="list3990591443" text:style-name="L46">
        <text:list-item>
          <text:p text:style-name="P353"><text:span text:style-name="T4">Před </text:span><text:span text:style-name="T38">koncem hry ještě</text:span><text:span text:style-name="T4"> </text:span><text:span text:style-name="T42">odehrajte</text:span><text:span text:style-name="T4"> prodej </text:span><text:span text:style-name="T43">nalezených pokladů </text:span><text:span text:style-name="T4">(viz </text:span><text:span text:style-name="T39">Cen</text:span><text:span text:style-name="T40">a pokladů</text:span><text:span text:style-name="T4">)</text:span><text:span text:style-name="T35">.</text:span></text:p>
          <text:list>
            <text:list-item>
              <text:p text:style-name="P354"><text:span text:style-name="T35">N</text:span><text:span text:style-name="T4">emusíte to hrát v⁠ roli, stačí posčítat ceny </text:span><text:span text:style-name="T52">věcí</text:span><text:span text:style-name="T48">, které se hráči rozhodnou prodat</text:span><text:span text:style-name="T4">.</text:span></text:p>
            </text:list-item>
            <text:list-item>
              <text:p text:style-name="P354"><text:span text:style-name="T4">Udělej</text:span><text:span text:style-name="T53">te</text:span><text:span text:style-name="T4"> to i⁠ v⁠ případě, že s⁠ těmito postavami neplánujete hrát další dobrodružství – </text:span><text:span text:style-name="T44">ocenit nalezené poklady je důležité, </text:span><text:span text:style-name="T49">jsou to v⁠ podstatě vítězné body</text:span><text:span text:style-name="T44">.</text:span></text:p>
            </text:list-item>
          </text:list>
        </text:list-item>
        <text:list-item>
          <text:p text:style-name="P353"><text:span text:style-name="T36">Pokud plánujete se stejnými postavami pokračovat do dalších dobrodružství, můžete rovnou </text:span><text:span text:style-name="T45">odehrát</text:span><text:span text:style-name="T36"> i⁠ nákupy </text:span><text:span text:style-name="T54">(nové zbraně, zbroje a podobně)</text:span><text:span text:style-name="T4">.</text:span></text:p>
        </text:list-item>
      </text:list>
      <text:h text:style-name="P225" text:outline-level="2"><text:bookmark-start text:name="__RefHeading___Toc5831_1424409582"/>Cena pokladů<text:bookmark-end text:name="__RefHeading___Toc5831_1424409582"/></text:h>
      <text:p text:style-name="P74">Prodávat magické předměty je problematické – ve městě, odkud postavy pochází, totiž nikdo o⁠ existenci magie neví a⁠ výjimkou lektvarů nikdo kromě postav tyto předměty nedokáže použít. Pokud budou hráči trvat na tom, že <text:span text:style-name="T545">je</text:span> prodají, <text:span text:style-name="T170">cenu urči hodem šestistěnnou kostkou (viz </text:span><text:span text:style-name="T150">Prodejní cena předmětů</text:span><text:span text:style-name="T144">, </text:span><text:span text:style-name="T145">jsou uvedené kurzívou</text:span><text:span text:style-name="T170">)</text:span>.<text:line-break/><text:tab/><text:span text:style-name="T544">Klíče samy o⁠ sobě nemají prakticky žádnou cenu, v⁠ tabulce proto </text:span><text:soft-page-break/><text:span text:style-name="T544">nejsou. U⁠ zámků se cena liší podle toho, jestli jsou i⁠ s⁠ klíčem nebo bez něj.</text:span><text:line-break/><text:tab/><text:span text:style-name="T51">Když</text:span><text:span text:style-name="T169"> budou cht</text:span><text:span text:style-name="T50">ít hráči prodat něco, co není na seznamu, cenu odhadni.</text:span></text:p>
      <text:p text:style-name="P172"/>
      <table:table table:name="Tabulka1" table:style-name="Tabulka1">
        <table:table-column table:style-name="Tabulka1.A"/>
        <table:table-column table:style-name="Tabulka1.B"/>
        <table:table-row>
          <table:table-cell table:style-name="Tabulka1.A1" table:number-columns-spanned="2" office:value-type="string">
            <text:p text:style-name="P176">Prodejní cena předmětů</text:p>
          </table:table-cell>
          <table:covered-table-cell/>
        </table:table-row>
        <table:table-row>
          <table:table-cell table:style-name="Tabulka1.A2" office:value-type="string">
            <text:p text:style-name="P179"><text:span text:style-name="T630">Z</text:span>latá soška žáby <text:span text:style-name="T593">(karta)</text:span></text:p>
          </table:table-cell>
          <table:table-cell table:style-name="Tabulka1.A2" office:value-type="string">
            <text:p text:style-name="P185">15 zl</text:p>
          </table:table-cell>
        </table:table-row>
        <table:table-row>
          <table:table-cell table:style-name="Tabulka1.A2" office:value-type="string">
            <text:p text:style-name="P192"><text:span text:style-name="T630">S</text:span>maragdový náhrdelník<text:span text:style-name="T165"> </text:span><text:span text:style-name="T167">(karta)</text:span></text:p>
          </table:table-cell>
          <table:table-cell table:style-name="Tabulka1.A2" office:value-type="string">
            <text:p text:style-name="P191">8 zl</text:p>
          </table:table-cell>
        </table:table-row>
        <table:table-row>
          <table:table-cell table:style-name="Tabulka1.A2" office:value-type="string">
            <text:p text:style-name="P193"><text:span text:style-name="T630">M</text:span>alý stříbrný ingot<text:span text:style-name="T166"> </text:span><text:span text:style-name="T165">(karta)</text:span></text:p>
          </table:table-cell>
          <table:table-cell table:style-name="Tabulka1.A2" office:value-type="string">
            <text:p text:style-name="P194">4 zl</text:p>
          </table:table-cell>
        </table:table-row>
        <table:table-row>
          <table:table-cell table:style-name="Tabulka1.A2" office:value-type="string">
            <text:p text:style-name="P195">Stříbrný kroužek</text:p>
          </table:table-cell>
          <table:table-cell table:style-name="Tabulka1.A2" office:value-type="string">
            <text:p text:style-name="P196"><text:span text:style-name="T649">5</text:span> <text:span text:style-name="T649">st</text:span></text:p>
          </table:table-cell>
        </table:table-row>
        <table:table-row>
          <table:table-cell table:style-name="Tabulka1.A2" office:value-type="string">
            <text:p text:style-name="P178"/>
          </table:table-cell>
          <table:table-cell table:style-name="Tabulka1.A2" office:value-type="string">
            <text:p text:style-name="P180"/>
          </table:table-cell>
        </table:table-row>
        <table:table-row>
          <table:table-cell table:style-name="Tabulka1.A2" office:value-type="string">
            <text:p text:style-name="P190"/>
          </table:table-cell>
          <table:table-cell table:style-name="Tabulka1.A2" office:value-type="string">
            <text:p text:style-name="P183"/>
          </table:table-cell>
        </table:table-row>
        <table:table-row>
          <table:table-cell table:style-name="Tabulka1.A2" office:value-type="string">
            <text:p text:style-name="P178"/>
          </table:table-cell>
          <table:table-cell table:style-name="Tabulka1.A2" office:value-type="string">
            <text:p text:style-name="P181"/>
          </table:table-cell>
        </table:table-row>
        <table:table-row>
          <table:table-cell table:style-name="Tabulka1.A2" office:value-type="string">
            <text:p text:style-name="P178"/>
          </table:table-cell>
          <table:table-cell table:style-name="Tabulka1.A2" office:value-type="string">
            <text:p text:style-name="P181"/>
          </table:table-cell>
        </table:table-row>
        <table:table-row>
          <table:table-cell table:style-name="Tabulka1.A2" office:value-type="string">
            <text:p text:style-name="P177"/>
          </table:table-cell>
          <table:table-cell table:style-name="Tabulka1.A2" office:value-type="string">
            <text:p text:style-name="P184"/>
          </table:table-cell>
        </table:table-row>
        <table:table-row>
          <table:table-cell table:style-name="Tabulka1.A2" office:value-type="string">
            <text:p text:style-name="P172"/>
          </table:table-cell>
          <table:table-cell table:style-name="Tabulka1.A2" office:value-type="string">
            <text:p text:style-name="P187"/>
          </table:table-cell>
        </table:table-row>
        <table:table-row>
          <table:table-cell table:style-name="Tabulka1.A2" office:value-type="string">
            <text:p text:style-name="P172"/>
          </table:table-cell>
          <table:table-cell table:style-name="Tabulka1.A2" office:value-type="string">
            <text:p text:style-name="P187"/>
          </table:table-cell>
        </table:table-row>
        <table:table-row>
          <table:table-cell table:style-name="Tabulka1.A2" office:value-type="string">
            <text:p text:style-name="P172"/>
          </table:table-cell>
          <table:table-cell table:style-name="Tabulka1.A2" office:value-type="string">
            <text:p text:style-name="P188"/>
          </table:table-cell>
        </table:table-row>
        <table:table-row>
          <table:table-cell table:style-name="Tabulka1.A2" office:value-type="string">
            <text:p text:style-name="P178"/>
          </table:table-cell>
          <table:table-cell table:style-name="Tabulka1.A2" office:value-type="string">
            <text:p text:style-name="P182"/>
          </table:table-cell>
        </table:table-row>
        <table:table-row>
          <table:table-cell table:style-name="Tabulka1.A2" office:value-type="string">
            <text:p text:style-name="P172"/>
          </table:table-cell>
          <table:table-cell table:style-name="Tabulka1.A2" office:value-type="string">
            <text:p text:style-name="P174"/>
          </table:table-cell>
        </table:table-row>
        <table:table-row>
          <table:table-cell table:style-name="Tabulka1.A2" office:value-type="string">
            <text:p text:style-name="P173"/>
          </table:table-cell>
          <table:table-cell table:style-name="Tabulka1.A2" office:value-type="string">
            <text:p text:style-name="P175"/>
          </table:table-cell>
        </table:table-row>
        <table:table-row>
          <table:table-cell table:style-name="Tabulka1.A17" office:value-type="string">
            <text:p text:style-name="P190"/>
          </table:table-cell>
          <table:table-cell table:style-name="Tabulka1.A17" office:value-type="string">
            <text:p text:style-name="P189"/>
          </table:table-cell>
        </table:table-row>
      </table:table>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9</text:page-number></text:p>
      </style:header>
      <style:header-left>
        <text:p text:style-name="MP2"><text:page-number text:select-page="current">4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0T21:44:08.909000000</dc:date>
    <meta:editing-cycles>15430</meta:editing-cycles>
    <meta:editing-duration>P43DT18H32M42S</meta:editing-duration>
    <meta:generator>LibreOffice/6.0.5.2$Windows_X86_64 LibreOffice_project/54c8cbb85f300ac59db32fe8a675ff7683cd5a16</meta:generator>
    <meta:print-date>2018-07-15T16:02:19.878000000</meta:print-date>
    <meta:document-statistic meta:table-count="1" meta:image-count="0" meta:object-count="0" meta:page-count="40" meta:paragraph-count="394" meta:word-count="6138" meta:character-count="36290" meta:non-whitespace-character-count="30606"/>
  </office:meta>
</office:document-meta>
</file>